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1f754" officeooo:paragraph-rsid="001c8490"/>
    </style:style>
    <style:style style:name="T1" style:family="text">
      <style:text-properties officeooo:rsid="00174fad"/>
    </style:style>
    <style:style style:name="T2" style:family="text">
      <style:text-properties officeooo:rsid="00159a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02/02/15 5:45:47 am: Shridhar: Gm</text:p>
      <text:p text:style-name="P1">02/02/15 6:42:53 am: Shridhar: Hello</text:p>
      <text:p text:style-name="P1">02/02/15 6:43:01 am: Ayu New: What</text:p>
      <text:p text:style-name="P1">02/02/15 6:43:12 am: Shridhar: Wat u doin</text:p>
      <text:p text:style-name="P1">02/02/15 6:43:16 am: Ayu New: Nothing</text:p>
      <text:p text:style-name="P1">02/02/15 6:44:03 am: Shridhar: Y u sound possed</text:p>
      <text:p text:style-name="P1">02/02/15 6:44:12 am: Ayu New: I am not</text:p>
      <text:p text:style-name="P1">02/02/15 6:44:20 am: Ayu New: I am doing nothing</text:p>
      <text:p text:style-name="P1">02/02/15 6:44:23 am: Ayu New: That is it</text:p>
      <text:p text:style-name="P1">02/02/15 6:57:50 am: Shridhar: Watching Super Bowl?</text:p>
      <text:p text:style-name="P1">02/02/15 6:58:04 am: Ayu New: No</text:p>
      <text:p text:style-name="P1">02/02/15 6:58:16 am: Ayu New: I haven't followed it this season</text:p>
      <text:p text:style-name="P1">02/02/15 6:58:22 am: Shridhar: Hmmm okay</text:p>
      <text:p text:style-name="P1">02/02/15 6:58:30 am: Shridhar: Patriots and Boston are playin</text:p>
      <text:p text:style-name="P1">02/02/15 6:58:30 am: Ayu New: I am not crazy for watching sports on tv</text:p>
      <text:p text:style-name="P1">02/02/15 6:58:32 am: Shridhar: Half time</text:p>
      <text:p text:style-name="P1">02/02/15 6:58:43 am: Ayu New: Patriots and seahawks</text:p>
      <text:p text:style-name="P1">02/02/15 6:58:52 am: Ayu New: Nee england and seattle</text:p>
      <text:p text:style-name="P1">02/02/15 7:01:38 am: Shridhar: Okay</text:p>
      <text:p text:style-name="P1">02/02/15 8:02:16 am: Ayu New: &lt;image omitted&gt;</text:p>
      <text:p text:style-name="P1">02/02/15 8:02:17 am: Ayu New: &lt;image omitted&gt;</text:p>
      <text:p text:style-name="P1">02/02/15 8:02:43 am: Shridhar: Hawt</text:p>
      <text:p text:style-name="P1">02/02/15 8:02:54 am: Shridhar: Relle hot dekhaij</text:p>
      <text:p text:style-name="P1">02/02/15 8:04:00 am: Ayu New: U don't mind my boos half visible</text:p>
      <text:p text:style-name="P1">02/02/15 8:04:16 am: Shridhar: I do</text:p>
      <text:p text:style-name="P1">02/02/15 8:04:31 am: Ayu New: Than y do u want me to wear this</text:p>
      <text:p text:style-name="P1">02/02/15 8:04:40 am: Shridhar: I don want u to</text:p>
      <text:p text:style-name="P1">02/02/15 8:05:50 am: Shridhar: Back is oky</text:p>
      <text:p text:style-name="P1">02/02/15 8:06:54 am: Ayu New: Y avi bahar koi male pereli toh drool thai che when i wear it what's your problem</text:p>
      <text:p text:style-name="P1">02/02/15 8:07:27 am: Shridhar: Okay per ja</text:p>
      <text:p text:style-name="P1">02/02/15 8:08:19 am: Ayu New: See bow u haveno problem</text:p>
      <text:p text:style-name="P1">02/02/15 8:09:35 am: Shridhar: I told u not to wear ane tu keh 6e pervu 6e toh su Karu</text:p>
      <text:p text:style-name="P1">02/02/15 8:10:31 am: Ayu New: I am not saying that my question was koi a avu peryu hoy toh tarat uchu thai jai che taru but when i want to wear it u have problem</text:p>
      <text:p text:style-name="P1">02/02/15 8:10:53 am: Shridhar: Na Thai unchu khali joine ave idiot</text:p>
      <text:p text:style-name="P1">02/02/15 8:11:14 am: Shridhar: Okay u relle wanna wear it with half ur boobs seen</text:p>
      <text:p text:style-name="P1">02/02/15 8:11:20 am: Shridhar: Think about it</text:p>
      <text:p text:style-name="P1">02/02/15 8:12:09 am: Ayu New: I don't mind</text:p>
      <text:p text:style-name="P1">02/02/15 8:12:23 am: Ayu New: If i can wear bikini i can wear this too</text:p>
      <text:p text:style-name="P1">02/02/15 8:12:56 am: Shridhar: Ya okay if u have decided to hu su Karu ema</text:p>
      <text:p text:style-name="P1">02/02/15 8:22:04 am: Ayu New: &lt;image omitted&gt;</text:p>
      <text:p text:style-name="P1">02/02/15 8:22:15 am: Ayu New: How about this than</text:p>
      <text:p text:style-name="P1">02/02/15 8:22:35 am: Shridhar: No</text:p>
      <text:p text:style-name="P1">02/02/15 8:22:54 am: Ayu New: Y</text:p>
      <text:p text:style-name="P1">02/02/15 8:23:08 am: Ayu New: U think i am fat and this wouldn't suit me</text:p>
      <text:p text:style-name="P1">02/02/15 8:23:12 am: Shridhar: Common on man</text:p>
      <text:p text:style-name="P1">02/02/15 8:23:23 am: Shridhar: It's Nthin about ur body</text:p>
      <text:p text:style-name="P1">02/02/15 8:23:33 am: Shridhar: Its about not wearing this much exposed</text:p>
      <text:p text:style-name="P1">02/02/15 8:23:36 am: Ayu New: It is that is what u tell all the time</text:p>
      <text:p text:style-name="P1">02/02/15 8:24:32 am: Shridhar: I m serious it's Nthin about the body but na perai atlu exposed</text:p>
      <text:p text:style-name="P1">02/02/15 8:24:37 am: Ayu New: U love watching victoria secret model</text:p>
      <text:p text:style-name="P1">02/02/15 8:24:50 am: Ayu New: Than what is ur problem if i wear this</text:p>
      <text:p text:style-name="P1">02/02/15 8:25:07 am: Shridhar: Wear it when I m ther with u in States India ma nai</text:p>
      <text:p text:style-name="P1">02/02/15 8:27:50 am: Ayu New: &lt;image omitted&gt;</text:p>
      <text:p text:style-name="P1">02/02/15 8:28:24 am: Shridhar: Ya</text:p>
      <text:p text:style-name="P1"><text:soft-page-break/>02/02/15 8:28:38 am: Ayu New: I am wearing the one anove it</text:p>
      <text:p text:style-name="P1">02/02/15 8:28:44 am: Ayu New: Above *</text:p>
      <text:p text:style-name="P1">02/02/15 8:28:59 am: Shridhar: Na</text:p>
      <text:p text:style-name="P1">02/02/15 8:29:11 am: Ayu New: see to it i ll wear and come</text:p>
      <text:p text:style-name="P1">02/02/15 8:29:27 am: Shridhar: Wat is wrong with u man</text:p>
      <text:p text:style-name="P1">02/02/15 8:29:32 am: Shridhar: Na perai ave</text:p>
      <text:p text:style-name="P1">02/02/15 8:29:49 am: Ayu New: I ll</text:p>
      <text:p text:style-name="P1">02/02/15 8:30:02 am: Ayu New: Su karis kadhi nakhis kapda rasta ma</text:p>
      <text:p text:style-name="P1">02/02/15 8:30:51 am: Shridhar: Hu nai Avu</text:p>
      <text:p text:style-name="P1">02/02/15 8:31:19 am: Ayu New: Na ayis i ll dance with other men i m sure I could have anyone in this dress</text:p>
      <text:p text:style-name="P1">02/02/15 8:32:24 am: Ayu New: &lt;image omitted&gt;</text:p>
      <text:p text:style-name="P1">02/02/15 4:00:14 pm: Shridhar: &lt;image omitted&gt;</text:p>
      <text:p text:style-name="P1">02/02/15 8:31:44 pm: Shridhar: &lt;image omitted&gt;</text:p>
      <text:p text:style-name="P1">02/02/15 8:31:50 pm: Shridhar: Gm</text:p>
      <text:p text:style-name="P1">02/02/15 8:31:57 pm: Shridhar: Wat time u leaving</text:p>
      <text:p text:style-name="P1">03/02/15 3:39:29 am: Ayu New: &lt;image omitted&gt;</text:p>
      <text:p text:style-name="P1">03/02/15 3:39:48 am: Ayu New: Y is amit mama tagged in such porn videos</text:p>
      <text:p text:style-name="P1">03/02/15 5:41:00 am: Shridhar: Khabr nai</text:p>
      <text:p text:style-name="P1">03/02/15 5:45:24 am: Shridhar: Gm</text:p>
      <text:p text:style-name="P1">03/02/15 6:03:04 am: Ayu New: It was so awkward</text:p>
      <text:p text:style-name="P1">03/02/15 6:16:27 am: Shridhar: Obviously</text:p>
      <text:p text:style-name="P1">03/02/15 6:16:31 am: Shridhar: U reached?</text:p>
      <text:p text:style-name="P1">03/02/15 6:16:39 am: Ayu New: I didn't go today</text:p>
      <text:p text:style-name="P1">03/02/15 6:16:47 am: Ayu New: Bad weather called in will leave tomorrow</text:p>
      <text:p text:style-name="P1">03/02/15 6:16:57 am: Shridhar: <text:span text:style-name="T2">lets tak on call</text:span></text:p>
      <text:p text:style-name="P1">04/02/15 4:49:53 am: Ayu New: &lt;image omitted&gt;</text:p>
      <text:p text:style-name="P1">04/02/15 5:46:11 am: Shridhar: Gm</text:p>
      <text:p text:style-name="P1">04/02/15 5:46:16 am: Shridhar: Reached</text:p>
      <text:p text:style-name="P1">04/02/15 6:31:54 am: Shridhar: Hey Hun</text:p>
      <text:p text:style-name="P1">04/02/15 6:51:12 am: Shridhar: Hello</text:p>
      <text:p text:style-name="P1">04/02/15 6:51:16 am: Shridhar: U reached</text:p>
      <text:p text:style-name="P1">04/02/15 6:51:42 am: Ayu New: &lt;image omitted&gt;</text:p>
      <text:p text:style-name="P1">04/02/15 6:51:47 am: Ayu New: &lt;image omitted&gt;</text:p>
      <text:p text:style-name="P1">04/02/15 6:52:24 am: Shridhar: Ane magnets?</text:p>
      <text:p text:style-name="P1">04/02/15 6:52:36 am: Ayu New: Those are the magnets</text:p>
      <text:p text:style-name="P1">04/02/15 6:53:00 am: Shridhar: Show the behind</text:p>
      <text:p text:style-name="P1">04/02/15 6:53:30 am: Ayu New: &lt;image omitted&gt;</text:p>
      <text:p text:style-name="P1">04/02/15 6:57:08 am: Shridhar: Hmmm okay</text:p>
      <text:p text:style-name="P1">04/02/15 6:57:22 am: Shridhar: Mara next time u go to Roanoke give it to D</text:p>
      <text:p text:style-name="P1">04/02/15 6:58:17 am: Ayu New: I ll mail it I don't know when i m going next <text:s/>i yold u this yesterday how many times do i have to tell u</text:p>
      <text:p text:style-name="P1">04/02/15 6:59:15 am: Shridhar: Arey I know u told me but he told ke atlu jaldi apda vara ne na mokalye toh pan chalse etle</text:p>
      <text:p text:style-name="P1">04/02/15 7:00:07 am: Ayu New: Shreya will demand one for her nishil and dakshafoi i ll send her 3-5</text:p>
      <text:p text:style-name="P1">04/02/15 7:00:31 am: Shridhar: Na one to daksha tats it</text:p>
      <text:p text:style-name="P1">04/02/15 7:01:13 am: Ayu New: Shreya told me nishil ne mokalvanu</text:p>
      <text:p text:style-name="P1">04/02/15 7:01:31 am: Shridhar: Wat crap man</text:p>
      <text:p text:style-name="P1">04/02/15 7:01:36 am: Ayu New: So i am sending her 3-4 cards ene toh shital didi ne bhi mokalvu che</text:p>
      <text:p text:style-name="P1">04/02/15 7:01:49 am: Ayu New: What can i do u talk to ur relatives don't yell at me</text:p>
      <text:p text:style-name="P1">04/02/15 7:02:01 am: Shridhar: I m not telling</text:p>
      <text:p text:style-name="P1">04/02/15 7:02:06 am: Shridhar: Yellin</text:p>
      <text:p text:style-name="P1">04/02/15 7:03:11 am: Shridhar: Eh pan 6ene yaar</text:p>
      <text:p text:style-name="P1">04/02/15 7:03:16 am: Ayu New: Talk to shreya before i send her</text:p>
      <text:p text:style-name="P1">04/02/15 7:03:40 am: Shridhar: She replies u not me mane toh 2-3 days pa6i ape reply</text:p>
      <text:p text:style-name="P1">04/02/15 7:04:03 am: Ayu New: Call her text her n say it's urgent</text:p>
      <text:p text:style-name="P1"><text:soft-page-break/>04/02/15 7:04:12 am: Ayu New: She doesn't reply me as well</text:p>
      <text:p text:style-name="P1">04/02/15 7:05:31 am: Shridhar: Ya okay</text:p>
      <text:p text:style-name="P1">04/02/15 7:05:49 am: Ayu New: Too many issues but she is not wormg</text:p>
      <text:p text:style-name="P1">04/02/15 7:05:56 am: Ayu New: U have to send nishil</text:p>
      <text:p text:style-name="P1">04/02/15 7:06:01 am: Ayu New: Enu ghar alag che</text:p>
      <text:p text:style-name="P1">04/02/15 7:06:10 am: Ayu New: U need to send to G too</text:p>
      <text:p text:style-name="P1">04/02/15 7:06:22 am: Shridhar: Alya pan daksha foi ne send karyu toh chale</text:p>
      <text:p text:style-name="P1">04/02/15 7:06:27 am: Ayu New: Shital didi I don't know but G and nishil ne apvu pade</text:p>
      <text:p text:style-name="P1">04/02/15 7:06:39 am: Ayu New: They have seperate houses and it doesn't work that way</text:p>
      <text:p text:style-name="P1">04/02/15 7:06:41 am: Shridhar: Ane G ne Apis toh I would have to give Dipen as well</text:p>
      <text:p text:style-name="P1">04/02/15 7:07:06 am: Ayu New: They live in 1 house they don't have seperate refrigerators</text:p>
      <text:p text:style-name="P1">04/02/15 7:08:16 am: Ayu New: Tell devangbhai to send at their address</text:p>
      <text:p text:style-name="P1">04/02/15 7:08:27 am: Shridhar: Ya okay so will tell her to send it as To G and Dipen</text:p>
      <text:p text:style-name="P1">04/02/15 7:08:37 am: Ayu New: Him*</text:p>
      <text:p text:style-name="P1">04/02/15 7:08:46 am: Ayu New: shreya ne nai labad che</text:p>
      <text:p text:style-name="P1">04/02/15 7:09:54 am: Shridhar: Anyways D is sending it on ur behalf only</text:p>
      <text:p text:style-name="P1">04/02/15 7:08:57 am: Ayu New: She will do it next year after wedding</text:p>
      <text:p text:style-name="P1">04/02/15 7:10:34 am: Ayu New: So what u want me to do it</text:p>
      <text:p text:style-name="P1">04/02/15 7:10:50 am: Ayu New: Give me the addresses I don't want u to say that next time</text:p>
      <text:p text:style-name="P1">04/02/15 7:11:24 am: Shridhar: Tare Kone mokalva 6e tell me tat</text:p>
      <text:p text:style-name="P1">04/02/15 7:11:51 am: Ayu New: How will i know ur relatives</text:p>
      <text:p text:style-name="P1">04/02/15 7:12:21 am: Shridhar: Ha toh ej Kau 6une ke send it to D ane tya thi I will send him the address and it would look like it came from u</text:p>
      <text:p text:style-name="P1">04/02/15 7:12:47 am: Ayu New: Y me it should be by u not me</text:p>
      <text:p text:style-name="P1">04/02/15 7:13:03 am: Ayu New: U have to send invites to ur family</text:p>
      <text:p text:style-name="P1">04/02/15 7:13:05 am: Ayu New: Not me</text:p>
      <text:p text:style-name="P1">04/02/15 7:13:10 am: Shridhar: Sure</text:p>
      <text:p text:style-name="P1">04/02/15 7:13:20 am: Ayu New: So it should go on ur name not mine</text:p>
      <text:p text:style-name="P1">04/02/15 7:13:26 am: Shridhar: Ya okay</text:p>
      <text:p text:style-name="P1">04/02/15 7:16:54 am: Shridhar: How's sambukka</text:p>
      <text:p text:style-name="P1">04/02/15 7:16:56 am: Shridhar: ?</text:p>
      <text:p text:style-name="P1">04/02/15 7:16:59 am: Shridhar: Have u had it</text:p>
      <text:p text:style-name="P1">04/02/15 7:18:05 am: Ayu New: No</text:p>
      <text:p text:style-name="P1">04/02/15 7:44:51 am: Ayu New: &lt;image omitted&gt;</text:p>
      <text:p text:style-name="P1">04/02/15 7:44:56 am: Ayu New: Wear something like this for ur wedding</text:p>
      <text:p text:style-name="P1">04/02/15 7:47:00 am: Shridhar: Yup</text:p>
      <text:p text:style-name="P1">04/02/15 7:47:04 am: Shridhar: U gt it online</text:p>
      <text:p text:style-name="P1">04/02/15 7:47:18 am: Ayu New: Dant ahmedabad</text:p>
      <text:p text:style-name="P1">04/02/15 7:47:22 am: Ayu New: Dsbt</text:p>
      <text:p text:style-name="P1">04/02/15 7:47:30 am: Shridhar: U get ur designed first ane depending on that we will go to hub or pandav</text:p>
      <text:p text:style-name="P1">04/02/15 7:47:35 am: Ayu New: Darshi shah bhavin trivefi label</text:p>
      <text:p text:style-name="P1">04/02/15 7:49:27 am: Shridhar: Ya iky</text:p>
      <text:p text:style-name="P1">04/02/15 7:49:29 am: Shridhar: Oky</text:p>
      <text:p text:style-name="P1">04/02/15 7:50:14 am: Shridhar: Beer or wine</text:p>
      <text:p text:style-name="P1">04/02/15 7:50:36 am: Ayu New: What beer or wine</text:p>
      <text:p text:style-name="P1">04/02/15 7:50:49 am: Shridhar: Just pick one</text:p>
      <text:p text:style-name="P1">04/02/15 7:51:41 am: Ayu New: Depends on mood</text:p>
      <text:p text:style-name="P1">04/02/15 7:51:45 am: Ayu New: Beer</text:p>
      <text:p text:style-name="P1">04/02/15 7:52:23 am: Shridhar: Plane or train</text:p>
      <text:p text:style-name="P1">04/02/15 7:52:46 am: Ayu New: Plane because i have no patience</text:p>
      <text:p text:style-name="P1">04/02/15 7:52:49 am: Shridhar: Chicken or meat</text:p>
      <text:p text:style-name="P1">04/02/15 7:52:59 am: Ayu New: Chicken is a meat brw</text:p>
      <text:p text:style-name="P1">04/02/15 7:53:06 am: Shridhar: Arey red meat</text:p>
      <text:p text:style-name="P1"><text:soft-page-break/>04/02/15 7:53:05 am: Ayu New: Btw</text:p>
      <text:p text:style-name="P1">04/02/15 7:53:26 am: Ayu New: Chicken is my comfort food</text:p>
      <text:p text:style-name="P1">04/02/15 7:53:35 am: Shridhar: Pizza veg or chicken</text:p>
      <text:p text:style-name="P1">04/02/15 7:54:14 am: Ayu New: Without sauce and with lots of garlic cheese and jalapeno</text:p>
      <text:p text:style-name="P1">04/02/15 7:54:43 am: Shridhar: Ya but veg ke chicken</text:p>
      <text:p text:style-name="P1">04/02/15 7:55:03 am: Ayu New: I thought jalapeno and garlic were veg</text:p>
      <text:p text:style-name="P1">04/02/15 7:55:20 am: Shridhar: Ha I know they are but do u like chicken on it</text:p>
      <text:p text:style-name="P1">04/02/15 7:55:27 am: Ayu New: No</text:p>
      <text:p text:style-name="P1">04/02/15 7:55:28 am: Shridhar: I would take tat as a no</text:p>
      <text:p text:style-name="P1">04/02/15 7:55:37 am: Ayu New: I said no</text:p>
      <text:p text:style-name="P1">04/02/15 7:55:37 am: Shridhar: Snow or rain</text:p>
      <text:p text:style-name="P1">04/02/15 7:55:45 am: Ayu New: Neither</text:p>
      <text:p text:style-name="P1">04/02/15 7:55:51 am: Shridhar: Kem</text:p>
      <text:p text:style-name="P1">04/02/15 7:56:06 am: Ayu New: I like bikinis and shorts more than coats</text:p>
      <text:p text:style-name="P1">04/02/15 7:56:17 am: Shridhar: Yes I know</text:p>
      <text:p text:style-name="P1">04/02/15 7:56:33 am: Ayu New: Than y r u asking</text:p>
      <text:p text:style-name="P1">04/02/15 7:56:55 am: Ayu New: It's a task to dress up for winter and rain which i have no time for</text:p>
      <text:p text:style-name="P1">04/02/15 7:57:20 am: Shridhar: U can go in shorts in rain as well</text:p>
      <text:p text:style-name="P1">04/02/15 7:58:27 am: Ayu New: I can't wear heels in rain and no patience to walk slowly without staining clothes</text:p>
      <text:p text:style-name="P1">04/02/15 7:59:04 am: Shridhar: U walk slow only like how I always walk fast ane u tell</text:p>
      <text:p text:style-name="P1">Me dhire chal😜</text:p>
      <text:p text:style-name="P1">04/02/15 7:59:40 am: Ayu New: U don't get the point so no meaning explaining u</text:p>
      <text:p text:style-name="P1">04/02/15 7:59:52 am: Shridhar: I got the point it was sarcasm</text:p>
      <text:p text:style-name="P1">04/02/15 7:15:31 pm: Shridhar: Gm</text:p>
      <text:p text:style-name="P1">04/02/15 7:49:47 pm: Ayu New: Guess what song is stuck in my mind in the morning when i m working</text:p>
      <text:p text:style-name="P1">04/02/15 7:49:55 pm: Ayu New: Benchod sutta sutta na mila</text:p>
      <text:p text:style-name="P1">04/02/15 8:10:54 pm: Shridhar: Hahaha</text:p>
      <text:p text:style-name="P1">04/02/15 8:11:05 pm: Shridhar: Now u stuck tat into my head</text:p>
      <text:p text:style-name="P1">04/02/15 8:11:10 pm: Shridhar: 😉</text:p>
      <text:p text:style-name="P1">04/02/15 8:13:48 pm: Shridhar: &lt;audio omitted&gt;</text:p>
      <text:p text:style-name="P1">04/02/15 8:14:04 pm: Shridhar: &lt;audio omitted&gt;</text:p>
      <text:p text:style-name="P1">04/02/15 8:14:13 pm: Shridhar: 😝😝😝</text:p>
      <text:p text:style-name="P1">05/02/15 5:45:45 am: Shridhar: Gm</text:p>
      <text:p text:style-name="P1">05/02/15 6:18:42 am: Shridhar: Got a dream last night we both having date dinner in junnon and tya thi we flew of to Greece</text:p>
      <text:p text:style-name="P1">05/02/15 6:46:45 am: Shridhar: Hello</text:p>
      <text:p text:style-name="P1">05/02/15 6:47:18 am: Ayu New: I m busy doing things i m cleaning house</text:p>
      <text:p text:style-name="P1">05/02/15 6:47:20 am: Ayu New: Later</text:p>
      <text:p text:style-name="P1">05/02/15 6:47:27 am: Shridhar: Oky</text:p>
      <text:p text:style-name="P1">05/02/15 6:15:41 pm: Shridhar: Gm</text:p>
      <text:p text:style-name="P1">05/02/15 10:13:03 pm: Shridhar: Rushabh is admitted in hospital</text:p>
      <text:p text:style-name="P1">06/02/15 2:14:32 am: Ayu New: Y</text:p>
      <text:p text:style-name="P1">06/02/15 5:41:13 am: Shridhar: Viral and other stuffs</text:p>
      <text:p text:style-name="P1">06/02/15 5:41:27 am: Ayu New: Other stuffs??</text:p>
      <text:p text:style-name="P1">06/02/15 5:41:50 am: Ayu New: U know HIV and syphillis is viral too</text:p>
      <text:p text:style-name="P1">06/02/15 5:41:51 am: Shridhar: Etle biju reports kadya ta toh details mane nai khbr</text:p>
      <text:p text:style-name="P1">06/02/15 5:42:07 am: Shridhar: Ene pan nai khbr</text:p>
      <text:p text:style-name="P1">06/02/15 5:42:27 am: Ayu New: Hmm</text:p>
      <text:p text:style-name="P1">06/02/15 5:42:41 am: Ayu New: Don't send me any gift for valentines</text:p>
      <text:p text:style-name="P1">06/02/15 5:42:44 am: Ayu New: Save money</text:p>
      <text:p text:style-name="P1">06/02/15 5:42:53 am: Ayu New: Don't waste it</text:p>
      <text:p text:style-name="P1">06/02/15 5:43:05 am: Shridhar: Kem</text:p>
      <text:p text:style-name="P1">06/02/15 5:43:17 am: Ayu New: What kem</text:p>
      <text:p text:style-name="P1">06/02/15 5:43:58 am: Shridhar: How's mom</text:p>
      <text:p text:style-name="P1"><text:soft-page-break/>06/02/15 5:44:02 am: Ayu New: I know u well , forst thing u do to prove ur a good husband will be sending gifts on special days</text:p>
      <text:p text:style-name="P1">06/02/15 5:44:08 am: Ayu New: First *</text:p>
      <text:p text:style-name="P1">06/02/15 5:44:13 am: Ayu New: She is good</text:p>
      <text:p text:style-name="P1">06/02/15 5:45:07 am: Shridhar: Oh is it</text:p>
      <text:p text:style-name="P1">06/02/15 5:45:34 am: Ayu New: What is it</text:p>
      <text:p text:style-name="P1">06/02/15 5:45:40 am: Shridhar: Gng for bath</text:p>
      <text:p text:style-name="P1">06/02/15 6:00:37 am: Ayu New: &lt;image omitted&gt;</text:p>
      <text:p text:style-name="P1">06/02/15 6:00:38 am: Ayu New: Dinner</text:p>
      <text:p text:style-name="P1">06/02/15 6:09:39 am: Shridhar: Papdi?</text:p>
      <text:p text:style-name="P1">06/02/15 6:10:07 am: Ayu New: No</text:p>
      <text:p text:style-name="P1">06/02/15 6:10:16 am: Ayu New: Soyapods</text:p>
      <text:p text:style-name="P1">06/02/15 6:11:23 am: Shridhar: Oh okay</text:p>
      <text:p text:style-name="P1">06/02/15 6:13:21 am: Shridhar: U gng on a diet tat u started soya pods</text:p>
      <text:p text:style-name="P1">06/02/15 6:13:37 am: Shridhar: Sarkhu food lene</text:p>
      <text:p text:style-name="P1">06/02/15 6:13:45 am: Ayu New: No</text:p>
      <text:p text:style-name="P1">06/02/15 6:14:00 am: Shridhar: Toj</text:p>
      <text:p text:style-name="P1">06/02/15 6:14:05 am: Shridhar: Toh</text:p>
      <text:p text:style-name="P1">06/02/15 6:14:12 am: Ayu New: I like soyapods</text:p>
      <text:p text:style-name="P1">06/02/15 6:14:19 am: Ayu New: Steamed with sea salt</text:p>
      <text:p text:style-name="P1">06/02/15 6:14:27 am: Ayu New: I can have it entire day</text:p>
      <text:p text:style-name="P1">06/02/15 6:14:40 am: Shridhar: I like it but not full fat</text:p>
      <text:p text:style-name="P1">06/02/15 6:14:42 am: Shridhar: Day</text:p>
      <text:p text:style-name="P1">06/02/15 6:40:44 am: Shridhar: Yes okay</text:p>
      <text:p text:style-name="P1">06/02/15 6:41:00 am: Shridhar: Hun drivin Karu wait</text:p>
      <text:p text:style-name="P1">06/02/15 6:41:00 am: Ayu New: &lt;image omitted&gt;</text:p>
      <text:p text:style-name="P1">06/02/15 6:41:01 am: Ayu New: &lt;image omitted&gt;</text:p>
      <text:p text:style-name="P1">06/02/15 6:41:01 am: Ayu New: &lt;image omitted&gt;</text:p>
      <text:p text:style-name="P1">06/02/15 6:41:02 am: Ayu New: &lt;image omitted&gt;</text:p>
      <text:p text:style-name="P1">06/02/15 6:41:03 am: Ayu New: &lt;image omitted&gt;</text:p>
      <text:p text:style-name="P1">06/02/15 8:34:07 am: Shridhar: Okay Bolo</text:p>
      <text:p text:style-name="P1">06/02/15 8:35:33 am: Ayu New: &lt;image omitted&gt;</text:p>
      <text:p text:style-name="P1">06/02/15 8:35:33 am: Ayu New: &lt;image omitted&gt;</text:p>
      <text:p text:style-name="P1">06/02/15 8:35:34 am: Ayu New: &lt;image omitted&gt;</text:p>
      <text:p text:style-name="P1">06/02/15 8:35:34 am: Ayu New: &lt;image omitted&gt;</text:p>
      <text:p text:style-name="P1">06/02/15 8:35:35 am: Ayu New: &lt;image omitted&gt;</text:p>
      <text:p text:style-name="P1">06/02/15 8:35:47 am: Shridhar: Saw all of them</text:p>
      <text:p text:style-name="P1">06/02/15 8:36:40 am: Ayu New: Light skinned girls with brown eyes and brown black hair are so pretty</text:p>
      <text:p text:style-name="P1">06/02/15 8:37:04 am: Ayu New: If i have a girl i want her to have light skin brown eyes and brown black hair like me</text:p>
      <text:p text:style-name="P1">06/02/15 8:41:25 am: Ayu New: &lt;image omitted&gt;</text:p>
      <text:p text:style-name="P1">06/02/15 8:41:28 am: Ayu New: Like this</text:p>
      <text:p text:style-name="P1">06/02/15 8:41:38 am: Shridhar: Ya I like brown eyes to</text:p>
      <text:p text:style-name="P1">06/02/15 8:42:05 am: Ayu New: Ofcourse u do n dare u say u don't like it because i have brown eyes</text:p>
      <text:p text:style-name="P1">06/02/15 8:42:35 am: Shridhar: Toh avsej ne I want a little lighter brown</text:p>
      <text:p text:style-name="P1">06/02/15 8:42:51 am: Ayu New: My eyes turn lighter when they are tired</text:p>
      <text:p text:style-name="P1">06/02/15 8:42:58 am: Ayu New: When i was born i had grey eyes</text:p>
      <text:p text:style-name="P1">06/02/15 8:43:15 am: Ayu New: That turned to light brown in a week and than turned to maroon brown</text:p>
      <text:p text:style-name="P1">06/02/15 8:43:48 am: Shridhar: Hmmm okay so apde pan evuj thase I guess</text:p>
      <text:p text:style-name="P1">06/02/15 8:44:23 am: Ayu New: Y</text:p>
      <text:p text:style-name="P1">06/02/15 8:44:29 am: Shridhar: Su y</text:p>
      <text:p text:style-name="P1">06/02/15 8:44:29 am: Ayu New: Not necessary</text:p>
      <text:p text:style-name="P1">06/02/15 8:44:35 am: Shridhar: I hope Thai</text:p>
      <text:p text:style-name="P1">06/02/15 8:44:44 am: Ayu New: Na thai i am one in million</text:p>
      <text:p text:style-name="P1">06/02/15 8:45:04 am: Shridhar: Ha toh Apdi chokri pan ase</text:p>
      <text:p text:style-name="P1">06/02/15 8:45:08 am: Shridhar: One in a million</text:p>
      <text:p text:style-name="P1"><text:soft-page-break/>06/02/15 8:46:02 am: Ayu New: I see where my importance is going. I m not having kids i ll abort everytime i get pregnant</text:p>
      <text:p text:style-name="P1">06/02/15 8:53:53 am: Shridhar: Arey baby u will be the 1st always</text:p>
      <text:p text:style-name="P1">06/02/15 8:55:22 am: Shridhar: U will always be 1st priroty</text:p>
      <text:p text:style-name="P1">06/02/15 8:55:23 am: Ayu New: It's nothing new</text:p>
      <text:p text:style-name="P1">06/02/15 8:56:26 am: Shridhar: Seriously Hun</text:p>
      <text:p text:style-name="P1">06/02/15 8:57:05 am: Ayu New: So did u meet hiral again</text:p>
      <text:p text:style-name="P1">06/02/15 9:12:19 am: Ayu New: &lt;image omitted&gt;</text:p>
      <text:p text:style-name="P1">06/02/15 9:12:25 am: Ayu New: Do u like this watch</text:p>
      <text:p text:style-name="P1">06/02/15 9:12:28 am: Ayu New: It's classy</text:p>
      <text:p text:style-name="P1">06/02/15 9:12:33 am: Ayu New: Emporio armani</text:p>
      <text:p text:style-name="P1">06/02/15 9:12:46 am: Ayu New: I am going to buy this for u</text:p>
      <text:p text:style-name="P1">06/02/15 9:37:53 am: Shridhar: Ya I know</text:p>
      <text:p text:style-name="P1">07/02/15 6:26:20 am: Shridhar: Gm</text:p>
      <text:p text:style-name="P1">07/02/15 6:26:28 am: Ayu New: Hmm whatever</text:p>
      <text:p text:style-name="P1">07/02/15 6:26:43 am: Shridhar: Wt happend</text:p>
      <text:p text:style-name="P1">07/02/15 6:28:18 am: Shridhar: Wts wrong</text:p>
      <text:p text:style-name="P1">07/02/15 6:30:35 am: Ayu New: Nothing it's my attitude</text:p>
      <text:p text:style-name="P1">07/02/15 6:30:51 am: Shridhar: Oh evu</text:p>
      <text:p text:style-name="P1">07/02/15 6:30:59 am: Ayu New: When have i wished u gm</text:p>
      <text:p text:style-name="P1">07/02/15 6:31:00 am: Shridhar: Wat u doin</text:p>
      <text:p text:style-name="P1">07/02/15 6:31:08 am: Ayu New: I have told u gn but never told u gm</text:p>
      <text:p text:style-name="P1">07/02/15 6:31:15 am: Ayu New: I m not a morning person</text:p>
      <text:p text:style-name="P1">07/02/15 6:31:18 am: Shridhar: U haven't but haven't told watever also</text:p>
      <text:p text:style-name="P1">07/02/15 6:31:25 am: Ayu New: I am always grumpy in morning</text:p>
      <text:p text:style-name="P1">07/02/15 6:31:40 am: Shridhar: I know tat Sali afternoon person</text:p>
      <text:p text:style-name="P1">07/02/15 6:32:16 am: Ayu New: Don't call me sali..</text:p>
      <text:p text:style-name="P1">07/02/15 6:32:26 am: Ayu New: I don't like u abusing me</text:p>
      <text:p text:style-name="P1">07/02/15 6:32:36 am: Shridhar: Ya okay gharwali</text:p>
      <text:p text:style-name="P1">07/02/15 6:32:50 am: Shridhar: Ayu I m joking common yaar</text:p>
      <text:p text:style-name="P1">07/02/15 6:33:09 am: Shridhar: Aje gng for dinner at harsh's place me and pinku</text:p>
      <text:p text:style-name="P1">07/02/15 6:33:32 am: Shridhar: Gng to baroda me ghodi and Yatin</text:p>
      <text:p text:style-name="P1">07/02/15 6:33:33 am: Ayu New: Y u n pinku</text:p>
      <text:p text:style-name="P1">07/02/15 6:33:42 am: Shridhar: In somwtime</text:p>
      <text:p text:style-name="P1">07/02/15 6:33:48 am: Ayu New: What about others</text:p>
      <text:p text:style-name="P1">07/02/15 6:33:54 am: Shridhar: Bcoz rushabh can't come</text:p>
      <text:p text:style-name="P1">07/02/15 6:34:41 am: Shridhar: Bcoz hiral is making pasta and she doesn want all but me and pinku and rusbh but now he is in hospital</text:p>
      <text:p text:style-name="P1">07/02/15 6:35:12 am: Ayu New: Tane toh bau bhavse enu food. U like everyone's food except me</text:p>
      <text:p text:style-name="P1">07/02/15 6:35:26 am: Ayu New: U gave me one more reason to hate u</text:p>
      <text:p text:style-name="P1">07/02/15 6:35:36 am: Shridhar: Wat the hell man</text:p>
      <text:p text:style-name="P1">07/02/15 6:36:03 am: Shridhar: U know wat I m not gng</text:p>
      <text:p text:style-name="P1">07/02/15 6:36:21 am: Ayu New: What u mean what the hell , whenever i used to cook for u , u never even tasted it, i have not forgotten all those insults</text:p>
      <text:p text:style-name="P1">07/02/15 6:36:33 am: Ayu New: Don't go like ur doing me a favor</text:p>
      <text:p text:style-name="P1">07/02/15 6:36:50 am: Ayu New: As if u do everything i like</text:p>
      <text:p text:style-name="P1">07/02/15 6:37:23 am: Shridhar: On common when have I not tasted ur food common please I die to have ur maggie man</text:p>
      <text:p text:style-name="P1">07/02/15 6:37:45 am: Shridhar: Ane other food u have made I have tasted so don't give me tat</text:p>
      <text:p text:style-name="P1">07/02/15 6:39:29 am: Ayu New: No</text:p>
      <text:p text:style-name="P1">07/02/15 6:39:48 am: Shridhar: So evu toh nai Kais I don like ur food wic is not true at all not at all</text:p>
      <text:p text:style-name="P1">07/02/15 6:39:50 am: Ayu New: U never did and don't tell me u never eat shak</text:p>
      <text:p text:style-name="P1">07/02/15 6:39:55 am: Shridhar: I like ur food always</text:p>
      <text:p text:style-name="P1">07/02/15 6:40:25 am: Ayu New: I ll see to it u don't get shak when u come here because i can live on american and italian food all my life</text:p>
      <text:p text:style-name="P1">07/02/15 6:40:58 am: Shridhar: wts wrong with u man</text:p>
      <text:p text:style-name="P1"><text:soft-page-break/>07/02/15 6:41:12 am: Ayu New: U just said u don't eat shak</text:p>
      <text:p text:style-name="P1">07/02/15 6:42:27 am: Shridhar: I told I hardly eat shak doesn't mean once in a blue moon <text:s/>I won't</text:p>
      <text:p text:style-name="P1">07/02/15 6:43:24 am: Shridhar: When have I told u u don cook nicely</text:p>
      <text:p text:style-name="P1">07/02/15 6:43:42 am: Ayu New: U have never told i do cook nice either</text:p>
      <text:p text:style-name="P1">07/02/15 6:44:31 am: Shridhar: I have never I know bcz u make it out of love for me ane dude if u don know I like the paratha bhakri u make more than my moms bhakri</text:p>
      <text:p text:style-name="P1">07/02/15 6:44:52 am: Shridhar: It's just tat I don say it</text:p>
      <text:p text:style-name="P1">07/02/15 6:45:05 am: Shridhar: Ayu babes common yaar</text:p>
      <text:p text:style-name="P1">07/02/15 6:51:02 am: Ayu New: Go lick ur ass</text:p>
      <text:p text:style-name="P1">07/02/15 6:51:03 am: Ayu New: Liar</text:p>
      <text:p text:style-name="P1">07/02/15 6:51:27 am: Ayu New: There is no men on earth who likes wife's food more than mom's</text:p>
      <text:p text:style-name="P1">07/02/15 6:51:50 am: Shridhar: I told u the truth u wanna believe than do it</text:p>
      <text:p text:style-name="P1">07/02/15 6:52:06 am: Ayu New: Yeah I don't believe it u have always lied</text:p>
      <text:p text:style-name="P1">07/02/15 6:52:21 am: Shridhar: By the way I asked Keshal if he can make crab he told yes but I don wanna take risk</text:p>
      <text:p text:style-name="P1">07/02/15 6:53:00 am: Shridhar: Well I don lie always I know I have but it was my majburi</text:p>
      <text:p text:style-name="P1">07/02/15 6:53:39 am: Shridhar: Wt u doin?</text:p>
      <text:p text:style-name="P1">07/02/15 6:53:54 am: Ayu New: Seafood nai I don't think clean banvase seafood</text:p>
      <text:p text:style-name="P1">07/02/15 6:54:02 am: Shridhar: Ya</text:p>
      <text:p text:style-name="P1">07/02/15 6:54:10 am: Shridhar: Fish chalse it was good at rushabh's</text:p>
      <text:p text:style-name="P1">07/02/15 6:54:10 am: Ayu New: And I don't trust u at all</text:p>
      <text:p text:style-name="P1">07/02/15 6:54:23 am: Shridhar: U will someday</text:p>
      <text:p text:style-name="P1">07/02/15 6:54:37 am: Ayu New: I won't once something is broken it's broken for me</text:p>
      <text:p text:style-name="P1">07/02/15 6:54:47 am: Ayu New: I know myself</text:p>
      <text:p text:style-name="P1">07/02/15 6:54:51 am: Shridhar: I will fix it</text:p>
      <text:p text:style-name="P1">07/02/15 6:55:16 am: Shridhar: This time the broken stuff will</text:p>
      <text:p text:style-name="P1">be fixed for the 1st time</text:p>
      <text:p text:style-name="P1">07/02/15 6:55:21 am: Shridhar: In ayu's life</text:p>
      <text:p text:style-name="P1">07/02/15 6:55:29 am: Ayu New: Stop acting</text:p>
      <text:p text:style-name="P1">07/02/15 6:55:38 am: Shridhar: I m not acting</text:p>
      <text:p text:style-name="P1">07/02/15 6:58:01 am: Ayu New: Did u like sari Khushboo was wearing</text:p>
      <text:p text:style-name="P1">07/02/15 6:58:06 am: Shridhar: Yup</text:p>
      <text:p text:style-name="P1">07/02/15 6:58:21 am: Shridhar: Well it had gota pati na</text:p>
      <text:p text:style-name="P1">07/02/15 6:58:24 am: Shridhar: Right</text:p>
      <text:p text:style-name="P1">07/02/15 6:59:18 am: Ayu New: Yeah</text:p>
      <text:p text:style-name="P1">07/02/15 6:59:21 am: Ayu New: Bandhani</text:p>
      <text:p text:style-name="P1">07/02/15 6:59:28 am: Ayu New: It costed alakh</text:p>
      <text:p text:style-name="P1">07/02/15 6:59:46 am: Ayu New: I ll weat same work with kanchivaram sari real gold zari</text:p>
      <text:p text:style-name="P1">07/02/15 6:59:53 am: Ayu New: Will cost the same</text:p>
      <text:p text:style-name="P1">07/02/15 7:00:16 am: Shridhar: U sure same vadhare nai Thai real gold work hoi toh</text:p>
      <text:p text:style-name="P1">07/02/15 7:00:39 am: Ayu New: Y how many saris have u bought and for whom</text:p>
      <text:p text:style-name="P1">07/02/15 7:00:47 am: Ayu New: Something i am not aware off</text:p>
      <text:p text:style-name="P1">07/02/15 7:01:30 am: Shridhar: Arey I haven't bought any but Khushboo nu 1 lakh hatu ane ema real</text:p>
      <text:p text:style-name="P1">Gold work dekhatu nathi so u told real gold so I thought vadhare thase</text:p>
      <text:p text:style-name="P1">07/02/15 7:02:09 am: Ayu New: Real gold zari hoy work na hoy. He was hand woven gold zari bandhani too</text:p>
      <text:p text:style-name="P1">07/02/15 7:02:22 am: Shridhar: Oh okay</text:p>
      <text:p text:style-name="P1">07/02/15 7:02:30 am: Shridhar: Mane su khabr aa badhani</text:p>
      <text:p text:style-name="P1">07/02/15 11:42:09 am: Shridhar: U ther</text:p>
      <text:p text:style-name="P1">07/02/15 11:42:26 am: Shridhar: Kale it's Badshah nu engagement</text:p>
      <text:p text:style-name="P1">07/02/15 7:14:31 pm: Shridhar: Hey sexy wats up</text:p>
      <text:p text:style-name="P1">07/02/15 7:59:08 pm: Shridhar: Baby Kya 6e</text:p>
      <text:p text:style-name="P1">07/02/15 9:24:28 pm: Ayu New: How were the pasta</text:p>
      <text:p text:style-name="P1">07/02/15 9:25:23 pm: Shridhar: Sara hata regular tomato vara</text:p>
      <text:p text:style-name="P1"><text:soft-page-break/>07/02/15 9:25:39 pm: Ayu New: Hmm</text:p>
      <text:p text:style-name="P1">07/02/15 9:25:45 pm: Shridhar: Wt u doin?</text:p>
      <text:p text:style-name="P1">07/02/15 9:25:46 pm: Ayu New: That's it</text:p>
      <text:p text:style-name="P1">07/02/15 9:25:49 pm: Ayu New: They had</text:p>
      <text:p text:style-name="P1">07/02/15 9:26:02 pm: Shridhar: Ya ane baked potatoes ata</text:p>
      <text:p text:style-name="P1">07/02/15 9:26:04 pm: Shridhar: Ane salad</text:p>
      <text:p text:style-name="P1">07/02/15 9:26:07 pm: Shridhar: Bas</text:p>
      <text:p text:style-name="P1">07/02/15 9:26:21 pm: Ayu New: Totally vaniyan che</text:p>
      <text:p text:style-name="P1">07/02/15 9:26:33 pm: Ayu New: Baked potatoes seasoned with what</text:p>
      <text:p text:style-name="P1">07/02/15 9:26:40 pm: Shridhar: Garlic</text:p>
      <text:p text:style-name="P1">07/02/15 9:26:50 pm: Ayu New: That's it</text:p>
      <text:p text:style-name="P1">07/02/15 9:26:55 pm: Shridhar: Yup</text:p>
      <text:p text:style-name="P1">07/02/15 9:27:18 pm: Ayu New: Sea salt black pepper crushed red pepper</text:p>
      <text:p text:style-name="P1">07/02/15 9:27:29 pm: Ayu New: A badhu hoy baked potatoes ma</text:p>
      <text:p text:style-name="P1">07/02/15 9:27:39 pm: Shridhar: Suka ata</text:p>
      <text:p text:style-name="P1">07/02/15 9:27:56 pm: Ayu New: Baked potatoes sukha j hoy if u know</text:p>
      <text:p text:style-name="P1">07/02/15 9:28:04 pm: Ayu New: They are roasted in oven</text:p>
      <text:p text:style-name="P1">07/02/15 9:28:11 pm: Ayu New: That is what u call baked potatoes</text:p>
      <text:p text:style-name="P1">07/02/15 9:28:18 pm: Shridhar: Arey em nai it's was roasted in garlic</text:p>
      <text:p text:style-name="P1">07/02/15 9:28:44 pm: Ayu New: And another thing I don't have time to talk to u like u didn't have time to talk to me yesterday</text:p>
      <text:p text:style-name="P1">07/02/15 9:29:02 pm: Shridhar: K wr u gng,</text:p>
      <text:p text:style-name="P1">07/02/15 10:00:17 pm: Shridhar: U started the Harrisburg job?</text:p>
      <text:p text:style-name="P1">07/02/15 10:08:13 pm: Shridhar: Hey sexy</text:p>
      <text:p text:style-name="P1">07/02/15 10:38:24 pm: Shridhar: U there?</text:p>
      <text:p text:style-name="P1">07/02/15 11:05:57 pm: Shridhar: Alya Kya 6e eh toh keh</text:p>
      <text:p text:style-name="P1">08/02/15 3:02:36 am: Ayu New: &lt;image omitted&gt;</text:p>
      <text:p text:style-name="P1">08/02/15 5:45:26 am: Shridhar: Wow bhinda bataka</text:p>
      <text:p text:style-name="P1">08/02/15 5:55:00 am: Shridhar: Y u nt takin</text:p>
      <text:p text:style-name="P1">08/02/15 5:55:22 am: Ayu New: U give me a reason to talk</text:p>
      <text:p text:style-name="P1">08/02/15 5:55:36 am: Shridhar: Well so u still don trust me</text:p>
      <text:p text:style-name="P1">08/02/15 5:55:38 am: Shridhar: Okay</text:p>
      <text:p text:style-name="P1">08/02/15 5:59:30 am: Shridhar: Met Kaushal's wife yesterday</text:p>
      <text:p text:style-name="P1">08/02/15 5:59:43 am: Ayu New: How is she</text:p>
      <text:p text:style-name="P1">08/02/15 6:01:04 am: Shridhar: Well she hardly spoke</text:p>
      <text:p text:style-name="P1">08/02/15 6:01:12 am: Ayu New: Y</text:p>
      <text:p text:style-name="P1">08/02/15 6:01:23 am: Ayu New: Kaushal a na padi hati</text:p>
      <text:p text:style-name="P1">08/02/15 6:01:33 am: Ayu New: Not wife husband</text:p>
      <text:p text:style-name="P1">08/02/15 6:01:42 am: Ayu New: They are not married yet</text:p>
      <text:p text:style-name="P1">08/02/15 6:01:44 am: Shridhar: Na on paper Thai gayu</text:p>
      <text:p text:style-name="P1">08/02/15 6:02:05 am: Ayu New: Ena thi kai wife thodu bani javai</text:p>
      <text:p text:style-name="P1">08/02/15 6:02:12 am: Shridhar: Ha ave</text:p>
      <text:p text:style-name="P1">08/02/15 6:02:47 am: Shridhar: Well he is planning for wedding in December it all depends on his PR</text:p>
      <text:p text:style-name="P1">08/02/15 6:03:52 am: Ayu New: Hmm</text:p>
      <text:p text:style-name="P1">08/02/15 6:07:23 am: Shridhar: U use to go to hirals place to stay when u were small</text:p>
      <text:p text:style-name="P1">08/02/15 6:07:39 am: Ayu New: Y</text:p>
      <text:p text:style-name="P1">08/02/15 6:08:05 am: Ayu New: We are best friends we have been together since we were 3</text:p>
      <text:p text:style-name="P1">08/02/15 6:08:27 am: Ayu New: A ghari avti hati rehva and i used to go there too</text:p>
      <text:p text:style-name="P1">08/02/15 6:10:01 am: Shridhar: Ena ba was like u use to go inside the bridge</text:p>
      <text:p text:style-name="P1">08/02/15 6:10:12 am: Ayu New: Ba kai thi aya</text:p>
      <text:p text:style-name="P1">08/02/15 6:10:18 am: Ayu New: Ba is here</text:p>
      <text:p text:style-name="P1">08/02/15 6:10:23 am: Shridhar: Ya</text:p>
      <text:p text:style-name="P1">08/02/15 6:10:30 am: Ayu New: Which bridge</text:p>
      <text:p text:style-name="P1">08/02/15 6:10:52 am: Shridhar: Fridge</text:p>
      <text:p text:style-name="P1">08/02/15 6:11:11 am: Ayu New: Yeah because fridge used to be cool</text:p>
      <text:p text:style-name="P1">08/02/15 6:11:33 am: Shridhar: 😃😃</text:p>
      <text:p text:style-name="P1"><text:soft-page-break/>08/02/15 6:11:44 am: Ayu New: I still do that</text:p>
      <text:p text:style-name="P1">08/02/15 6:11:47 am: Ayu New: Sometimes</text:p>
      <text:p text:style-name="P1">08/02/15 6:11:59 am: Ayu New: Open the fridge n stand there</text:p>
      <text:p text:style-name="P1">08/02/15 6:12:31 am: Shridhar: I sometime do it in summers</text:p>
      <text:p text:style-name="P1">08/02/15 6:12:46 am: Ayu New: I used to hate harshbhai</text:p>
      <text:p text:style-name="P1">08/02/15 6:13:00 am: Ayu New: Because bau khadus hata</text:p>
      <text:p text:style-name="P1">08/02/15 6:13:10 am: Shridhar: Hahahaha</text:p>
      <text:p text:style-name="P1">08/02/15 6:13:46 am: Ayu New: He and hiral used to throw slippers at each other and i would be the spectator</text:p>
      <text:p text:style-name="P1">08/02/15 6:15:22 am: Ayu New: We used to be like pretty zinta and rani mukherjee in har dil jo pyar karega. There was noone in her family yo not know me insode out and vice a versa.</text:p>
      <text:p text:style-name="P1">08/02/15 6:15:30 am: Ayu New: Everyone knew i was jungli</text:p>
      <text:p text:style-name="P1">08/02/15 6:16:44 am: Ayu New: Hu toh kalol bhi gai chu uncle na ghare rehva so many times</text:p>
      <text:p text:style-name="P1">08/02/15 6:17:32 am: Ayu New: Rafiq uncle , uncle's assistant bau maja kari emni jode. He kept names for us timepass</text:p>
      <text:p text:style-name="P1">08/02/15 6:19:37 am: Shridhar: Oh ya Shaswat vaat karto hoi rafiq Bhai ni</text:p>
      <text:p text:style-name="P1">08/02/15 6:19:50 am: Shridhar: But he is afraid of uncle</text:p>
      <text:p text:style-name="P1">08/02/15 6:20:08 am: Ayu New: Rafiq uncle thi lol y</text:p>
      <text:p text:style-name="P1">08/02/15 6:20:16 am: Ayu New: He is sweet</text:p>
      <text:p text:style-name="P1">08/02/15 6:20:20 am: Shridhar: When uncle is not around he would be shouting and stuff jeva uncle ave Ekdum chup</text:p>
      <text:p text:style-name="P1">08/02/15 6:20:38 am: Ayu New: Atyare toh navo staff ai gayo but juno staff knew me very well and daddy ne bhi</text:p>
      <text:p text:style-name="P1">08/02/15 6:21:11 am: Ayu New: Noone knows hiral's family more than me..</text:p>
      <text:p text:style-name="P1">08/02/15 6:21:54 am: Ayu New: And her family knows everyone in mine. Deep and Khushboo were so little when i saw them last</text:p>
      <text:p text:style-name="P1">08/02/15 6:24:33 am: Shridhar: Atyre ther is Bharat Bhai karine mane kale Shaswat eh malayo eh pan Agri not 6e rat ni duty etle</text:p>
      <text:p text:style-name="P1">08/02/15 6:24:47 am: Ayu New: Hmm</text:p>
      <text:p text:style-name="P1">08/02/15 6:32:46 am: Shridhar: Wt u doin</text:p>
      <text:p text:style-name="P1">08/02/15 6:33:42 am: Ayu New: Tv</text:p>
      <text:p text:style-name="P1">08/02/15 6:33:50 am: Shridhar: Su?</text:p>
      <text:p text:style-name="P1">08/02/15 6:34:42 am: Ayu New: Seriel</text:p>
      <text:p text:style-name="P1">08/02/15 6:35:09 am: Shridhar: U watched khatro ke khiladi</text:p>
      <text:p text:style-name="P1">08/02/15 6:40:11 am: Ayu New: No crappy show</text:p>
      <text:p text:style-name="P1">08/02/15 6:40:34 am: Shridhar: MasterChef chalu Thai gayu?</text:p>
      <text:p text:style-name="P1">08/02/15 6:40:45 am: Ayu New: Yeah</text:p>
      <text:p text:style-name="P1">08/02/15 6:44:35 am: Shridhar: Wic actor do u like the most?</text:p>
      <text:p text:style-name="P1">08/02/15 6:44:41 am: Shridhar: Like in hotness</text:p>
      <text:p text:style-name="P1">08/02/15 6:44:49 am: Ayu New: Ranvir singh</text:p>
      <text:p text:style-name="P1">08/02/15 6:45:00 am: Shridhar: Hollywood ma nai?</text:p>
      <text:p text:style-name="P1">08/02/15 6:45:15 am: Ayu New: Bradley cooper n brad pitt</text:p>
      <text:p text:style-name="P1">08/02/15 6:46:17 am: Shridhar: Give some basic idea for decoration at farm</text:p>
      <text:p text:style-name="P1">08/02/15 6:47:50 am: Ayu New: Y would u decorate is he proposing</text:p>
      <text:p text:style-name="P1">08/02/15 6:48:21 am: Shridhar: Na he is not but khali ring ceremony 6e no pandit also</text:p>
      <text:p text:style-name="P1">08/02/15 6:51:02 am: Ayu New: So this is gf or not</text:p>
      <text:p text:style-name="P1">08/02/15 6:52:05 am: Shridhar: Arey pelu mein natu kayu they were searching na both and they din find so ek bija Jode karyu</text:p>
      <text:p text:style-name="P1">08/02/15 6:52:23 am: Ayu New: That's ridiculous</text:p>
      <text:p text:style-name="P1">08/02/15 6:52:32 am: Ayu New: I would rather stay single and keep fucking men</text:p>
      <text:p text:style-name="P1">08/02/15 6:52:49 am: Ayu New: I don't have anything in mind for such couple</text:p>
      <text:p text:style-name="P1">08/02/15 6:55:37 am: Shridhar: &lt;image omitted&gt;</text:p>
      <text:p text:style-name="P1">08/02/15 6:56:06 am: Ayu New: Not that pretty</text:p>
      <text:p text:style-name="P1">08/02/15 6:56:13 am: Shridhar: Ya I know</text:p>
      <text:p text:style-name="P1">08/02/15 7:08:57 am: Shridhar: How's mom??</text:p>
      <text:p text:style-name="P1">08/02/15 7:09:12 am: Ayu New: Okay</text:p>
      <text:p text:style-name="P1"><text:soft-page-break/>08/02/15 7:12:41 am: Shridhar: Yatin is tryin to separate from the house means ghare jagda chale 6e ena Bhai Jode</text:p>
      <text:p text:style-name="P1">08/02/15 7:13:46 am: Ayu New: Toh what donyou have to do with it</text:p>
      <text:p text:style-name="P1">08/02/15 7:13:55 am: Shridhar: Just tellin u</text:p>
      <text:p text:style-name="P1">08/02/15 7:14:17 am: Ayu New: Hmm</text:p>
      <text:p text:style-name="P1">08/02/15 7:14:32 am: Shridhar: Shreya ayi gai pa6i?did u tak?</text:p>
      <text:p text:style-name="P1">08/02/15 7:14:50 am: Shridhar: Monday na ba nu interview 6e for citizenship</text:p>
      <text:p text:style-name="P1">08/02/15 7:16:14 am: Shridhar: Wic date u planning?</text:p>
      <text:p text:style-name="P1">08/02/15 7:16:30 am: Ayu New: Sep 5,6</text:p>
      <text:p text:style-name="P1">08/02/15 7:16:36 am: Shridhar: Okay</text:p>
      <text:p text:style-name="P1">08/02/15 7:16:40 am: Shridhar: Miami right</text:p>
      <text:p text:style-name="P1">08/02/15 7:17:40 am: Ayu New: Yeah</text:p>
      <text:p text:style-name="P1">08/02/15 7:29:26 am: Ayu New: Tara varshafoi shak ma ketlu tel nakhe che</text:p>
      <text:p text:style-name="P1">08/02/15 7:30:53 am: Shridhar: Kem su thayu</text:p>
      <text:p text:style-name="P1">08/02/15 7:31:36 am: Ayu New: Just telling u</text:p>
      <text:p text:style-name="P1">08/02/15 7:31:48 am: Shridhar: Acha etle she made some shak when u went</text:p>
      <text:p text:style-name="P1">08/02/15 7:31:50 am: Ayu New: Emni kadhu bhi bau gari hoy che</text:p>
      <text:p text:style-name="P1">08/02/15 7:32:05 am: Ayu New: She gave me which was nice of her but i am just telling u</text:p>
      <text:p text:style-name="P1">08/02/15 7:32:11 am: Ayu New: So much oil</text:p>
      <text:p text:style-name="P1">08/02/15 7:32:17 am: Ayu New: Upar tare oil</text:p>
      <text:p text:style-name="P1">08/02/15 7:32:20 am: Shridhar: I hate sweet kadhi man</text:p>
      <text:p text:style-name="P1">08/02/15 7:32:21 am: Ayu New: It is so unhealthy</text:p>
      <text:p text:style-name="P1">08/02/15 7:32:28 am: Shridhar: Ya eh toh 6e</text:p>
      <text:p text:style-name="P1">08/02/15 7:32:57 am: Ayu New: &lt;image omitted&gt;</text:p>
      <text:p text:style-name="P1">08/02/15 7:33:13 am: Shridhar: Mom is gna ask u how to make pasta</text:p>
      <text:p text:style-name="P1">08/02/15 7:33:16 am: Shridhar: Tell her</text:p>
      <text:p text:style-name="P1">08/02/15 7:33:39 am: Ayu New: When</text:p>
      <text:p text:style-name="P1">08/02/15 7:33:49 am: Ayu New: I don't know how u make pasta sauce ghare</text:p>
      <text:p text:style-name="P1">08/02/15 7:33:55 am: Ayu New: I get readade pasta sauce</text:p>
      <text:p text:style-name="P1">08/02/15 7:34:00 am: Ayu New: Readymade</text:p>
      <text:p text:style-name="P1">08/02/15 7:34:01 am: Shridhar: <text:span text:style-name="T2">callin u now for pasta</text:span></text:p>
      <text:p text:style-name="P1">08/02/15 10:52:16 pm: Shridhar: M gna sleep</text:p>
      <text:p text:style-name="P1">08/02/15 10:52:19 pm: Shridhar: Gd8</text:p>
      <text:p text:style-name="P1">08/02/15 10:52:22 pm: Shridhar: Love u</text:p>
      <text:p text:style-name="P1">08/02/15 10:52:24 pm: Shridhar: Mwaaah</text:p>
      <text:p text:style-name="P1">09/02/15 5:07:13 am: Ayu New: &lt;image omitted&gt;</text:p>
      <text:p text:style-name="P1">09/02/15 5:07:19 am: Ayu New: Clean house looks so much better</text:p>
      <text:p text:style-name="P1">09/02/15 5:45:40 am: Shridhar: Gm</text:p>
      <text:p text:style-name="P1">09/02/15 6:19:02 am: Shridhar: Obv it does</text:p>
      <text:p text:style-name="P1">09/02/15 6:19:10 am: Shridhar: U watching filmfare right</text:p>
      <text:p text:style-name="P1">09/02/15 6:19:27 am: Ayu New: Yeah not on yet</text:p>
      <text:p text:style-name="P1">09/02/15 6:19:32 am: Ayu New: I am going to get my dinner</text:p>
      <text:p text:style-name="P1">09/02/15 6:20:05 am: Shridhar: Wt u gna have</text:p>
      <text:p text:style-name="P1">09/02/15 6:20:08 am: Shridhar: ChineseV</text:p>
      <text:p text:style-name="P1">09/02/15 6:20:19 am: Ayu New: Thai</text:p>
      <text:p text:style-name="P1">09/02/15 6:30:34 am: Shridhar: Su lidhu?</text:p>
      <text:p text:style-name="P1">09/02/15 6:30:45 am: Ayu New: &lt;image omitted&gt;</text:p>
      <text:p text:style-name="P1">09/02/15 6:30:52 am: Ayu New: For a change i am eating vegeterian</text:p>
      <text:p text:style-name="P1">09/02/15 6:31:22 am: Shridhar: Okay khai le toh</text:p>
      <text:p text:style-name="P1">09/02/15 6:31:27 am: Ayu New: &lt;image omitted&gt;</text:p>
      <text:p text:style-name="P1">09/02/15 6:31:34 am: Ayu New: Laundry leva jis pachi khais</text:p>
      <text:p text:style-name="P1">09/02/15 6:31:51 am: Shridhar: Okay eh savare kari</text:p>
      <text:p text:style-name="P1">09/02/15 6:32:03 am: Ayu New: Hamana</text:p>
      <text:p text:style-name="P1">09/02/15 6:32:12 am: Shridhar: Okay</text:p>
      <text:p text:style-name="P1">09/02/15 6:32:21 am: Shridhar: Kevu 6e mom ne?</text:p>
      <text:p text:style-name="P1">09/02/15 6:32:36 am: Ayu New: Saru che</text:p>
      <text:p text:style-name="P1">09/02/15 6:32:47 am: Shridhar: Okay</text:p>
      <text:p text:style-name="P1">09/02/15 6:33:10 am: Ayu New: Infection lgyu che but ene kayam thai che yeshu malav <text:soft-page-break/>ni pregnancy operation kartu pac i bhi thai ti</text:p>
      <text:p text:style-name="P1">09/02/15 6:33:34 am: Shridhar: Oh okay but ena thi pblm na thaine</text:p>
      <text:p text:style-name="P1">09/02/15 6:33:37 am: Ayu New: Na</text:p>
      <text:p text:style-name="P1">09/02/15 6:33:46 am: Ayu New: Antibiotics api emergency ma lai gaya ta</text:p>
      <text:p text:style-name="P1">09/02/15 6:33:57 am: Shridhar: Oh pa6i</text:p>
      <text:p text:style-name="P1">09/02/15 6:34:24 am: Ayu New: Kasu nai she willbe goo</text:p>
      <text:p text:style-name="P1">09/02/15 6:34:25 am: Ayu New: Good</text:p>
      <text:p text:style-name="P1">09/02/15 6:34:36 am: Ayu New: Urinary tract infection che khali</text:p>
      <text:p text:style-name="P1">09/02/15 6:34:46 am: Shridhar: Okay</text:p>
      <text:p text:style-name="P1">09/02/15 6:34:58 am: Shridhar: Biju Kai thai nai ne ena thi toh</text:p>
      <text:p text:style-name="P1">09/02/15 6:35:08 am: Ayu New: Na</text:p>
      <text:p text:style-name="P1">09/02/15 6:42:59 am: Ayu New: &lt;image omitted&gt;</text:p>
      <text:p text:style-name="P1">09/02/15 6:43:02 am: Ayu New: &lt;image omitted&gt;</text:p>
      <text:p text:style-name="P1">09/02/15 6:43:05 am: Ayu New: &lt;image omitted&gt;</text:p>
      <text:p text:style-name="P1">09/02/15 6:43:09 am: Ayu New: &lt;image omitted&gt;</text:p>
      <text:p text:style-name="P1">09/02/15 6:43:12 am: Ayu New: &lt;image omitted&gt;</text:p>
      <text:p text:style-name="P1">09/02/15 7:28:17 am: Ayu New: U are seeing my messages but not replying</text:p>
      <text:p text:style-name="P1">09/02/15 7:28:25 am: Ayu New: Last seen 2 min ago</text:p>
      <text:p text:style-name="P1">09/02/15 7:29:24 am: Shridhar: U send the wine bottle ena pa6i Dharmik called so was takin</text:p>
      <text:p text:style-name="P1">09/02/15 7:29:33 am: Ayu New: Hmm</text:p>
      <text:p text:style-name="P1">09/02/15 7:29:44 am: Shridhar: Bolo</text:p>
      <text:p text:style-name="P1">09/02/15 7:30:31 am: Ayu New: Nothing one of my dance school friend is dancer in ganesh hegde's troop in filmfare i just saw her n she even posted some pictures on fb</text:p>
      <text:p text:style-name="P1">09/02/15 7:31:15 am: Ayu New: U know boogie woogie auditions ma i got selected n not her n look at her today. I regret somuch not listening to myself n doing something what i liked</text:p>
      <text:p text:style-name="P1">09/02/15 7:31:40 am: Ayu New: Atleast I wouldn't have been stuck in this profession I don't like</text:p>
      <text:p text:style-name="P1">09/02/15 7:33:42 am: Shridhar: Iti chauhan</text:p>
      <text:p text:style-name="P1">09/02/15 7:33:49 am: Ayu New: Yeah</text:p>
      <text:p text:style-name="P1">09/02/15 7:34:00 am: Ayu New: I m kinda jealous</text:p>
      <text:p text:style-name="P1">09/02/15 7:34:17 am: Ayu New: Cuz i was a better dancer and i m stick with something I don't like</text:p>
      <text:p text:style-name="P1">09/02/15 7:34:26 am: Ayu New: Stuck*</text:p>
      <text:p text:style-name="P1">09/02/15 7:34:42 am: Ayu New: Guess what my kid is going to be a dancer or an actor</text:p>
      <text:p text:style-name="P1">09/02/15 7:34:45 am: Ayu New: Decided</text:p>
      <text:p text:style-name="P1">09/02/15 7:41:35 am: Shridhar: Ok we will let him do wat he wants</text:p>
      <text:p text:style-name="P1">09/02/15 7:41:46 am: Shridhar: Or she</text:p>
      <text:p text:style-name="P1">09/02/15 7:41:58 am: Ayu New: No</text:p>
      <text:p text:style-name="P1">09/02/15 7:42:10 am: Ayu New: Dancer or actor</text:p>
      <text:p text:style-name="P1">09/02/15 7:43:25 am: Shridhar: No force</text:p>
      <text:p text:style-name="P1">09/02/15 7:44:04 am: Ayu New: I ll</text:p>
      <text:p text:style-name="P1">09/02/15 7:46:02 am: Ayu New: U know there is no understanding i cannot share anything with u because u never understand me</text:p>
      <text:p text:style-name="P1">09/02/15 7:54:59 am: Shridhar: Arey baba I know u have ur wish okay u groom them to be a actor or dancer from their childhood</text:p>
      <text:p text:style-name="P1">09/02/15 7:58:01 am: Shridhar: Now where u went</text:p>
      <text:p text:style-name="P1">09/02/15 7:58:07 am: Shridhar: Laundry Ke eating</text:p>
      <text:p text:style-name="P1">09/02/15 8:01:35 am: Shridhar: Hello</text:p>
      <text:p text:style-name="P1">09/02/15 8:01:49 am: Shridhar: Y wouldn't I understand</text:p>
      <text:p text:style-name="P1">09/02/15 8:01:55 am: Shridhar: I get u hun</text:p>
      <text:p text:style-name="P1">09/02/15 8:01:57 am: Shridhar: Relax</text:p>
      <text:p text:style-name="P1">09/02/15 8:02:20 am: Ayu New: U never</text:p>
      <text:p text:style-name="P1">09/02/15 8:02:28 am: Shridhar: I do baby</text:p>
      <text:p text:style-name="P1">09/02/15 8:03:04 am: Shridhar: Wat u doin</text:p>
      <text:p text:style-name="P1">09/02/15 8:13:49 am: Shridhar: Hello baby su Kare 6e</text:p>
      <text:p text:style-name="P1">09/02/15 8:52:39 am: Ayu New: Drinking</text:p>
      <text:p text:style-name="P1"><text:soft-page-break/>09/02/15 8:54:16 am: Shridhar: Kale job nathi?</text:p>
      <text:p text:style-name="P1">09/02/15 9:00:48 am: Ayu New: Yeah so</text:p>
      <text:p text:style-name="P1">09/02/15 9:01:04 am: Ayu New: 2 glasses doesn't make a difference</text:p>
      <text:p text:style-name="P1">09/02/15 9:01:29 am: Ayu New: It's just 48% alcohol</text:p>
      <text:p text:style-name="P1">09/02/15 9:02:26 am: Shridhar: Ya okay tat I know but was just asking ane it's wine I know it won't affect u with 2 glasses</text:p>
      <text:p text:style-name="P1">09/02/15 9:03:36 am: Ayu New: So rhan y r u asking if i have to go to work tomorrow</text:p>
      <text:p text:style-name="P1">09/02/15 9:27:12 am: Shridhar: Emaj</text:p>
      <text:p text:style-name="P1">09/02/15 9:28:59 am: Ayu New: Yehsu asked shreya and she relied after 2 days saying she is nit sure she will be able to come</text:p>
      <text:p text:style-name="P1">09/02/15 9:29:09 am: Ayu New: Because of her "job"</text:p>
      <text:p text:style-name="P1">09/02/15 9:29:31 am: Shridhar: Toh tel leva gai</text:p>
      <text:p text:style-name="P1">09/02/15 9:30:04 am: Shridhar: Ave tu fari nai pu6e ene</text:p>
      <text:p text:style-name="P1">09/02/15 9:30:32 am: Ayu New: Ifocurse not</text:p>
      <text:p text:style-name="P1">09/02/15 9:30:51 am: Ayu New: I feel have udva mandse job mali che etle</text:p>
      <text:p text:style-name="P1">09/02/15 9:30:55 am: Ayu New: Jo je</text:p>
      <text:p text:style-name="P1">09/02/15 9:31:31 am: Ayu New: Because city were she will be working is an hour from richmond etle have toh every weekend g na ghare oadi rehvani johe</text:p>
      <text:p text:style-name="P1">09/02/15 9:31:34 am: Ayu New: Joje*</text:p>
      <text:p text:style-name="P1">09/02/15 9:33:38 am: Shridhar: Ej karse</text:p>
      <text:p text:style-name="P1">09/02/15 9:34:05 am: Ayu New: So ur mom must have done all kinds of puja for her</text:p>
      <text:p text:style-name="P1">09/02/15 9:34:52 am: Ayu New: Ketla paisa apya mandir ma tell u something mandir vada pausa pandit ne ape and pandit na ghar nu rashan ave mahina nu a pausa thi because mandir renovate thai trust na paisa thi</text:p>
      <text:p text:style-name="P1">09/02/15 9:35:07 am: Ayu New: This is the reason i hate donating money mandir ma</text:p>
      <text:p text:style-name="P1">09/02/15 9:35:33 am: Ayu New: U rather feed hungry people and give clothes to poor naked people</text:p>
      <text:p text:style-name="P1">09/02/15 9:36:07 am: Shridhar: Na her mom did not mine</text:p>
      <text:p text:style-name="P1">09/02/15 9:36:45 am: Ayu New: Ba toh kehta hata</text:p>
      <text:p text:style-name="P1">09/02/15 9:36:52 am: Shridhar: Ya I also don donate</text:p>
      <text:p text:style-name="P1">09/02/15 9:37:14 am: Ayu New: I m not teaching my kids all this</text:p>
      <text:p text:style-name="P1">09/02/15 9:37:18 am: Shridhar: Well mom just gave the cash to pandit</text:p>
      <text:p text:style-name="P1">09/02/15 9:37:37 am: Ayu New: See a cash nu a 3 divas nu dudh kayo hase ena ghar mate</text:p>
      <text:p text:style-name="P1">09/02/15 9:37:39 am: Shridhar: She din do any puja</text:p>
      <text:p text:style-name="P1">09/02/15 9:38:06 am: Shridhar: Vadhare it was some 5k twice apya ta I guess to some pandit I don know</text:p>
      <text:p text:style-name="P1">09/02/15 9:38:15 am: Ayu New: Omfg</text:p>
      <text:p text:style-name="P1">09/02/15 9:38:25 am: Shridhar: Yes oufg</text:p>
      <text:p text:style-name="P1">09/02/15 9:38:25 am: Ayu New: Y the fuck would she use ur miney for all that</text:p>
      <text:p text:style-name="P1">09/02/15 9:38:38 am: Shridhar: Not mine it's varsha's</text:p>
      <text:p text:style-name="P1">09/02/15 9:39:02 am: Shridhar: Emma 200-300 dollars ghare padya hoi for all this things</text:p>
      <text:p text:style-name="P1">09/02/15 9:39:03 am: Ayu New: Ketla dhakiyanusi vicharo vadu family che taru</text:p>
      <text:p text:style-name="P1">09/02/15 9:39:48 am: Ayu New: Crap</text:p>
      <text:p text:style-name="P1">09/02/15 9:40:05 am: Ayu New: I am so not staying even closer to this family</text:p>
      <text:p text:style-name="P1">09/02/15 9:40:13 am: Shridhar: U don have to do anything na so chill</text:p>
      <text:p text:style-name="P1">09/02/15 9:40:31 am: Ayu New: I don't want my kids to be orthodox and illigical like this people</text:p>
      <text:p text:style-name="P1">09/02/15 9:40:39 am: Shridhar: They won't be</text:p>
      <text:p text:style-name="P1">09/02/15 9:40:39 am: Ayu New: Im not even doing it</text:p>
      <text:p text:style-name="P1">09/02/15 9:40:55 am: Ayu New: Ur mom was like $25 chadavana bethak mandirma</text:p>
      <text:p text:style-name="P1">09/02/15 9:41:15 am: Ayu New: Su karva bhai 1 kallak kam karu tyare 27$ male che</text:p>
      <text:p text:style-name="P1">09/02/15 9:41:24 am: Ayu New: A pandit ne apvana ena ghar nu food lava</text:p>
      <text:p text:style-name="P1">09/02/15 9:41:26 am: Shridhar: Ek vaar chadiy deje or tell her u will put it for feeding cows</text:p>
      <text:p text:style-name="P1">09/02/15 9:41:34 am: Ayu New: No</text:p>
      <text:p text:style-name="P1">09/02/15 9:41:38 am: Ayu New: I m not doing it</text:p>
      <text:p text:style-name="P1">09/02/15 9:41:40 am: Shridhar: Na Apis</text:p>
      <text:p text:style-name="P1"><text:soft-page-break/>09/02/15 9:41:48 am: Shridhar: I'll give it</text:p>
      <text:p text:style-name="P1">09/02/15 9:41:49 am: Ayu New: I don't believe in all this</text:p>
      <text:p text:style-name="P1">09/02/15 9:41:56 am: Ayu New: Gai em bhi ghas khati hoy</text:p>
      <text:p text:style-name="P1">09/02/15 9:42:39 am: Ayu New: No</text:p>
      <text:p text:style-name="P1">09/02/15 9:42:43 am: Ayu New: U ll not either</text:p>
      <text:p text:style-name="P1">09/02/15 9:42:51 am: Ayu New: If u do it me and u are not happening</text:p>
      <text:p text:style-name="P1">09/02/15 9:43:06 am: Shridhar: Saru</text:p>
      <text:p text:style-name="P1">09/02/15 9:43:08 am: Ayu New: I believe all that is wastage of money</text:p>
      <text:p text:style-name="P1">09/02/15 9:43:20 am: Ayu New: I rather donate somewhere like orphanage</text:p>
      <text:p text:style-name="P1">09/02/15 9:43:26 am: Ayu New: Or old age homes</text:p>
      <text:p text:style-name="P1">09/02/15 9:43:32 am: Ayu New: A bhi vastuo buy kari ne</text:p>
      <text:p text:style-name="P1">09/02/15 9:43:37 am: Shridhar: Ya we will go to nadiad like last time</text:p>
      <text:p text:style-name="P1">09/02/15 9:44:05 am: Ayu New: I m just saying mandiro ma daan mara thi expect nai karvanu</text:p>
      <text:p text:style-name="P1">09/02/15 9:44:48 am: Ayu New: I m not orthodox</text:p>
      <text:p text:style-name="P1">09/02/15 9:44:51 am: Shridhar: Saru even I don't do it so it's okay</text:p>
      <text:p text:style-name="P1">09/02/15 9:45:52 am: Ayu New: Good don't even teach my kids all this mare free minded banava che they can follow religion they like not necessary they follow hinduism</text:p>
      <text:p text:style-name="P1">09/02/15 9:46:07 am: Shridhar: Ya okay</text:p>
      <text:p text:style-name="P1">09/02/15 9:47:18 am: Ayu New: Tane toh evu j hase that i m bad person</text:p>
      <text:p text:style-name="P1">09/02/15 9:47:30 am: Ayu New: Well I don't care i know what i am and how i am</text:p>
      <text:p text:style-name="P1">09/02/15 9:48:20 am: Shridhar: I don think u as bad person I don stop u to do what u want so y the hassle</text:p>
      <text:p text:style-name="P1">09/02/15 9:49:16 am: Ayu New: U do feel that. Because i put my thoughts forward which is not even like a songle oerson in ur family u do feel i am bad. Well suit urself</text:p>
      <text:p text:style-name="P1">09/02/15 9:49:21 am: Ayu New: I can't help it</text:p>
      <text:p text:style-name="P1">09/02/15 9:49:35 am: Ayu New: I am the way i am , accept or leave</text:p>
      <text:p text:style-name="P1">09/02/15 9:50:14 am: Shridhar: Did I tell u anything</text:p>
      <text:p text:style-name="P1">09/02/15 9:50:28 am: Shridhar: Then wat u taking a lit</text:p>
      <text:p text:style-name="P1">09/02/15 9:50:36 am: Shridhar: About</text:p>
      <text:p text:style-name="P1">09/02/15 9:51:54 am: Ayu New: U don't say but u would have thought about this</text:p>
      <text:p text:style-name="P1">09/02/15 9:52:09 am: Shridhar: Bout wat?</text:p>
      <text:p text:style-name="P1">09/02/15 9:52:45 am: Shridhar: I haven't thought about religious stuff bcoz I know we both will not be doin it as we are tere</text:p>
      <text:p text:style-name="P1">09/02/15 10:45:40 am: Ayu New: Goodnight</text:p>
      <text:p text:style-name="P1">09/02/15 10:45:51 am: Shridhar: Gd8</text:p>
      <text:p text:style-name="P1">09/02/15 10:45:54 am: Shridhar: Mwaaah</text:p>
      <text:p text:style-name="P1">09/02/15 7:24:58 pm: Shridhar: Gm</text:p>
      <text:p text:style-name="P1">10/02/15 5:52:23 am: Shridhar: Ssup</text:p>
      <text:p text:style-name="P1">10/02/15 5:55:32 am: Shridhar: Ba failed</text:p>
      <text:p text:style-name="P1">10/02/15 6:02:54 am: Ayu New: Hmm tell ba book pakde akho divas mandir same besva thi kai nai thai</text:p>
      <text:p text:style-name="P1">10/02/15 6:09:39 am: Ayu New: &lt;image omitted&gt;</text:p>
      <text:p text:style-name="P1">10/02/15 6:13:31 am: Shridhar: Ya she was studyin</text:p>
      <text:p text:style-name="P1">10/02/15 6:13:43 am: Shridhar: I don know the details but I just msgd Shreya and she told</text:p>
      <text:p text:style-name="P1">10/02/15 6:13:59 am: Ayu New: Hmm problem is ba can't speak English</text:p>
      <text:p text:style-name="P1">10/02/15 6:14:10 am: Ayu New: Neither she can understand</text:p>
      <text:p text:style-name="P1">10/02/15 6:14:30 am: Ayu New: And i am not offending i am just putting forward her provlem</text:p>
      <text:p text:style-name="P1">10/02/15 6:15:00 am: Shridhar: Ya Okay but last I heard was she was practising spellings and stuff pa6i khabr nai</text:p>
      <text:p text:style-name="P1">10/02/15 6:15:40 am: Ayu New: Hmm</text:p>
      <text:p text:style-name="P1">10/02/15 6:16:56 am: Shridhar: Wt u doin</text:p>
      <text:p text:style-name="P1">10/02/15 6:17:29 am: Ayu New: Tv</text:p>
      <text:p text:style-name="P1">10/02/15 6:26:46 am: Shridhar: When's Hardik coming back?</text:p>
      <text:p text:style-name="P1">10/02/15 6:27:00 am: Ayu New: &lt;vCard omitted&gt;</text:p>
      <text:p text:style-name="P1"><text:soft-page-break/>10/02/15 6:27:06 am: Ayu New: Contact him</text:p>
      <text:p text:style-name="P1">10/02/15 6:27:10 am: Shridhar: Ya</text:p>
      <text:p text:style-name="P1">10/02/15 6:27:14 am: Ayu New: Go out for a coffee or something</text:p>
      <text:p text:style-name="P1">10/02/15 6:27:20 am: Ayu New: He was asking about u today</text:p>
      <text:p text:style-name="P1">10/02/15 6:27:25 am: Ayu New: If u want too</text:p>
      <text:p text:style-name="P1">10/02/15 6:27:33 am: Ayu New: I am not forcing anyone</text:p>
      <text:p text:style-name="P1">10/02/15 6:27:54 am: Shridhar: Okay will meet him and go out for lunch bcoz coffee not possible but lunch I can meet him for sometime</text:p>
      <text:p text:style-name="P1">10/02/15 6:28:04 am: Ayu New: Well than text him</text:p>
      <text:p text:style-name="P1">10/02/15 6:28:09 am: Shridhar: Ya okay</text:p>
      <text:p text:style-name="P1">10/02/15 6:28:18 am: Shridhar: But when's he gna return if u know</text:p>
      <text:p text:style-name="P1">10/02/15 6:28:41 am: Ayu New: &lt;image omitted&gt;</text:p>
      <text:p text:style-name="P1">10/02/15 6:29:49 am: Shridhar: Hmmm so I'll take along the medicines while I go to meet him</text:p>
      <text:p text:style-name="P1">10/02/15 6:30:23 am: Ayu New: Yeah u ll love him he is nice.. Best guy friend i have ever had</text:p>
      <text:p text:style-name="P1">10/02/15 6:31:30 am: Ayu New: Well actually Vikas too</text:p>
      <text:p text:style-name="P1">10/02/15 6:32:11 am: Shridhar: Well gna meet him for the 1st time</text:p>
      <text:p text:style-name="P1">10/02/15 6:32:30 am: Ayu New: Na malvu hoy toh bhi kai de anyway I don't expect it</text:p>
      <text:p text:style-name="P1">10/02/15 6:32:39 am: Ayu New: I ll tell arunkaka to adjust something</text:p>
      <text:p text:style-name="P1">10/02/15 6:33:30 am: Shridhar: I haven't told u anything about not meeting did I y do u assume things</text:p>
      <text:p text:style-name="P1">10/02/15 6:35:15 am: Ayu New: U have never liked my friends</text:p>
      <text:p text:style-name="P1">10/02/15 6:35:31 am: Shridhar: Tats not true common</text:p>
      <text:p text:style-name="P1">10/02/15 6:37:55 am: Ayu New: I meant guy friends.. Well u tell me i have been friends with ur friends but have u ever been that free n friends with mine</text:p>
      <text:p text:style-name="P1">10/02/15 6:43:26 am: Shridhar: I tak to Vikas and JD</text:p>
      <text:p text:style-name="P1">10/02/15 6:44:13 am: Ayu New: Oh wow like i talk to rushabh, pujan , tiku , kaushal, Priyanka etc etc</text:p>
      <text:p text:style-name="P1">10/02/15 6:44:25 am: Ayu New: I never knew u wereso free with them</text:p>
      <text:p text:style-name="P1">10/02/15 6:44:59 am: Shridhar: Tats becoz u have met them many times I m free with archana</text:p>
      <text:p text:style-name="P1">10/02/15 6:45:46 am: Ayu New: I m talking about my guy friends and i never knew i have met ur friends more than 2 times</text:p>
      <text:p text:style-name="P1">10/02/15 6:46:59 am: Ayu New: Tane jyare mara mate j feelings na hoy toh mara friends and mara family mate kai thi avse </text:p>
      <text:p text:style-name="P1">10/02/15 6:47:35 am: Shridhar: Think wat u want bcoz tats not the case at all</text:p>
      <text:p text:style-name="P1">10/02/15 7:05:32 am: Ayu New: Y r u online</text:p>
      <text:p text:style-name="P1">10/02/15 7:05:39 am: Ayu New: Whom are you talking too</text:p>
      <text:p text:style-name="P1">10/02/15 7:05:50 am: Shridhar: In the group</text:p>
      <text:p text:style-name="P1">10/02/15 7:10:50 am: Shridhar: Alryt so when's he leaving back</text:p>
      <text:p text:style-name="P1">10/02/15 7:11:43 am: Shridhar: Hello</text:p>
      <text:p text:style-name="P1">10/02/15 7:12:05 am: Ayu New: I don't know how many fucking timesshould i tell u</text:p>
      <text:p text:style-name="P1">10/02/15 7:12:39 am: Shridhar: Na u haven't told me</text:p>
      <text:p text:style-name="P1">10/02/15 7:13:04 am: Ayu New: I have told u download yesterday's chat and see yourself</text:p>
      <text:p text:style-name="P1">10/02/15 7:13:37 am: Ayu New: Tane loko ni bairio game loko ni life game hu koi divas gami chu mara oar koi divas dhyan apyu che toh mari vaato yaad reh tane</text:p>
      <text:p text:style-name="P1">10/02/15 7:14:05 am: Shridhar: Hello yesterday we never taked about Hardik at all</text:p>
      <text:p text:style-name="P1">10/02/15 7:14:08 am: Shridhar: Check it urself</text:p>
      <text:p text:style-name="P1">10/02/15 7:14:18 am: Ayu New: So now again i am at fault</text:p>
      <text:p text:style-name="P1">10/02/15 7:14:31 am: Ayu New: I have told u twice n not once</text:p>
      <text:p text:style-name="P1">10/02/15 7:14:44 am: Ayu New: This is the thirdfucking time im telling u I don't know</text:p>
      <text:p text:style-name="P1">10/02/15 7:15:09 am: Ayu New: And if u don't wantto meet him im not forcing u don't go , i can ask arunkaka to arrange it</text:p>
      <text:p text:style-name="P1">10/02/15 7:15:23 am: Ayu New: Because it doesn't seem urfine to meet my friends</text:p>
      <text:p text:style-name="P1">10/02/15 7:15:34 am: Shridhar: Y do u think I m blaming u for god sake</text:p>
      <text:p text:style-name="P1">10/02/15 7:15:34 am: Ayu New: Except hiral or other girl friends</text:p>
      <text:p text:style-name="P1"><text:soft-page-break/>10/02/15 7:16:18 am: Shridhar: I din tell I don wanna meet him ane it was Nthin to get hyped about telling I don know</text:p>
      <text:p text:style-name="P1">10/02/15 7:17:23 am: Shridhar: Hello</text:p>
      <text:p text:style-name="P1">10/02/15 7:19:42 am: Ayu New: In each message u r indicating it's my fault n i m the bad one</text:p>
      <text:p text:style-name="P1">10/02/15 7:19:55 am: Shridhar: No I m not</text:p>
      <text:p text:style-name="P1">10/02/15 7:21:52 am: Shridhar: Ayu just stay chilled</text:p>
      <text:p text:style-name="P1">10/02/15 7:24:04 am: Shridhar: I will meet him don worry</text:p>
      <text:p text:style-name="P1">10/02/15 7:24:32 am: Ayu New: Don't make it sound like ur doing a favor</text:p>
      <text:p text:style-name="P1">10/02/15 7:24:37 am: Ayu New: Ur not forced</text:p>
      <text:p text:style-name="P1">10/02/15 7:24:49 am: Shridhar: I know I m not forced</text:p>
      <text:p text:style-name="P1">10/02/15 7:25:37 am: Shridhar: Wat u watchin be</text:p>
      <text:p text:style-name="P1">10/02/15 7:25:54 am: Ayu New: Tarak mehta</text:p>
      <text:p text:style-name="P1">10/02/15 7:26:21 am: Shridhar: U like it?</text:p>
      <text:p text:style-name="P1">10/02/15 7:27:45 am: Shridhar: U like tat serial</text:p>
      <text:p text:style-name="P1">10/02/15 7:27:55 am: Ayu New: Yeah</text:p>
      <text:p text:style-name="P1">10/02/15 7:28:14 am: Shridhar: I feel they dragging it</text:p>
      <text:p text:style-name="P1">10/02/15 7:29:39 am: Ayu New: Hmm</text:p>
      <text:p text:style-name="P1">10/02/15 7:30:28 am: Shridhar: Pelu movie bau news ma 6e 50 shades of grey</text:p>
      <text:p text:style-name="P1">10/02/15 7:31:22 am: Ayu New: Hmm okay</text:p>
      <text:p text:style-name="P1">10/02/15 7:31:37 am: Shridhar: Arey it's not yet come</text:p>
      <text:p text:style-name="P1">10/02/15 7:31:51 am: Shridhar: It's coming on valentines</text:p>
      <text:p text:style-name="P1">10/02/15 7:31:53 am: Ayu New: I know that</text:p>
      <text:p text:style-name="P1">10/02/15 7:31:56 am: Shridhar: I saw the trailer</text:p>
      <text:p text:style-name="P1">10/02/15 7:32:03 am: Shridhar: Day before I think</text:p>
      <text:p text:style-name="P1">10/02/15 7:46:00 am: Shridhar: Wic is brad Pitts new movie</text:p>
      <text:p text:style-name="P1">10/02/15 7:53:11 am: Ayu New: I don't know</text:p>
      <text:p text:style-name="P1">10/02/15 7:54:00 am: Ayu New: I haven't been watching movies or trailers lately. I don't have money and time</text:p>
      <text:p text:style-name="P1">10/02/15 8:08:43 am: Shridhar: Oh okay</text:p>
      <text:p text:style-name="P1">10/02/15 8:08:48 am: Shridhar: I thought u must be knowing</text:p>
      <text:p text:style-name="P1">10/02/15 8:09:35 am: Ayu New: So u r trying to tell i am not inn</text:p>
      <text:p text:style-name="P1">10/02/15 8:09:46 am: Ayu New: Trying to act sarcastic witt me</text:p>
      <text:p text:style-name="P1">10/02/15 8:09:48 am: Shridhar: Na I m not in u are etle I asked u</text:p>
      <text:p text:style-name="P1">10/02/15 8:10:20 am: Shridhar: Not sarcastic common</text:p>
      <text:p text:style-name="P1">10/02/15 8:22:12 am: Ayu New: There has never been a day or a sec when u not thought of another women instead if me</text:p>
      <text:p text:style-name="P1">10/02/15 8:22:36 am: Shridhar: I have always thought of u</text:p>
      <text:p text:style-name="P1">10/02/15 8:22:55 am: Shridhar: Never any other women</text:p>
      <text:p text:style-name="P1">10/02/15 8:23:43 am: Ayu New: I didn't believe u. Being a man whose character is like a dog , who never like woman they have u have never thought about it</text:p>
      <text:p text:style-name="P1">10/02/15 8:24:22 am: Shridhar: I haven't</text:p>
      <text:p text:style-name="P1">10/02/15 8:55:07 am: Shridhar: U slept</text:p>
      <text:p text:style-name="P1">10/02/15 8:55:16 am: Ayu New: No</text:p>
      <text:p text:style-name="P1">10/02/15 8:57:53 am: Shridhar: Wat u doin</text:p>
      <text:p text:style-name="P1">10/02/15 8:58:01 am: Ayu New: Tv</text:p>
      <text:p text:style-name="P1">10/02/15 8:58:07 am: Shridhar: Hmmm</text:p>
      <text:p text:style-name="P1">10/02/15 8:58:19 am: Shridhar: Getting bored at work</text:p>
      <text:p text:style-name="P1">10/02/15 8:58:22 am: Shridhar: 😁😁</text:p>
      <text:p text:style-name="P1">10/02/15 8:58:29 am: Ayu New: Hmm</text:p>
      <text:p text:style-name="P1">10/02/15 8:58:39 am: Ayu New: Talk to ur friends u have so many</text:p>
      <text:p text:style-name="P1">10/02/15 8:58:49 am: Shridhar: Na</text:p>
      <text:p text:style-name="P1">10/02/15 8:59:12 am: Shridhar: U tak na</text:p>
      <text:p text:style-name="P1">10/02/15 8:59:30 am: Ayu New: What</text:p>
      <text:p text:style-name="P1">10/02/15 8:59:37 am: Shridhar: Anything</text:p>
      <text:p text:style-name="P1">10/02/15 9:23:52 am: Shridhar: I love u</text:p>
      <text:p text:style-name="P1">10/02/15 9:24:28 am: Ayu New: Hmm</text:p>
      <text:p text:style-name="P1">10/02/15 9:24:37 am: Ayu New: &lt;image omitted&gt;</text:p>
      <text:p text:style-name="P1">10/02/15 9:25:17 am: Shridhar: Aha looks nice</text:p>
      <text:p text:style-name="P1"><text:soft-page-break/>10/02/15 9:25:35 am: Shridhar: But we will not be home u would have to dress up from hotel</text:p>
      <text:p text:style-name="P1">10/02/15 9:26:52 am: Shridhar: Wat u say?</text:p>
      <text:p text:style-name="P1">10/02/15 9:48:53 am: Shridhar: Cheese cake or chocolate cake?</text:p>
      <text:p text:style-name="P1">10/02/15 8:53:09 pm: Shridhar: Gm</text:p>
      <text:p text:style-name="P1">10/02/15 9:04:44 pm: Ayu New: &lt;image omitted&gt;</text:p>
      <text:p text:style-name="P1">10/02/15 9:05:20 pm: Shridhar: Lol</text:p>
      <text:p text:style-name="P1">10/02/15 11:29:25 pm: Ayu New: Neither</text:p>
      <text:p text:style-name="P1">10/02/15 11:29:26 pm: Ayu New: Vanilla cake</text:p>
      <text:p text:style-name="P1">10/02/15 11:29:37 pm: Ayu New: With chocolate topping</text:p>
      <text:p text:style-name="P1">11/02/15 5:16:28 am: Ayu New: I actually like italian cakes rather than regular</text:p>
      <text:p text:style-name="P1">11/02/15 5:16:53 am: Ayu New: Anything that has vanilla and chocolate together with a lil strawberry and nuts</text:p>
      <text:p text:style-name="P1">11/02/15 5:41:58 am: Ayu New: I mena whole strawberry syrup</text:p>
      <text:p text:style-name="P1">11/02/15 5:45:41 am: Shridhar: Gm</text:p>
      <text:p text:style-name="P1">11/02/15 5:46:18 am: Ayu New: I don't want to fight</text:p>
      <text:p text:style-name="P1">11/02/15 5:46:24 am: Ayu New: It's enough</text:p>
      <text:p text:style-name="P1">11/02/15 5:46:37 am: Shridhar: Even I don want to</text:p>
      <text:p text:style-name="P1">11/02/15 5:46:44 am: Ayu New: I m suffocating i love u I don't like fighting with u</text:p>
      <text:p text:style-name="P1">11/02/15 5:46:57 am: Ayu New: I can't live a sec without talking to u</text:p>
      <text:p text:style-name="P1">11/02/15 5:46:59 am: Shridhar: Evn I hate fighting with u</text:p>
      <text:p text:style-name="P1">11/02/15 5:47:20 am: Ayu New: &lt;image omitted&gt;</text:p>
      <text:p text:style-name="P1">11/02/15 5:47:29 am: Shridhar: Gng for bath baby wait</text:p>
      <text:p text:style-name="P1">11/02/15 5:47:43 am: Shridhar: Chinese</text:p>
      <text:p text:style-name="P1">11/02/15 5:48:16 am: Ayu New: Spaghetti aglio olio my version</text:p>
      <text:p text:style-name="P1">11/02/15 6:17:47 am: Shridhar: Bolo</text:p>
      <text:p text:style-name="P1">11/02/15 6:18:02 am: Ayu New: Spaghetti aglio olio my version</text:p>
      <text:p text:style-name="P1">11/02/15 6:18:08 am: Ayu New: Spicy</text:p>
      <text:p text:style-name="P1">11/02/15 6:18:20 am: Ayu New: Wheat spaghetti noodles</text:p>
      <text:p text:style-name="P1">11/02/15 6:18:24 am: Ayu New: Veggies</text:p>
      <text:p text:style-name="P1">11/02/15 6:18:24 am: Shridhar: Spicy u sure</text:p>
      <text:p text:style-name="P1">11/02/15 6:18:33 am: Ayu New: Yeah I couldn't eat</text:p>
      <text:p text:style-name="P1">11/02/15 6:18:50 am: Ayu New: Vadhare crush pepper nakhiyu</text:p>
      <text:p text:style-name="P1">11/02/15 6:18:56 am: Shridhar: Toh pa6i</text:p>
      <text:p text:style-name="P1">11/02/15 6:19:08 am: Shridhar: Khadu ke nai</text:p>
      <text:p text:style-name="P1">11/02/15 6:19:37 am: Ayu New: That i y i eat pita bread with it</text:p>
      <text:p text:style-name="P1">11/02/15 6:19:52 am: Shridhar: Hmmm okay</text:p>
      <text:p text:style-name="P1">11/02/15 6:20:07 am: Shridhar: Su Jove 6e</text:p>
      <text:p text:style-name="P1">11/02/15 6:20:29 am: Ayu New: Yeh hai mohabbatein</text:p>
      <text:p text:style-name="P1">11/02/15 6:21:00 am: Shridhar: Ayu biju kasu nathi baby jova mate</text:p>
      <text:p text:style-name="P1">11/02/15 6:21:23 am: Ayu New: I love this show don't behave so hypocritical like shreya</text:p>
      <text:p text:style-name="P1">11/02/15 6:21:33 am: Shridhar: Na I m not</text:p>
      <text:p text:style-name="P1">11/02/15 6:24:26 am: Ayu New: When u can watch american daily soaps what's wrong with indian shows</text:p>
      <text:p text:style-name="P1">11/02/15 6:24:39 am: Ayu New: 3rd grade tyical fob mentality</text:p>
      <text:p text:style-name="P1">11/02/15 6:25:02 am: Shridhar: But Indian show ma it's stupid family drama</text:p>
      <text:p text:style-name="P1">11/02/15 6:25:18 am: Ayu New: U have the same in american family drama</text:p>
      <text:p text:style-name="P1">11/02/15 6:25:27 am: Ayu New: And indian shows have pehla jeva nathi</text:p>
      <text:p text:style-name="P1">11/02/15 6:25:59 am: Ayu New: There are shows like mahabharat and the one i m watching right now which is based on a novel</text:p>
      <text:p text:style-name="P1">11/02/15 6:26:35 am: Ayu New: Tu reception rakhi toh i can wear something like this</text:p>
      <text:p text:style-name="P1">11/02/15 6:26:44 am: Ayu New: &lt;image omitted&gt;</text:p>
      <text:p text:style-name="P1">11/02/15 6:26:49 am: Shridhar: Mahabharat is a different thing</text:p>
      <text:p text:style-name="P1">11/02/15 6:27:14 am: Ayu New: A different and aa different mahabharat ma seriel karta vadhare drama che</text:p>
      <text:p text:style-name="P1">11/02/15 6:27:25 am: Ayu New: So it's just how u take it</text:p>
      <text:p text:style-name="P1">11/02/15 6:28:24 am: Shridhar: Okay</text:p>
      <text:p text:style-name="P1">11/02/15 6:28:24 am: Ayu New: &lt;image omitted&gt;</text:p>
      <text:p text:style-name="P1"><text:soft-page-break/>11/02/15 6:28:29 am: Ayu New: Pretty dress</text:p>
      <text:p text:style-name="P1">11/02/15 6:37:44 am: Shridhar: Yup</text:p>
      <text:p text:style-name="P1">11/02/15 6:38:03 am: Shridhar: Savar savar ma petrol pati gayu</text:p>
      <text:p text:style-name="P1">11/02/15 6:38:28 am: Ayu New: I am talking about the wedding dress here</text:p>
      <text:p text:style-name="P1">11/02/15 6:39:05 am: Shridhar: Well u can't wear tat for wedding</text:p>
      <text:p text:style-name="P1">11/02/15 6:54:29 am: Ayu New: I said reception</text:p>
      <text:p text:style-name="P1">11/02/15 6:54:42 am: Ayu New: I never knew reception is not a part of wedding</text:p>
      <text:p text:style-name="P1">11/02/15 7:19:08 am: Shridhar: Ya it's is I know</text:p>
      <text:p text:style-name="P1">11/02/15 7:19:19 am: Shridhar: Wt u doin</text:p>
      <text:p text:style-name="P1">11/02/15 7:22:29 am: Shridhar: Su keh bhailu?</text:p>
      <text:p text:style-name="P1">11/02/15 7:22:17 am: Ayu New: Talking to rushabh</text:p>
      <text:p text:style-name="P1">11/02/15 7:22:51 am: Shridhar: Su keh 6e</text:p>
      <text:p text:style-name="P1">11/02/15 7:25:26 am: Shridhar: Hello</text:p>
      <text:p text:style-name="P1">11/02/15 7:26:58 am: Ayu New: tp kariye che</text:p>
      <text:p text:style-name="P1">11/02/15 7:27:07 am: Shridhar: Hmmm</text:p>
      <text:p text:style-name="P1">11/02/15 7:31:57 am: Ayu New: I was telling him lagan pachi farva jaisu sathe</text:p>
      <text:p text:style-name="P1">11/02/15 7:32:05 am: Ayu New: He said ya kasuk plan kariye</text:p>
      <text:p text:style-name="P1">11/02/15 7:32:31 am: Shridhar: Hmmm</text:p>
      <text:p text:style-name="P1">11/02/15 7:32:42 am: Shridhar: I doubt thase</text:p>
      <text:p text:style-name="P1">11/02/15 7:32:55 am: Ayu New: Kem</text:p>
      <text:p text:style-name="P1">11/02/15 7:33:11 am: Shridhar: Etle may be riperian ke Abu Javai</text:p>
      <text:p text:style-name="P1">11/02/15 7:33:22 am: Ayu New: Yeah etle a j</text:p>
      <text:p text:style-name="P1">11/02/15 7:33:29 am: Ayu New: Nothing exotic</text:p>
      <text:p text:style-name="P1">11/02/15 7:33:37 am: Ayu New: Friends jode toh avu j maja ave</text:p>
      <text:p text:style-name="P1">11/02/15 7:34:14 am: Shridhar: Ya eh toh 6e</text:p>
      <text:p text:style-name="P1">11/02/15 7:34:16 am: Ayu New: I was thinking kai dance karvano aa badha ane apde beu</text:p>
      <text:p text:style-name="P1">11/02/15 7:34:30 am: Shridhar: Na Kare</text:p>
      <text:p text:style-name="P1">11/02/15 7:34:39 am: Shridhar: Pu6i le ene pu6vu hoi toh</text:p>
      <text:p text:style-name="P1">11/02/15 7:35:34 am: Shridhar: Pinku kadach Kare</text:p>
      <text:p text:style-name="P1">11/02/15 7:35:51 am: Ayu New: Ene ha padi la</text:p>
      <text:p text:style-name="P1">11/02/15 7:36:00 am: Ayu New: Nothing fancy kasuk simple karisu</text:p>
      <text:p text:style-name="P1">11/02/15 7:36:07 am: Shridhar: Acha joie</text:p>
      <text:p text:style-name="P1">11/02/15 7:47:51 am: Ayu New: Bachelor karje tari udaipur ma</text:p>
      <text:p text:style-name="P1">11/02/15 7:47:58 am: Ayu New: Jai ne talli thaje</text:p>
      <text:p text:style-name="P1">11/02/15 7:48:15 am: Ayu New: Aa badha ne lai jaje</text:p>
      <text:p text:style-name="P1">11/02/15 7:48:17 am: Ayu New: Maja kar</text:p>
      <text:p text:style-name="P1">11/02/15 7:57:02 am: Shridhar: Kem Udaipur</text:p>
      <text:p text:style-name="P1">11/02/15 7:59:26 am: Shridhar: Wr u gne</text:p>
      <text:p text:style-name="P1">11/02/15 8:00:05 am: Shridhar: Miami</text:p>
      <text:p text:style-name="P1">11/02/15 8:00:12 am: Ayu New: Okay i am talking to 4 fucking people right now</text:p>
      <text:p text:style-name="P1">11/02/15 8:00:27 am: Shridhar: Okay then tak later on</text:p>
      <text:p text:style-name="P1">11/02/15 8:10:51 am: Ayu New: I can talk</text:p>
      <text:p text:style-name="P1">11/02/15 8:24:03 am: Shridhar: Bol</text:p>
      <text:p text:style-name="P1">11/02/15 8:25:21 am: Shridhar: Who 4 are u taking to rushabh pinku pa6i</text:p>
      <text:p text:style-name="P1">11/02/15 8:25:45 am: Ayu New: Hiral</text:p>
      <text:p text:style-name="P1">11/02/15 8:25:55 am: Shridhar: Oky</text:p>
      <text:p text:style-name="P1">11/02/15 8:26:47 am: Shridhar: Kari le vaat pa6i karje msg</text:p>
      <text:p text:style-name="P1">11/02/15 8:27:27 am: Ayu New: I ll sleep than</text:p>
      <text:p text:style-name="P1">11/02/15 8:28:01 am: Shridhar: Bolo su vaat Karo</text:p>
      <text:p text:style-name="P1">11/02/15 8:28:22 am: Ayu New: Did u talk to hardik</text:p>
      <text:p text:style-name="P1">11/02/15 8:28:27 am: Shridhar: Na</text:p>
      <text:p text:style-name="P1">11/02/15 8:28:34 am: Shridhar: Was busy at work yesterday</text:p>
      <text:p text:style-name="P1">11/02/15 8:28:37 am: Shridhar: I'll tak today</text:p>
      <text:p text:style-name="P1">11/02/15 8:29:05 am: Ayu New: K</text:p>
      <text:p text:style-name="P1">11/02/15 8:29:26 am: Shridhar: Su kehje pinku</text:p>
      <text:p text:style-name="P1">11/02/15 8:32:04 am: Shridhar: Wr u went?</text:p>
      <text:p text:style-name="P1">11/02/15 8:32:12 am: Ayu New: Tv</text:p>
      <text:p text:style-name="P1">11/02/15 8:32:35 am: Shridhar: So wat did u tak to all</text:p>
      <text:p text:style-name="P1"><text:soft-page-break/>Of them timepass</text:p>
      <text:p text:style-name="P1">11/02/15 8:32:45 am: Ayu New: Yeah</text:p>
      <text:p text:style-name="P1">11/02/15 8:33:03 am: Shridhar: Su keh hiral?</text:p>
      <text:p text:style-name="P1">11/02/15 8:44:56 am: Ayu New: Send me the link of engagement pictures including my fake pithi pictures like u sent me save the date pictures</text:p>
      <text:p text:style-name="P1">11/02/15 8:45:16 am: Shridhar: Well eh toh banavu padse</text:p>
      <text:p text:style-name="P1">11/02/15 8:45:21 am: Shridhar: Kem su thayu</text:p>
      <text:p text:style-name="P1">11/02/15 8:45:34 am: Ayu New: I wnat it I don't have it</text:p>
      <text:p text:style-name="P1">11/02/15 8:45:48 am: Shridhar: Okay Banyis over the weekend and send it to u</text:p>
      <text:p text:style-name="P1">11/02/15 8:46:43 am: Ayu New: I want it</text:p>
      <text:p text:style-name="P1">11/02/15 8:46:49 am: Ayu New: Because I don't have it</text:p>
      <text:p text:style-name="P1">11/02/15 8:47:01 am: Ayu New: What language do u understand</text:p>
      <text:p text:style-name="P1">11/02/15 8:47:03 am: Shridhar: Ha okay banayisu weekend toh Ava de</text:p>
      <text:p text:style-name="P1">11/02/15 8:47:14 am: Ayu New: Okay</text:p>
      <text:p text:style-name="P1">11/02/15 8:47:21 am: Ayu New: Send me tonight</text:p>
      <text:p text:style-name="P1">11/02/15 8:47:35 am: Shridhar: Na Thai tonight it's a lot of pic</text:p>
      <text:p text:style-name="P1">11/02/15 8:48:21 am: Ayu New: If u love me do it tonight</text:p>
      <text:p text:style-name="P1">11/02/15 8:49:02 am: Shridhar: Okay Tari kal night sudhi ma Thai jase</text:p>
      <text:p text:style-name="P1">11/02/15 8:50:28 am: Ayu New: Okay</text:p>
      <text:p text:style-name="P1">11/02/15 8:50:29 am: Shridhar: Chalse ne bcoz overnight ma Thai jase upload</text:p>
      <text:p text:style-name="P1">11/02/15 8:50:36 am: Ayu New: Yeah</text:p>
      <text:p text:style-name="P1">11/02/15 8:51:16 am: Shridhar: Su keh pinku?</text:p>
      <text:p text:style-name="P1">11/02/15 8:51:40 am: Ayu New: Tp I can't write everything</text:p>
      <text:p text:style-name="P1">11/02/15 8:51:50 am: Shridhar: Okay chalse</text:p>
      <text:p text:style-name="P1">11/02/15 8:53:16 am: Ayu New: Ofcourse</text:p>
      <text:p text:style-name="P1">11/02/15 8:53:33 am: Shridhar: So did ba and Shreya come by?</text:p>
      <text:p text:style-name="P1">11/02/15 8:53:41 am: Shridhar: Or were they gna come by</text:p>
      <text:p text:style-name="P1">11/02/15 8:53:48 am: Ayu New: Come by?</text:p>
      <text:p text:style-name="P1">11/02/15 8:53:49 am: Ayu New: Where</text:p>
      <text:p text:style-name="P1">11/02/15 8:54:08 am: Shridhar: When they were gna go for the interview</text:p>
      <text:p text:style-name="P1">11/02/15 8:54:36 am: Ayu New: I think they just makeplanswith ur mom i a never told. Last time they made planof going to vraj withme but never told and they were all going alone with seja</text:p>
      <text:p text:style-name="P1">11/02/15 8:54:40 am: Ayu New: Sejal*</text:p>
      <text:p text:style-name="P1">11/02/15 8:54:52 am: Ayu New: So I don't know n I don't care</text:p>
      <text:p text:style-name="P1">11/02/15 8:54:56 am: Shridhar: Okay</text:p>
      <text:p text:style-name="P1">11/02/15 8:55:19 am: Ayu New: Interview kyarno pati gayo and ur ba failed too u told me</text:p>
      <text:p text:style-name="P1">11/02/15 8:55:43 am: Shridhar: Ya but I gt to know yesterday tat they were gna come so I asked</text:p>
      <text:p text:style-name="P1">11/02/15 8:58:06 am: Ayu New: See they never tell me. They make plans with ur mom and than they just go and come back and i m never told i get to know from ur mom</text:p>
      <text:p text:style-name="P1">11/02/15 8:58:15 am: Ayu New: And i hope they don't coe</text:p>
      <text:p text:style-name="P1">11/02/15 8:58:30 am: Ayu New: Because I don't want anyone to comment on my house</text:p>
      <text:p text:style-name="P1">11/02/15 8:59:29 am: Shridhar: Ya okay don wory chill</text:p>
      <text:p text:style-name="P1">11/02/15 8:59:59 am: Ayu New: Cuz I don't have furniture in my apartment</text:p>
      <text:p text:style-name="P1">11/02/15 9:00:11 am: Shridhar: Arey ema su 6e</text:p>
      <text:p text:style-name="P1">11/02/15 9:00:30 am: Shridhar: We both have just started to earn so gradually ave badhu Tarat na ave</text:p>
      <text:p text:style-name="P1">11/02/15 9:02:46 am: Ayu New: Yeah but I don't want shreya to comment badha ni vache like she always does about clearfield and me staying in loma linda</text:p>
      <text:p text:style-name="P1">11/02/15 9:02:53 am: Ayu New: So I don't want anyone here</text:p>
      <text:p text:style-name="P1">11/02/15 9:03:00 am: Ayu New: I m going to make an excuses</text:p>
      <text:p text:style-name="P1">11/02/15 9:03:02 am: Ayu New: Excuse</text:p>
      <text:p text:style-name="P1">11/02/15 9:03:15 am: Shridhar: Okay as u wish</text:p>
      <text:p text:style-name="P1">11/02/15 9:04:52 am: Ayu New: I know u ll not like this but it's because of shreya nothing against ba but I don't want shreya to pass comments about me and my apartment like she always does in frontof people who are not even my friends</text:p>
      <text:p text:style-name="P1">11/02/15 9:06:05 am: Shridhar: Tell her I atleast pay for ur apartment she doesn <text:soft-page-break/>even pay for her gas man wat she takin bout</text:p>
      <text:p text:style-name="P1">11/02/15 9:07:01 am: Ayu New: Because i am attached to this town and my job and my apartment, this place has made me stabd on my legs and taught me n number of things i have a career because of this place and loma linda and clearfield so I don't like anyone passing comments for this 3 places</text:p>
      <text:p text:style-name="P1">11/02/15 9:09:20 am: Ayu New: Clearfield has stabilized my family when everyone wanted us not staying with them , my siblings got education, dad got his health back because of clearfield , when i was completely shattered and confused loma linda gave me the hope and light by accepting me for DPT when i was getting rejections from everywhere and staunton this placeis dearest because this place has made me independent</text:p>
      <text:p text:style-name="P1">11/02/15 9:09:49 am: Ayu New: Made me capable enough to help family andplan for my future and i hate when she makes fun of it</text:p>
      <text:p text:style-name="P1">11/02/15 9:10:18 am: Shridhar: Toh modha par Kai devanu</text:p>
      <text:p text:style-name="P1">11/02/15 9:10:49 am: Ayu New: I don't want too because she will notlike and than a badha ne kese cuz sheis a big mouth</text:p>
      <text:p text:style-name="P1">11/02/15 9:11:35 am: Shridhar: Ya tat she is</text:p>
      <text:p text:style-name="P1">11/02/15 9:13:57 am: Ayu New: Yeah so I don't want her to comment and which is y I don't want her here</text:p>
      <text:p text:style-name="P1">11/02/15 9:14:13 am: Shridhar: Okay make some excuse it's okay</text:p>
      <text:p text:style-name="P1">11/02/15 9:14:23 am: Ayu New: Tomorrow when u come i have an exotic apartment i ll invite everyone</text:p>
      <text:p text:style-name="P1">11/02/15 9:14:26 am: Ayu New: Not now</text:p>
      <text:p text:style-name="P1">11/02/15 9:14:49 am: Shridhar: Okay as u wish baby</text:p>
      <text:p text:style-name="P1">11/02/15 9:15:59 am: Ayu New: Tari mom ne kais nai aa badhu she will not understand all this like my mom understands my attachments</text:p>
      <text:p text:style-name="P1">11/02/15 9:16:30 am: Shridhar: Ya okay I will tell ke u were unaware about ba coming only</text:p>
      <text:p text:style-name="P1">11/02/15 9:17:28 am: Ayu New: Ofcourse i am unaware</text:p>
      <text:p text:style-name="P1">11/02/15 9:17:34 am: Ayu New: Noone has called me yet</text:p>
      <text:p text:style-name="P1">11/02/15 9:17:58 am: Shridhar: Ha toh ejne</text:p>
      <text:p text:style-name="P1">11/02/15 9:18:10 am: Ayu New: And well ema juthu su kehvanu ur mom has to understand I can't keep inviting people and socializing with everyone this iserica no time for it</text:p>
      <text:p text:style-name="P1">11/02/15 9:18:21 am: Shridhar: Has toh</text:p>
      <text:p text:style-name="P1">11/02/15 9:18:31 am: Ayu New: I ll tell modha par i am working I can't get or take leave</text:p>
      <text:p text:style-name="P1">11/02/15 9:18:49 am: Shridhar: Ya Kai devanu</text:p>
      <text:p text:style-name="P1">11/02/15 9:19:40 am: Ayu New: Ofcourse</text:p>
      <text:p text:style-name="P1">11/02/15 8:17:22 pm: Ayu New: So we have this newguy at work he is a manager temp manager and he is so fucking hot</text:p>
      <text:p text:style-name="P1">11/02/15 8:17:22 pm: Ayu New: I am kind of turned on</text:p>
      <text:p text:style-name="P1">11/02/15 8:21:25 pm: Ayu New: I am so not wearing my engagement ring</text:p>
      <text:p text:style-name="P1">11/02/15 8:34:41 pm: Ayu New: &lt;image omitted&gt;</text:p>
      <text:p text:style-name="P1">11/02/15 8:34:42 pm: Ayu New: Removed</text:p>
      <text:p text:style-name="P1">11/02/15 8:43:15 pm: Shridhar: Oky ja toh chot eni jode</text:p>
      <text:p text:style-name="P1">11/02/15 9:19:45 pm: Ayu New: Well he is stalking</text:p>
      <text:p text:style-name="P1">11/02/15 9:21:38 pm: Shridhar: Okay</text:p>
      <text:p text:style-name="P1">12/02/15 5:42:14 am: Shridhar: Gm</text:p>
      <text:p text:style-name="P1">12/02/15 5:42:20 am: Shridhar: Done with stakin</text:p>
      <text:p text:style-name="P1">12/02/15 5:42:51 am: Ayu New: He is hot</text:p>
      <text:p text:style-name="P1">12/02/15 5:43:01 am: Ayu New: He is staying here for few days</text:p>
      <text:p text:style-name="P1">12/02/15 5:43:22 am: Shridhar: Good for u,stalk him daily toh</text:p>
      <text:p text:style-name="P1">12/02/15 5:43:29 am: Ayu New: I m going to straighten my hair do a lil makeup and go to work tomorrow</text:p>
      <text:p text:style-name="P1">12/02/15 5:43:40 am: Ayu New: He is just 28</text:p>
      <text:p text:style-name="P1">12/02/15 5:43:50 am: Shridhar: Okay</text:p>
      <text:p text:style-name="P1">12/02/15 5:43:50 am: Ayu New: 28 and program director</text:p>
      <text:p text:style-name="P1">12/02/15 5:43:56 am: Ayu New: Owns a merc</text:p>
      <text:p text:style-name="P1"><text:soft-page-break/>12/02/15 5:44:00 am: Ayu New: Isn't that hot now</text:p>
      <text:p text:style-name="P1">12/02/15 5:44:21 am: Ayu New: And a professional boxer too</text:p>
      <text:p text:style-name="P1">12/02/15 5:44:49 am: Ayu New: What a fucking hot combination, who wouldn't want to fuck this guy</text:p>
      <text:p text:style-name="P1">12/02/15 5:45:28 am: Shridhar: Watever</text:p>
      <text:p text:style-name="P1">12/02/15 5:45:37 am: Shridhar: Gng for bath be rite back</text:p>
      <text:p text:style-name="P1">12/02/15 6:03:59 am: Ayu New: U take 20 min to shower</text:p>
      <text:p text:style-name="P1">12/02/15 6:04:11 am: Ayu New: I shower in 5 fucking minutes</text:p>
      <text:p text:style-name="P1">12/02/15 6:11:43 am: Shridhar: Bolo</text:p>
      <text:p text:style-name="P1">12/02/15 6:11:51 am: Shridhar: U know I love taking long bath</text:p>
      <text:p text:style-name="P1">12/02/15 6:11:56 am: Shridhar: Hot water hoi toh</text:p>
      <text:p text:style-name="P1">12/02/15 6:15:35 am: Ayu New: Yeah look my collegue he is bald he is wearing a wig</text:p>
      <text:p text:style-name="P1">12/02/15 6:15:47 am: Ayu New: &lt;image omitted&gt;</text:p>
      <text:p text:style-name="P1">12/02/15 6:16:05 am: Ayu New: &lt;image omitted&gt;</text:p>
      <text:p text:style-name="P1">12/02/15 6:16:10 am: Ayu New: &lt;image omitted&gt;</text:p>
      <text:p text:style-name="P1">12/02/15 6:19:18 am: Shridhar: Lol</text:p>
      <text:p text:style-name="P1">12/02/15 6:19:36 am: Ayu New: He is 48</text:p>
      <text:p text:style-name="P1">12/02/15 6:19:46 am: Ayu New: And dates a 22 year old</text:p>
      <text:p text:style-name="P1">12/02/15 6:19:50 am: Shridhar: Doesn look like 48</text:p>
      <text:p text:style-name="P1">12/02/15 6:20:04 am: Ayu New: Yeah doesn't talk like 48 year old too</text:p>
      <text:p text:style-name="P1">12/02/15 6:20:32 am: Shridhar: Aha tats nice</text:p>
      <text:p text:style-name="P1">12/02/15 6:20:51 am: Ayu New: Ema su nice it's like fucking ur daughter</text:p>
      <text:p text:style-name="P1">12/02/15 6:21:01 am: Shridhar: I told nice for taking</text:p>
      <text:p text:style-name="P1">12/02/15 6:21:07 am: Shridhar: Not dating</text:p>
      <text:p text:style-name="P1">12/02/15 6:21:24 am: Ayu New: And y would u want a shriveled penis when u can have hot young penis</text:p>
      <text:p text:style-name="P1">12/02/15 6:21:28 am: Shridhar: *talking</text:p>
      <text:p text:style-name="P1">12/02/15 6:21:29 am: Ayu New: Not worth</text:p>
      <text:p text:style-name="P1">12/02/15 6:21:42 am: Shridhar: Well tats the gals look out</text:p>
      <text:p text:style-name="P1">12/02/15 6:22:27 am: Ayu New: Huh but i have never seen hot man like my manager in 3 so much time now</text:p>
      <text:p text:style-name="P1">12/02/15 6:22:39 am: Ayu New: I m so smitten</text:p>
      <text:p text:style-name="P1">12/02/15 6:22:42 am: Ayu New: 😍😍😍</text:p>
      <text:p text:style-name="P1">12/02/15 6:23:14 am: Shridhar: Hmmm</text:p>
      <text:p text:style-name="P1">12/02/15 6:23:25 am: Shridhar: Indian 6e?</text:p>
      <text:p text:style-name="P1">12/02/15 6:23:35 am: Ayu New: No indians are not hot</text:p>
      <text:p text:style-name="P1">12/02/15 6:24:18 am: Ayu New: Tall broad blue eyes red black hair 28 year old program director with a merc</text:p>
      <text:p text:style-name="P1">12/02/15 6:24:21 am: Ayu New: Fucking hot</text:p>
      <text:p text:style-name="P1">12/02/15 6:24:41 am: Ayu New: When he said hello i was even more smitten his voice is hot too</text:p>
      <text:p text:style-name="P1">12/02/15 6:25:10 am: Shridhar: Hmmm</text:p>
      <text:p text:style-name="P1">12/02/15 6:25:33 am: Ayu New: I ll not lie but i really was turned on</text:p>
      <text:p text:style-name="P1">12/02/15 6:25:53 am: Shridhar: Ya okay did I tell anything</text:p>
      <text:p text:style-name="P1">12/02/15 6:26:01 am: Ayu New: I m just saying</text:p>
      <text:p text:style-name="P1">12/02/15 6:28:14 am: Ayu New: U know i have noticed i love power and healthy smart men.. Like my sign was saying. I get attracted to men who are in power not only job wise but anyway like men who are popular in friend circle , hold a good post like high posts at work etc.. I get turned off by men who are a regular 9-5 men without a high level title like manager or sr manager or director etc etc</text:p>
      <text:p text:style-name="P1">12/02/15 6:29:00 am: Shridhar: Hmmm ya I know tat</text:p>
      <text:p text:style-name="P1">12/02/15 6:29:06 am: Shridhar: I read it</text:p>
      <text:p text:style-name="P1">12/02/15 6:30:36 am: Ayu New: I have been like that since i know u know i got attracted to u because u were so popular in friend circle and school</text:p>
      <text:p text:style-name="P1">12/02/15 6:31:15 am: Ayu New: Every woman has different turn on's</text:p>
      <text:p text:style-name="P1">12/02/15 6:32:19 am: Ayu New: For me a man should be holding power and well build by body</text:p>
      <text:p text:style-name="P1">12/02/15 6:51:47 am: Shridhar: Wat u doinV</text:p>
      <text:p text:style-name="P1">12/02/15 6:54:53 am: Ayu New: Tv and thinking about having ice cream</text:p>
      <text:p text:style-name="P1"><text:soft-page-break/>12/02/15 6:55:03 am: Shridhar: Wic flavour</text:p>
      <text:p text:style-name="P1">12/02/15 6:55:10 am: Shridhar: U thinking to have</text:p>
      <text:p text:style-name="P1">12/02/15 6:55:38 am: Ayu New: Idk</text:p>
      <text:p text:style-name="P1">12/02/15 6:58:12 am: Shridhar: Have banana split</text:p>
      <text:p text:style-name="P1">12/02/15 6:58:32 am: Ayu New: Na i want something else</text:p>
      <text:p text:style-name="P1">12/02/15 6:58:45 am: Shridhar: Vanilla with chocolate sauce</text:p>
      <text:p text:style-name="P1">12/02/15 6:59:01 am: Ayu New: No i like cake evi</text:p>
      <text:p text:style-name="P1">12/02/15 6:59:09 am: Ayu New: Not ice cream</text:p>
      <text:p text:style-name="P1">12/02/15 6:59:22 am: Shridhar: Fresh strawberry</text:p>
      <text:p text:style-name="P1">12/02/15 6:59:36 am: Ayu New: No let me think</text:p>
      <text:p text:style-name="P1">13/02/15 5:45:29 am: Shridhar: Gm</text:p>
      <text:p text:style-name="P1">13/02/15 7:04:20 am: Shridhar: Wt u doin?</text:p>
      <text:p text:style-name="P1">14/02/15 12:02:15 am: Shridhar: Happy valentines day..</text:p>
      <text:p text:style-name="P1">14/02/15 12:02:43 am: Shridhar: 😘😘😘😘</text:p>
      <text:p text:style-name="P1">14/02/15 12:02:59 am: Ayu New: Does it matter</text:p>
      <text:p text:style-name="P1">14/02/15 12:03:13 am: Shridhar: It does</text:p>
      <text:p text:style-name="P1">14/02/15 5:40:24 am: Shridhar: Gm</text:p>
      <text:p text:style-name="P1">14/02/15 8:00:11 am: Shridhar: Oky</text:p>
      <text:p text:style-name="P1">14/02/15 8:00:15 am: Shridhar: Daughter</text:p>
      <text:p text:style-name="P1">14/02/15 9:03:05 am: Shridhar: Wt u doin</text:p>
      <text:p text:style-name="P1">14/02/15 9:04:14 am: Shridhar: &lt;image omitted&gt;</text:p>
      <text:p text:style-name="P1">14/02/15 9:05:00 am: Ayu New: But your key has always been fights dirty and sex clean</text:p>
      <text:p text:style-name="P1">14/02/15 9:05:19 am: Shridhar: Na hun</text:p>
      <text:p text:style-name="P1">14/02/15 9:07:03 am: Shridhar: We watching match at farm</text:p>
      <text:p text:style-name="P1">Tommorow all the guys</text:p>
      <text:p text:style-name="P1">14/02/15 9:15:29 am: Ayu New: I m watching it too with beer and chicken wings</text:p>
      <text:p text:style-name="P1">14/02/15 9:15:45 am: Shridhar: Aha tats nice I saw he post u excited</text:p>
      <text:p text:style-name="P1">14/02/15 9:16:37 am: Ayu New: Just because i replied doesn't mean i am going to talk to u.. With the shock u gave me I really have no feelings left</text:p>
      <text:p text:style-name="P1">14/02/15 9:17:03 am: Ayu New: I can talk to to you maybe as a friend but as a husband i find it difficult</text:p>
      <text:p text:style-name="P1">14/02/15 10:33:18 am: Shridhar: Well I will make it easy</text:p>
      <text:p text:style-name="P1">14/02/15 8:26:12 pm: Shridhar: Gm</text:p>
      <text:p text:style-name="P1">14/02/15 8:26:19 pm: Shridhar: Gng for roy</text:p>
      <text:p text:style-name="P1">14/02/15 8:26:47 pm: Shridhar: Happy valentines day...</text:p>
      <text:p text:style-name="P1">14/02/15 8:44:12 pm: Shridhar: Would u pick up my call just wanna wish u</text:p>
      <text:p text:style-name="P1">14/02/15 8:45:12 pm: Ayu New: I don't really feel like celebrating valentines day</text:p>
      <text:p text:style-name="P1">14/02/15 8:48:07 pm: Shridhar: Hmmm ya I know but still</text:p>
      <text:p text:style-name="P1">14/02/15 8:48:11 pm: Shridhar: Wat u doin?</text:p>
      <text:p text:style-name="P1">15/02/15 4:36:18 am: Ayu New: Thank you it was a surprise</text:p>
      <text:p text:style-name="P1">15/02/15 4:37:14 am: Ayu New: What made me smile was tgat when i opened my door it was there at my doorstep</text:p>
      <text:p text:style-name="P1">15/02/15 6:56:05 am: Shridhar: Did u like it the taste?</text:p>
      <text:p text:style-name="P1">15/02/15 6:56:31 am: Ayu New: I like your love.. U have send it with love and i accept that</text:p>
      <text:p text:style-name="P1">15/02/15 6:56:51 am: Shridhar: Send me a snap if u have taken it</text:p>
      <text:p text:style-name="P1">15/02/15 6:56:53 am: Ayu New: I was surprised to find it at the doorstep and that made me smile</text:p>
      <text:p text:style-name="P1">15/02/15 6:57:08 am: Ayu New: I ll in a while i am subscribing espn</text:p>
      <text:p text:style-name="P1">15/02/15 6:57:12 am: Ayu New: For tonight</text:p>
      <text:p text:style-name="P1">15/02/15 6:57:22 am: Shridhar: Well I m glad it made u smile</text:p>
      <text:p text:style-name="P1">15/02/15 7:05:30 am: Shridhar: Well will they start it as soon as u subscribe bcoz I would rather say watch it online</text:p>
      <text:p text:style-name="P1">15/02/15 7:26:54 am: Ayu New: It's live but there isn't live matches going on right now so will try watching again at 10:30</text:p>
      <text:p text:style-name="P1">15/02/15 7:27:23 am: Ayu New: Ofcourse i ll see online kasu na thayu toh I can't miss india vs Pakistan for the world</text:p>
      <text:p text:style-name="P1">15/02/15 7:33:37 am: Ayu New: &lt;image omitted&gt;</text:p>
      <text:p text:style-name="P1"><text:soft-page-break/>15/02/15 7:33:49 am: Shridhar: Ya the broadcast will start in an hour</text:p>
      <text:p text:style-name="P1">15/02/15 7:33:53 am: Shridhar: Try back again in an hours</text:p>
      <text:p text:style-name="P1">15/02/15 7:34:50 am: Ayu New: Yeah</text:p>
      <text:p text:style-name="P1">15/02/15 7:35:55 am: Shridhar: Did u eat the cake?</text:p>
      <text:p text:style-name="P1">15/02/15 7:36:03 am: Shridhar: And how was the day?</text:p>
      <text:p text:style-name="P1">15/02/15 7:36:07 am: Ayu New: Yeah</text:p>
      <text:p text:style-name="P1">15/02/15 7:36:12 am: Ayu New: Good</text:p>
      <text:p text:style-name="P1">15/02/15 7:36:40 am: Shridhar: Seriously u liked it?</text:p>
      <text:p text:style-name="P1">15/02/15 7:36:51 am: Shridhar: I m sorry couldn't find chocolate vanilla</text:p>
      <text:p text:style-name="P1">15/02/15 7:37:57 am: Ayu New: It's okay flavor is not important, love is</text:p>
      <text:p text:style-name="P1">15/02/15 7:38:31 am: Shridhar: The others were all chocolaty</text:p>
      <text:p text:style-name="P1">15/02/15 7:38:44 am: Shridhar: This had white chocolate I guess so ordered this</text:p>
      <text:p text:style-name="P1">15/02/15 7:38:51 am: Shridhar: &lt;image omitted&gt;</text:p>
      <text:p text:style-name="P1">15/02/15 7:38:56 am: Shridhar: Aaj hati ne?</text:p>
      <text:p text:style-name="P1">15/02/15 7:40:00 am: Ayu New: Yeah it's red velvet</text:p>
      <text:p text:style-name="P1">15/02/15 7:41:17 am: Shridhar: Wat u did today?</text:p>
      <text:p text:style-name="P1">15/02/15 7:41:58 am: Ayu New: Made biryani</text:p>
      <text:p text:style-name="P1">15/02/15 7:42:09 am: Shridhar: And u went out?</text:p>
      <text:p text:style-name="P1">15/02/15 7:42:15 am: Ayu New: &lt;image omitted&gt;</text:p>
      <text:p text:style-name="P1">15/02/15 7:42:36 am: Ayu New: No just had spa</text:p>
      <text:p text:style-name="P1">15/02/15 7:45:21 am: Shridhar: Tats nice</text:p>
      <text:p text:style-name="P1">15/02/15 7:45:25 am: Shridhar: U had spa</text:p>
      <text:p text:style-name="P1">15/02/15 7:45:45 am: Shridhar: Did u happen to tak to Ishan or Khushboo</text:p>
      <text:p text:style-name="P1">15/02/15 7:45:52 am: Shridhar: If they liked the spa</text:p>
      <text:p text:style-name="P1">15/02/15 7:46:00 am: Ayu New: No they didn't like it</text:p>
      <text:p text:style-name="P1">15/02/15 7:46:05 am: Ayu New: They cheated</text:p>
      <text:p text:style-name="P1">15/02/15 7:46:08 am: Shridhar: Oh shit</text:p>
      <text:p text:style-name="P1">15/02/15 7:46:49 am: Ayu New: Nothing great she told it was the same 1200rs spa they have in some salon and plus every option had the same services and it was less than an hour</text:p>
      <text:p text:style-name="P1">15/02/15 7:46:59 am: Ayu New: They had lunch and got back</text:p>
      <text:p text:style-name="P1">15/02/15 7:47:14 am: Shridhar: Wat the fuck man paisa waste thaya</text:p>
      <text:p text:style-name="P1">15/02/15 7:47:28 am: Ayu New: Well you bought it , ofcourse</text:p>
      <text:p text:style-name="P1">15/02/15 7:47:47 am: Shridhar: Oh common I bought the costliest one</text:p>
      <text:p text:style-name="P1">15/02/15 7:49:41 am: Shridhar: How's mom</text:p>
      <text:p text:style-name="P1">15/02/15 7:50:43 am: Ayu New: How come shreya liked it , hasn't she ever got a soa here to not know how bad madhubhan spa was</text:p>
      <text:p text:style-name="P1">15/02/15 7:50:50 am: Ayu New: They told u 6 hour spa</text:p>
      <text:p text:style-name="P1">15/02/15 7:51:19 am: Ayu New: Go there talk to the manager and tell them u just lost a customer and couple of others too</text:p>
      <text:p text:style-name="P1">15/02/15 7:52:13 am: Shridhar: I will he is a fucking South Indian</text:p>
      <text:p text:style-name="P1">15/02/15 7:54:48 am: Ayu New: Yeah tell them we gifted someone and this is what you gave them</text:p>
      <text:p text:style-name="P1">15/02/15 7:54:53 am: Ayu New: Mota avaje keh j</text:p>
      <text:p text:style-name="P1">15/02/15 7:55:22 am: Ayu New: Tell them we paid 13000 and were promised 6 hour spa and u gave an hour , did u get an ereceipt</text:p>
      <text:p text:style-name="P1">15/02/15 7:55:26 am: Ayu New: Or something</text:p>
      <text:p text:style-name="P1">15/02/15 7:56:00 am: Shridhar: Yes I have it</text:p>
      <text:p text:style-name="P1">15/02/15 7:55:59 am: Ayu New: Khushboo said ama and 1200 rs na facial ma koi difference nathi</text:p>
      <text:p text:style-name="P1">15/02/15 7:56:08 am: Ayu New: So go anddemand money back</text:p>
      <text:p text:style-name="P1">15/02/15 7:56:21 am: Ayu New: Tell them this is fraud</text:p>
      <text:p text:style-name="P1">15/02/15 7:56:29 am: Ayu New: And u ll give it in the papers</text:p>
      <text:p text:style-name="P1">15/02/15 7:57:00 am: Shridhar: Hu jais next weekend</text:p>
      <text:p text:style-name="P1">15/02/15 7:57:21 am: Ayu New: Y can't u go after the match or now before it starts</text:p>
      <text:p text:style-name="P1">15/02/15 7:57:39 am: Shridhar: Ya toh match pa6i jais</text:p>
      <text:p text:style-name="P1">15/02/15 7:57:51 am: Ayu New: They went to spa last weekend, there is no point going and talking about this next week</text:p>
      <text:p text:style-name="P1">15/02/15 7:57:59 am: Shridhar: Atyre nai ayu hoi koi</text:p>
      <text:p text:style-name="P1"><text:soft-page-break/>15/02/15 7:58:17 am: Ayu New: Manager should be there</text:p>
      <text:p text:style-name="P1">15/02/15 7:59:28 am: Shridhar: Ya he will come around 10</text:p>
      <text:p text:style-name="P1">15/02/15 7:59:34 am: Shridhar: Etle sanjej jais</text:p>
      <text:p text:style-name="P1">15/02/15 7:59:34 am: Ayu New: Ojay</text:p>
      <text:p text:style-name="P1">15/02/15 7:59:39 am: Ayu New: Okay*</text:p>
      <text:p text:style-name="P1">15/02/15 8:01:53 am: Ayu New: &lt;image omitted&gt;</text:p>
      <text:p text:style-name="P1">15/02/15 8:03:21 am: Shridhar: Hmmm I m glad u liked it</text:p>
      <text:p text:style-name="P1">15/02/15 8:03:30 am: Shridhar: The movie is shit man seriously</text:p>
      <text:p text:style-name="P1">15/02/15 8:04:02 am: Ayu New: Hmm</text:p>
      <text:p text:style-name="P1">15/02/15 8:04:18 am: Shridhar: Did u watch gone gal?</text:p>
      <text:p text:style-name="P1">15/02/15 8:04:22 am: Ayu New: I hate watching movie in theaters</text:p>
      <text:p text:style-name="P1">15/02/15 8:04:25 am: Ayu New: Now</text:p>
      <text:p text:style-name="P1">15/02/15 8:04:44 am: Shridhar: I watched American sniper thoduk</text:p>
      <text:p text:style-name="P1">15/02/15 8:04:54 am: Shridhar: The other half is left</text:p>
      <text:p text:style-name="P1">15/02/15 8:05:02 am: Shridhar: Kale savare train ma patais</text:p>
      <text:p text:style-name="P1">15/02/15 8:05:08 am: Ayu New: Hmm</text:p>
      <text:p text:style-name="P1">15/02/15 9:57:24 am: Shridhar: 45/1 11 overs</text:p>
      <text:p text:style-name="P1">15/02/15 9:57:25 am: Shridhar: India</text:p>
      <text:p text:style-name="P1">15/02/15 9:57:36 am: Ayu New: Already lost a wicket</text:p>
      <text:p text:style-name="P1">15/02/15 9:57:46 am: Ayu New: Which sucker got bold</text:p>
      <text:p text:style-name="P1">15/02/15 9:57:49 am: Ayu New: Balled*</text:p>
      <text:p text:style-name="P1">15/02/15 9:57:56 am: Shridhar: Rohit</text:p>
      <text:p text:style-name="P1">15/02/15 9:58:29 am: Ayu New: Shit seems pakis are in good state</text:p>
      <text:p text:style-name="P1">15/02/15 9:58:41 am: Shridhar: Na</text:p>
      <text:p text:style-name="P1">15/02/15 9:58:46 am: Shridhar: Let it profess</text:p>
      <text:p text:style-name="P1">15/02/15 9:58:49 am: Shridhar: Progress</text:p>
      <text:p text:style-name="P1">15/02/15 10:00:09 am: Ayu New: Ketli over pati this fucking laptop needs to be changed. This was been bought according to your suggestion, u know i have realized something , to never ask for ur suggestion and infact never ask u to get anything ever</text:p>
      <text:p text:style-name="P1">15/02/15 10:09:11 am: Shridhar: Oh common</text:p>
      <text:p text:style-name="P1">15/02/15 10:11:34 am: Ayu New: What common i missing this match because of u. </text:p>
      <text:p text:style-name="P1">15/02/15 10:14:59 am: Shridhar: 71/1 15overs</text:p>
      <text:p text:style-name="P1">15/02/15 10:29:38 am: Ayu New: Fuck u</text:p>
      <text:p text:style-name="P1">15/02/15 10:46:51 am: Shridhar: 115/1 22overs</text:p>
      <text:p text:style-name="P1">15/02/15 10:46:56 am: Shridhar: I m waiting for it</text:p>
      <text:p text:style-name="P1">15/02/15 10:47:27 am: Ayu New: I m missed the whole 1st innings because of u</text:p>
      <text:p text:style-name="P1">15/02/15 10:47:36 am: Shridhar: 121-1 22.4overs</text:p>
      <text:p text:style-name="P1">15/02/15 11:48:54 am: Shridhar: 204/2 37 overs</text:p>
      <text:p text:style-name="P1">15/02/15 11:49:06 am: Ayu New: I know i am watching</text:p>
      <text:p text:style-name="P1">15/02/15 11:49:27 am: Shridhar: Okay</text:p>
      <text:p text:style-name="P1">15/02/15 12:19:38 pm: Ayu New: I feel we will loose despite batting good</text:p>
      <text:p text:style-name="P1">15/02/15 12:20:04 pm: Ayu New: Whenever we have had batting first we have lost against them</text:p>
      <text:p text:style-name="P1">15/02/15 12:20:09 pm: Shridhar: No we won't loose</text:p>
      <text:p text:style-name="P1">15/02/15 12:22:12 pm: Ayu New: Are we really playing this good or it's an illusion</text:p>
      <text:p text:style-name="P1">15/02/15 12:22:32 pm: Shridhar: We are playin good</text:p>
      <text:p text:style-name="P1">15/02/15 12:22:44 pm: Shridhar: It's becoz We saved our wickets</text:p>
      <text:p text:style-name="P1">15/02/15 12:55:02 pm: Ayu New: Wtf is happening</text:p>
      <text:p text:style-name="P1">15/02/15 12:55:32 pm: Shridhar: I know</text:p>
      <text:p text:style-name="P1">15/02/15 12:55:39 pm: Shridhar: 300 pan nai Thai</text:p>
      <text:p text:style-name="P1">15/02/15 12:55:44 pm: Ayu New: Is it a strategy</text:p>
      <text:p text:style-name="P1">15/02/15 12:55:52 pm: Shridhar: Ama su strategy</text:p>
      <text:p text:style-name="P1">15/02/15 12:56:01 pm: Ayu New: We don't have good bowlers</text:p>
      <text:p text:style-name="P1">15/02/15 12:56:06 pm: Shridhar: Ya tat we dint</text:p>
      <text:p text:style-name="P1">15/02/15 12:56:08 pm: Shridhar: Don't</text:p>
      <text:p text:style-name="P1">15/02/15 12:56:32 pm: Ayu New: I told u harvana its jinxed whenever we bat first we loose</text:p>
      <text:p text:style-name="P1">15/02/15 12:56:40 pm: Shridhar: Na ave</text:p>
      <text:p text:style-name="P1"><text:soft-page-break/>15/02/15 12:56:45 pm: Shridhar: They don have batting</text:p>
      <text:p text:style-name="P1">15/02/15 12:57:07 pm: Ayu New: Afridi dhose</text:p>
      <text:p text:style-name="P1">15/02/15 12:57:21 pm: Shridhar: Ganto eh Dhovano</text:p>
      <text:p text:style-name="P1">15/02/15 12:57:55 pm: Shridhar: 301</text:p>
      <text:p text:style-name="P1">15/02/15 12:57:57 pm: Shridhar: Target</text:p>
      <text:p text:style-name="P1">15/02/15 12:57:52 pm: Ayu New: He is a good batsman double century ene bhi mari che bhai</text:p>
      <text:p text:style-name="P1">15/02/15 12:58:25 pm: Shridhar: He is never hit a double century</text:p>
      <text:p text:style-name="P1">15/02/15 12:58:46 pm: Ayu New: He has</text:p>
      <text:p text:style-name="P1">15/02/15 12:59:06 pm: Shridhar: Nai marya ave</text:p>
      <text:p text:style-name="P1">15/02/15 1:03:17 pm: Ayu New: I am pissed on u because i missed 1 hour because of the laptop u told me to buy</text:p>
      <text:p text:style-name="P1">15/02/15 1:03:55 pm: Shridhar: Arey yaar it's a machine man</text:p>
      <text:p text:style-name="P1">15/02/15 1:04:06 pm: Shridhar: Ane apple leje I'll buy u one</text:p>
      <text:p text:style-name="P1">15/02/15 1:04:28 pm: Ayu New: I don't like mac</text:p>
      <text:p text:style-name="P1">15/02/15 1:04:37 pm: Ayu New: Their functions are too disturbing</text:p>
      <text:p text:style-name="P1">15/02/15 1:04:52 pm: Ayu New: I want something i can handle mac is stupid</text:p>
      <text:p text:style-name="P1">15/02/15 1:04:59 pm: Shridhar: No it's not</text:p>
      <text:p text:style-name="P1">15/02/15 1:05:08 pm: Ayu New: It is I don't like it that's it</text:p>
      <text:p text:style-name="P1">15/02/15 1:05:13 pm: Shridhar: Okay I'll take a mac and buy U a Sony vio</text:p>
      <text:p text:style-name="P1">15/02/15 1:05:13 pm: Ayu New: I want surface</text:p>
      <text:p text:style-name="P1">15/02/15 1:05:25 pm: Ayu New: No i want a tablet now</text:p>
      <text:p text:style-name="P1">15/02/15 1:05:31 pm: Ayu New: 2000$ vadu</text:p>
      <text:p text:style-name="P1">15/02/15 1:05:34 pm: Ayu New: Surface latest</text:p>
      <text:p text:style-name="P1">15/02/15 1:05:45 pm: Shridhar: Oky</text:p>
      <text:p text:style-name="P1">15/02/15 1:06:36 pm: Shridhar: U gna be up?</text:p>
      <text:p text:style-name="P1">15/02/15 1:06:42 pm: Shridhar: Not sleepy</text:p>
      <text:p text:style-name="P1">15/02/15 1:06:54 pm: Ayu New: I ll sleep bow we are going to loose</text:p>
      <text:p text:style-name="P1">15/02/15 1:07:07 pm: Ayu New: Why does it have to be in australia when we can't watch it</text:p>
      <text:p text:style-name="P1">15/02/15 1:07:10 pm: Ayu New: Mothafuckers</text:p>
      <text:p text:style-name="P1">15/02/15 1:07:37 pm: Shridhar: Ya chill</text:p>
      <text:p text:style-name="P1">15/02/15 1:08:38 pm: Ayu New: No i wanted to watch it i got beer too but streaming was so slow and i wasted 2 hours fixing this bloody mothafucka computer and when it started this sons of bitches had to score so low</text:p>
      <text:p text:style-name="P1">15/02/15 1:09:32 pm: Shridhar: How many still do u have</text:p>
      <text:p text:style-name="P1">15/02/15 1:09:55 pm: Ayu New: What</text:p>
      <text:p text:style-name="P1">15/02/15 1:10:18 pm: Ayu New: U meanby how much I have</text:p>
      <text:p text:style-name="P1">15/02/15 1:10:31 pm: Shridhar: Na i mean how many u got</text:p>
      <text:p text:style-name="P1">15/02/15 1:10:34 pm: Shridhar: And how much u had</text:p>
      <text:p text:style-name="P1">15/02/15 1:11:21 pm: Ayu New: I am sleeping ur so disturbing</text:p>
      <text:p text:style-name="P1">15/02/15 1:12:10 pm: Shridhar: Oky sleep</text:p>
      <text:p text:style-name="P1">15/02/15 1:41:46 pm: Ayu New: I want to go to england for next world cup</text:p>
      <text:p text:style-name="P1">15/02/15 1:42:08 pm: Ayu New: And good vip seats</text:p>
      <text:p text:style-name="P1">15/02/15 1:42:17 pm: Ayu New: Plan it</text:p>
      <text:p text:style-name="P1">15/02/15 1:44:57 pm: Shridhar: Ya okay</text:p>
      <text:p text:style-name="P1"/>
      <text:p text:style-name="P1">15/02/15 5:03:13 pm: Shridhar: We won</text:p>
      <text:p text:style-name="P1">15/02/15 8:20:19 pm: Shridhar: Mom wanted to tak to u</text:p>
      <text:p text:style-name="P1">15/02/15 8:20:23 pm: Shridhar: It's been a while so</text:p>
      <text:p text:style-name="P1">15/02/15 9:13:06 pm: Ayu New: Michelle joiner called , debbie left a message on becky's phone asking me to call which i did twice but she wasn't available at that moment so i lfet messages and she never got in touch with me again but i talked to michelle and all the negotiation was done with her</text:p>
      <text:p text:style-name="P1">15/02/15 9:48:42 pm: Shridhar: Wat?</text:p>
      <text:p text:style-name="P1">15/02/15 9:49:32 pm: Ayu New: I was texting my manager</text:p>
      <text:p text:style-name="P1">15/02/15 9:49:43 pm: Shridhar: Oh oky</text:p>
      <text:p text:style-name="P1">15/02/15 9:49:43 pm: Ayu New: I texted u by mistake</text:p>
      <text:p text:style-name="P1">15/02/15 9:50:27 pm: Shridhar: We won</text:p>
      <text:p text:style-name="P1"><text:soft-page-break/>15/02/15 9:50:31 pm: Shridhar: 😄😄</text:p>
      <text:p text:style-name="P1">15/02/15 9:50:53 pm: Ayu New: Yeah</text:p>
      <text:p text:style-name="P1">15/02/15 10:06:56 pm: Ayu New: I get paid $60000 annually now</text:p>
      <text:p text:style-name="P1">15/02/15 10:20:09 pm: Shridhar: Congrars</text:p>
      <text:p text:style-name="P1">15/02/15 10:20:21 pm: Shridhar: So it's a increment right</text:p>
      <text:p text:style-name="P1">15/02/15 10:21:19 pm: Ayu New: Yes new company, they had no idea what i was getting paid i took a chance gambled</text:p>
      <text:p text:style-name="P1">15/02/15 10:21:20 pm: Ayu New: And put my demand forward</text:p>
      <text:p text:style-name="P1">15/02/15 10:21:34 pm: Ayu New: But i am still waiting for the offer letter</text:p>
      <text:p text:style-name="P1">15/02/15 10:22:05 pm: Ayu New: Next week</text:p>
      <text:p text:style-name="P1">15/02/15 10:22:05 pm: Ayu New: They told they will send me an offer letter</text:p>
      <text:p text:style-name="P1">15/02/15 10:27:17 pm: Shridhar: Oh okay tat was a nice gamble wic played off</text:p>
      <text:p text:style-name="P1">15/02/15 10:38:13 pm: Ayu New: Hmm</text:p>
      <text:p text:style-name="P1">15/02/15 10:38:25 pm: Ayu New: I would say smartness</text:p>
      <text:p text:style-name="P1">15/02/15 10:46:18 pm: Shridhar: Well but u pulled it of</text:p>
      <text:p text:style-name="P1">15/02/15 11:27:14 pm: Ayu New: Yeah shreya called</text:p>
      <text:p text:style-name="P1">16/02/15 5:45:02 am: Shridhar: So wat was she telling</text:p>
      <text:p text:style-name="P1">16/02/15 6:19:17 am: Shridhar: Gm</text:p>
      <text:p text:style-name="P1">16/02/15 6:21:25 am: Ayu New: Nothing she was driving to sejal's place</text:p>
      <text:p text:style-name="P1">16/02/15 6:21:46 am: Ayu New: So we talked a bit about g wanting to marry alecia and anju aunty denying</text:p>
      <text:p text:style-name="P1">16/02/15 6:23:01 am: Shridhar: Oh so he told anju Aunty already</text:p>
      <text:p text:style-name="P1">16/02/15 6:23:55 am: Ayu New: He just told he likes someone but don't tell ur mom yet because it's shreya's version I don't know what exactly happened but when i called anju aunty last night she told me to look for gurls for g</text:p>
      <text:p text:style-name="P1">16/02/15 6:24:48 am: Ayu New: I feel she is being unreasonable because he loves her and she does too , they are serious about each other. Y would u look for a girl when ur son has found someone for himself</text:p>
      <text:p text:style-name="P1">16/02/15 6:33:21 am: Shridhar: Well tats there</text:p>
      <text:p text:style-name="P1">16/02/15 6:33:54 am: Shridhar: She did call yesterday</text:p>
      <text:p text:style-name="P1">16/02/15 6:33:57 am: Shridhar: Shreya</text:p>
      <text:p text:style-name="P1">16/02/15 6:34:15 am: Shridhar: She dint tell bcoz mom was around</text:p>
      <text:p text:style-name="P1">16/02/15 6:34:32 am: Ayu New: She has a problem because she thinksale ia will not adjust in family as she is punju , well even i am able to adjust right now , every girls has that problem , this trabsition from one family to other difficult for both families and girl</text:p>
      <text:p text:style-name="P1">16/02/15 6:34:43 am: Ayu New: But that doesn't mean she won't</text:p>
      <text:p text:style-name="P1">16/02/15 6:35:18 am: Shridhar: Eh toh ave Alecia has to make her understand</text:p>
      <text:p text:style-name="P1">16/02/15 6:35:46 am: Shridhar: I mean G and her both</text:p>
      <text:p text:style-name="P1">16/02/15 6:36:26 am: Shridhar: She was in Richmond when last night</text:p>
      <text:p text:style-name="P1">16/02/15 6:36:36 am: Ayu New: Y would alecia make her understand excuse me , it's the guy's job to convince his family not the girl's</text:p>
      <text:p text:style-name="P1">16/02/15 6:36:44 am: Ayu New: Yeah</text:p>
      <text:p text:style-name="P1">16/02/15 6:38:23 am: Shridhar: Oh I guess anju Aunty will understand eventually</text:p>
      <text:p text:style-name="P1">16/02/15 6:38:35 am: Shridhar: I feel tat</text:p>
      <text:p text:style-name="P1">16/02/15 6:42:25 am: Ayu New: That's what shreya was saying</text:p>
      <text:p text:style-name="P1">16/02/15 6:42:29 am: Ayu New: But yeah</text:p>
      <text:p text:style-name="P1">16/02/15 6:42:31 am: Ayu New: Whatever</text:p>
      <text:p text:style-name="P1">16/02/15 6:42:37 am: Shridhar: So wat u doin?</text:p>
      <text:p text:style-name="P1">16/02/15 6:54:18 am: Ayu New: Dinner</text:p>
      <text:p text:style-name="P1">16/02/15 6:54:21 am: Ayu New: &lt;image omitted&gt;</text:p>
      <text:p text:style-name="P1">16/02/15 6:54:33 am: Shridhar: Have it</text:p>
      <text:p text:style-name="P1">16/02/15 6:54:33 am: Ayu New: Spinach and reese ravioli with spinach four cheese sauce</text:p>
      <text:p text:style-name="P1">1</text:p>
      <text:p text:style-name="P1">16/02/15 7:35:25 am: Ayu New: Goodnight</text:p>
      <text:p text:style-name="P1">16/02/15 7:36:06 am: Shridhar: This is the point u don believe me at all and unless u do tat things are not gna be the way they are</text:p>
      <text:p text:style-name="P1">16/02/15 7:38:48 am: Shridhar: So just take stuffs out of ur mind</text:p>
      <text:p text:style-name="P1"><text:soft-page-break/></text:p>
      <text:p text:style-name="P1">16/02/15 8:07:12 am: Ayu New: &lt;image omitted&gt;</text:p>
      <text:p text:style-name="P1">16/02/15 8:07:16 am: Ayu New: &lt;image omitted&gt;</text:p>
      <text:p text:style-name="P1">16/02/15 8:07:17 am: Ayu New: Chippendales</text:p>
      <text:p text:style-name="P1">16/02/15 8:07:19 am: Ayu New: &lt;image omitted&gt;</text:p>
      <text:p text:style-name="P1">16/02/15 8:35:34 am: Ayu New: I thought u wanted to talk</text:p>
      <text:p text:style-name="P1">16/02/15 8:35:46 am: Shridhar: Bolone</text:p>
      <text:p text:style-name="P1">16/02/15 8:35:51 am: Ayu New: Forget it</text:p>
      <text:p text:style-name="P1">16/02/15 8:36:21 am: Shridhar: Arey gt to office was reading mails</text:p>
      <text:p text:style-name="P1">16/02/15 8:36:33 am: Shridhar: Sorry Bol ne</text:p>
      <text:p text:style-name="P1">16/02/15 8:36:46 am: Ayu New: I have to shower than sleep</text:p>
      <text:p text:style-name="P1">16/02/15 8:36:51 am: Ayu New: U lost time to talk</text:p>
      <text:p text:style-name="P1">16/02/15 8:36:57 am: Shridhar: Wat the hell</text:p>
      <text:p text:style-name="P1">16/02/15 8:37:09 am: Shridhar: U shower and then we can tak</text:p>
      <text:p text:style-name="P1">16/02/15 8:38:45 am: Shridhar: U gng for showed</text:p>
      <text:p text:style-name="P1">16/02/15 8:38:50 am: Shridhar: Shower</text:p>
      <text:p text:style-name="P1">16/02/15 8:52:19 am: Shridhar: Wr are this ppl gng on a tour to?</text:p>
      <text:p text:style-name="P1">16/02/15 8:53:42 am: Ayu New: Kase nai this is theie normal show</text:p>
      <text:p text:style-name="P1">16/02/15 8:55:05 am: Shridhar: But it's written 2015 tour etle</text:p>
      <text:p text:style-name="P1">16/02/15 8:55:07 am: Ayu New: http://youtu.be/KVZZEFaQ0b8</text:p>
      <text:p text:style-name="P1">16/02/15 8:55:31 am: Ayu New: They have this star dancers j tour oar jai wherever they have chippendales</text:p>
      <text:p text:style-name="P1">16/02/15 8:55:45 am: Ayu New: Permanent strippers hoy chippendales ma</text:p>
      <text:p text:style-name="P1">16/02/15 8:55:54 am: Ayu New: Watch this video this is their regular show</text:p>
      <text:p text:style-name="P1">16/02/15 8:56:01 am: Shridhar: Oky</text:p>
      <text:p text:style-name="P1">16/02/15 8:56:09 am: Ayu New: Fun thing is they never show their instrument</text:p>
      <text:p text:style-name="P1">16/02/15 8:56:18 am: Ayu New: They lure u but never show</text:p>
      <text:p text:style-name="P1">16/02/15 8:56:42 am: Shridhar: Oky so tats tempting for u right</text:p>
      <text:p text:style-name="P1">16/02/15 8:58:10 am: Ayu New: Well they are hot</text:p>
      <text:p text:style-name="P1">16/02/15 8:58:20 am: Ayu New: They might be hot in bed too unline u</text:p>
      <text:p text:style-name="P1">16/02/15 8:58:24 am: Ayu New: Unlike*</text:p>
      <text:p text:style-name="P1">16/02/15 8:59:21 am: Ayu New: U need to watch the video everything is in style</text:p>
      <text:p text:style-name="P1">16/02/15 9:00:35 am: Shridhar: Ya wait</text:p>
      <text:p text:style-name="P1">16/02/15 9:04:41 am: Shridhar: &lt;image omitted&gt;</text:p>
      <text:p text:style-name="P1">16/02/15 9:04:47 am: Shridhar: I will search it</text:p>
      <text:p text:style-name="P1">16/02/15 9:05:15 am: Ayu New: Do u have child lock</text:p>
      <text:p text:style-name="P1">16/02/15 9:05:20 am: Shridhar: Na ave</text:p>
      <text:p text:style-name="P1">16/02/15 9:05:26 am: Shridhar: Ama su child lock</text:p>
      <text:p text:style-name="P1">16/02/15 9:05:40 am: Ayu New: Youube has security if u know</text:p>
      <text:p text:style-name="P1">16/02/15 9:05:49 am: Ayu New: U can't open certain videos</text:p>
      <text:p text:style-name="P1">16/02/15 9:06:06 am: Shridhar: I have to login to open them on my gmail</text:p>
      <text:p text:style-name="P1">16/02/15 9:16:39 am: Shridhar: Well wanted to ask u some find</text:p>
      <text:p text:style-name="P1">16/02/15 9:16:41 am: Shridhar: Thing</text:p>
      <text:p text:style-name="P1">16/02/15 9:16:50 am: Ayu New: What</text:p>
      <text:p text:style-name="P1">16/02/15 9:17:10 am: Shridhar: Who's ur best friend,</text:p>
      <text:p text:style-name="P1">16/02/15 9:18:09 am: Ayu New: Archana i can talk to her about anything</text:p>
      <text:p text:style-name="P1">16/02/15 9:18:13 am: Ayu New: Even hiral</text:p>
      <text:p text:style-name="P1">16/02/15 9:18:29 am: Ayu New: Eveb about how ur in bed and they will talk the same</text:p>
      <text:p text:style-name="P1">16/02/15 9:18:37 am: Shridhar: Okay</text:p>
      <text:p text:style-name="P1">16/02/15 9:18:47 am: Shridhar: And how often do u talk to both</text:p>
      <text:p text:style-name="P1">16/02/15 9:21:38 am: Ayu New: Actually hardik too</text:p>
      <text:p text:style-name="P1">16/02/15 9:21:46 am: Ayu New: We talk everything</text:p>
      <text:p text:style-name="P1">16/02/15 9:21:50 am: Shridhar: Oky</text:p>
      <text:p text:style-name="P1">16/02/15 9:22:09 am: Ayu New: I talk to other 2 like once in 2 weeks but hardik everyday</text:p>
      <text:p text:style-name="P1">16/02/15 9:22:30 am: Shridhar: Oky</text:p>
      <text:p text:style-name="P1">16/02/15 9:22:55 am: Shridhar: Well I doubt u and hiral are that close</text:p>
      <text:p text:style-name="P1">16/02/15 9:23:06 am: Shridhar: Wat does she know about u</text:p>
      <text:p text:style-name="P1">16/02/15 9:25:59 am: Ayu New: I told u hardik is</text:p>
      <text:p text:style-name="P1"><text:soft-page-break/>16/02/15 9:26:06 am: Ayu New: Y are u stuck on hiral</text:p>
      <text:p text:style-name="P1">16/02/15 9:26:31 am: Shridhar: Bcoz u tell she ur best friend I don feel it the other way around</text:p>
      <text:p text:style-name="P1">16/02/15 9:27:36 am: Ayu New: We were once upon a time than lost touch like friends since 3 so much time we haven't talk so much because we were both busy studying</text:p>
      <text:p text:style-name="P1">16/02/15 9:28:08 am: Shridhar: Oky</text:p>
      <text:p text:style-name="P1">16/02/15 9:29:55 am: Shridhar: Wt u doin?</text:p>
      <text:p text:style-name="P1">16/02/15 9:30:19 am: Ayu New: Sleeping</text:p>
      <text:p text:style-name="P1">16/02/15 9:30:26 am: Shridhar: Oky</text:p>
      <text:p text:style-name="P1">16/02/15 9:30:29 am: Shridhar: Gd8</text:p>
      <text:p text:style-name="P1">16/02/15 9:30:34 am: Shridhar: Mwaaah</text:p>
      <text:p text:style-name="P1">16/02/15 7:38:58 pm: Ayu New: I had a dream in morning which had u and aditya in it</text:p>
      <text:p text:style-name="P1">16/02/15 8:10:37 pm: Shridhar: Where u there as well??</text:p>
      <text:p text:style-name="P1">16/02/15 8:10:46 pm: Ayu New: Yeah</text:p>
      <text:p text:style-name="P1">16/02/15 8:11:06 pm: Shridhar: If not it would be bhavya's wedding</text:p>
      <text:p text:style-name="P1">16/02/15 8:11:15 pm: Shridhar: So where were we all?</text:p>
      <text:p text:style-name="P1">16/02/15 8:11:35 pm: Ayu New: Aditya's sister's wedding</text:p>
      <text:p text:style-name="P1">16/02/15 8:11:58 pm: Shridhar: Oh my god y would he call us?</text:p>
      <text:p text:style-name="P1">16/02/15 8:12:19 pm: Ayu New: Well there's a slight change</text:p>
      <text:p text:style-name="P1">16/02/15 8:12:30 pm: Ayu New: We invited you</text:p>
      <text:p text:style-name="P1">16/02/15 8:12:37 pm: Shridhar: Oh oky</text:p>
      <text:p text:style-name="P1">16/02/15 8:12:48 pm: Shridhar: So U n aditya gt married</text:p>
      <text:p text:style-name="P1">16/02/15 8:12:51 pm: Shridhar: Great</text:p>
      <text:p text:style-name="P1">16/02/15 8:20:47 pm: Ayu New: Yeah i think so</text:p>
      <text:p text:style-name="P1">16/02/15 8:22:35 pm: Shridhar: Good good so wat else was there</text:p>
      <text:p text:style-name="P1">16/02/15 9:11:50 pm: Ayu New: Nothing just that and u were behaving like we were best friends me u n him</text:p>
      <text:p text:style-name="P1">16/02/15 9:12:36 pm: Shridhar: Well tats surprising</text:p>
      <text:p text:style-name="P1">16/02/15 9:12:52 pm: Ayu New: Hmm yeah</text:p>
      <text:p text:style-name="P1">16/02/15 9:13:02 pm: Shridhar: So u at work</text:p>
      <text:p text:style-name="P1">16/02/15 9:13:08 pm: Ayu New: Yeah</text:p>
      <text:p text:style-name="P1">16/02/15 9:13:25 pm: Shridhar: Ane wat about the 60k?</text:p>
      <text:p text:style-name="P1">16/02/15 9:13:29 pm: Shridhar: Enu su thayu?</text:p>
      <text:p text:style-name="P1">16/02/15 9:13:55 pm: Ayu New: What enu su thayu</text:p>
      <text:p text:style-name="P1">16/02/15 9:14:06 pm: Ayu New: It's my new salary</text:p>
      <text:p text:style-name="P1">16/02/15 9:14:15 pm: Ayu New: They just sent me an offer letter</text:p>
      <text:p text:style-name="P1">16/02/15 9:14:24 pm: Shridhar: Ya so did the offer letter come</text:p>
      <text:p text:style-name="P1">16/02/15 9:15:05 pm: Ayu New: Yeah</text:p>
      <text:p text:style-name="P1">16/02/15 9:15:30 pm: Ayu New: But I don't count annual as i ll not be here for entire year with the new company</text:p>
      <text:p text:style-name="P1">16/02/15 9:15:50 pm: Shridhar: Ya so per month 5k</text:p>
      <text:p text:style-name="P1">16/02/15 9:15:55 pm: Shridhar: Tats very good</text:p>
      <text:p text:style-name="P1">16/02/15 9:16:43 pm: Ayu New: Depends on hours i work</text:p>
      <text:p text:style-name="P1">16/02/15 9:20:57 pm: Shridhar: Well so hourly it becomes 30</text:p>
      <text:p text:style-name="P1">16/02/15 9:48:20 pm: Ayu New: Yeah</text:p>
      <text:p text:style-name="P1">16/02/15 9:54:09 pm: Shridhar: Tats good ane satrday Sunday pan u gna start na</text:p>
      <text:p text:style-name="P1">16/02/15 10:37:50 pm: Shridhar: &lt;audio omitted&gt;</text:p>
      <text:p text:style-name="P1">16/02/15 11:18:14 pm: Ayu New: Yeah</text:p>
      <text:p text:style-name="P1">16/02/15 11:18:22 pm: Ayu New: It depends on the hours</text:p>
      <text:p text:style-name="P1">16/02/15 11:33:36 pm: Ayu New: http://www.cosmopolitan.com/sex-love/a30964/orgasm-problems-only-women-understand/?src=spr_FBPAGE&amp;spr_id=1440_145161433</text:p>
      <text:p text:style-name="P1">16/02/15 11:33:42 pm: Ayu New: So fucking true</text:p>
      <text:p text:style-name="P1">16/02/15 11:33:56 pm: Ayu New: 1st and 2nd is so me</text:p>
      <text:p text:style-name="P1">16/02/15 11:36:34 pm: Ayu New: 8 toobut 11 is u instead</text:p>
      <text:p text:style-name="P1">17/02/15 3:25:33 am: Ayu New: &lt;image omitted&gt;</text:p>
      <text:p text:style-name="P1">17/02/15 3:25:38 am: Ayu New: &lt;image omitted&gt;</text:p>
      <text:p text:style-name="P1">17/02/15 3:25:41 am: Ayu New: &lt;image omitted&gt;</text:p>
      <text:p text:style-name="P1">17/02/15 3:25:45 am: Ayu New: &lt;image omitted&gt;</text:p>
      <text:p text:style-name="P1">17/02/15 3:25:52 am: Ayu New: I can't believe i drove in this weather with 8 inches <text:soft-page-break/>of snow</text:p>
      <text:p text:style-name="P1">17/02/15 5:46:21 am: Shridhar: Gm</text:p>
      <text:p text:style-name="P1">17/02/15 5:50:53 am: Ayu New: Will u not say ur proud of me</text:p>
      <text:p text:style-name="P1">17/02/15 5:51:06 am: Ayu New: I didn't need a man in 8 inches of snow</text:p>
      <text:p text:style-name="P1">17/02/15 5:51:34 am: Shridhar: Well I m proud of u</text:p>
      <text:p text:style-name="P1">17/02/15 5:51:52 am: Shridhar: Ane it's good u are getting <text:s/>used to driving in it</text:p>
      <text:p text:style-name="P1">17/02/15 5:52:10 am: Ayu New: Excuse me</text:p>
      <text:p text:style-name="P1">17/02/15 5:52:50 am: Shridhar: Well bcoz it's good dude I mean u won't get stuck anywhere</text:p>
      <text:p text:style-name="P1">17/02/15 5:53:20 am: Ayu New: I said excuse me because u said i ll get used too whereas i am already driving</text:p>
      <text:p text:style-name="P1">17/02/15 5:54:16 am: Shridhar: Well I know u already drivin</text:p>
      <text:p text:style-name="P1">17/02/15 5:54:22 am: Shridhar: Gng for bath</text:p>
      <text:p text:style-name="P1">17/02/15 5:55:08 am: Ayu New: U live like a woman</text:p>
      <text:p text:style-name="P1">17/02/15 5:55:23 am: Ayu New: U spent an hour in the bathroom</text:p>
      <text:p text:style-name="P1">17/02/15 6:09:09 am: Shridhar: No I don't</text:p>
      <text:p text:style-name="P1">17/02/15 6:09:23 am: Shridhar: Ane anyways I like to take bath when it's hot water</text:p>
      <text:p text:style-name="P1">17/02/15 6:31:39 am: Ayu New: So</text:p>
      <text:p text:style-name="P1">17/02/15 6:31:55 am: Ayu New: I will be flying on nov 19th</text:p>
      <text:p text:style-name="P1">17/02/15 6:32:02 am: Shridhar: Oky</text:p>
      <text:p text:style-name="P1">17/02/15 6:32:04 am: Ayu New: I ll be there on21st</text:p>
      <text:p text:style-name="P1">17/02/15 6:32:08 am: Shridhar: U and mom?</text:p>
      <text:p text:style-name="P1">17/02/15 6:32:12 am: Ayu New: Nov 21st</text:p>
      <text:p text:style-name="P1">17/02/15 6:32:15 am: Ayu New: Yeah</text:p>
      <text:p text:style-name="P1">17/02/15 6:32:19 am: Shridhar: Ya okay</text:p>
      <text:p text:style-name="P1">17/02/15 6:32:31 am: Ayu New: A day before my birthday, just giving u a hint</text:p>
      <text:p text:style-name="P1">17/02/15 6:32:37 am: Shridhar: Well I know</text:p>
      <text:p text:style-name="P1">17/02/15 6:32:46 am: Shridhar: A day before ur bday</text:p>
      <text:p text:style-name="P1">17/02/15 6:33:10 am: Ayu New: Didn't book tickets yet though</text:p>
      <text:p text:style-name="P1">17/02/15 6:33:16 am: Shridhar: Then</text:p>
      <text:p text:style-name="P1">17/02/15 6:33:35 am: Ayu New: Will book tomorrow</text:p>
      <text:p text:style-name="P1">17/02/15 6:35:56 am: Shridhar: Oh oky</text:p>
      <text:p text:style-name="P1">17/02/15 6:36:01 am: Shridhar: Emirates?</text:p>
      <text:p text:style-name="P1">17/02/15 6:38:47 am: Ayu New: Qatar</text:p>
      <text:p text:style-name="P1">17/02/15 6:46:15 am: Shridhar: Oky</text:p>
      <text:p text:style-name="P1">17/02/15 6:46:33 am: Shridhar: I'll come alone to pick u guys up</text:p>
      <text:p text:style-name="P1">17/02/15 6:51:32 am: Ayu New: Yeah</text:p>
      <text:p text:style-name="P1">17/02/15 6:51:47 am: Ayu New: Bags will fit ur car?</text:p>
      <text:p text:style-name="P1">17/02/15 6:51:56 am: Shridhar: Not my car</text:p>
      <text:p text:style-name="P1">17/02/15 6:52:15 am: Shridhar: Ane when are u planning to go Bombay?</text:p>
      <text:p text:style-name="P1">17/02/15 6:52:52 am: Ayu New: I don't know etlu detail ma nai vicharyu</text:p>
      <text:p text:style-name="P1">17/02/15 6:53:26 am: Ayu New: Listen i want to join gym from nov 22- jan 22</text:p>
      <text:p text:style-name="P1">17/02/15 6:53:29 am: Shridhar: Na bcoz December 1st or 2nd week ma Badshah nu Lagan 6e so silvassa javanu 6e for a day or 2</text:p>
      <text:p text:style-name="P1">17/02/15 6:54:09 am: Shridhar: Ya okay join c9</text:p>
      <text:p text:style-name="P1">17/02/15 6:54:13 am: Shridhar: Near pan padse</text:p>
      <text:p text:style-name="P1">17/02/15 6:54:47 am: Ayu New: Yeah i would go mumbai after my birthday only not after that</text:p>
      <text:p text:style-name="P1">17/02/15 6:55:37 am: Shridhar: Obv u will go after ur bday u land on 21st</text:p>
      <text:p text:style-name="P1">17/02/15 6:57:29 am: Ayu New: yeah 21st</text:p>
      <text:p text:style-name="P1">17/02/15 6:58:05 am: Shridhar: Ya so I m telling 1st or 2nd week of December</text:p>
      <text:p text:style-name="P1">17/02/15 6:58:33 am: Ayu New: Okay will see that time</text:p>
      <text:p text:style-name="P1">17/02/15 6:58:55 am: Ayu New: He didn't invite methough i don't like going to placeswhere not invited</text:p>
      <text:p text:style-name="P1">17/02/15 6:59:17 am: Shridhar: Well obv he will he still doesn know u gna come</text:p>
      <text:p text:style-name="P1">17/02/15 7:03:33 am: Shridhar: Ane it's understood dude u have to come</text:p>
      <text:p text:style-name="P1">17/02/15 7:19:54 am: Ayu New: How</text:p>
      <text:p text:style-name="P1">17/02/15 7:20:15 am: Ayu New: Did ur friend's wives came for engagement because u did not invite</text:p>
      <text:p text:style-name="P1"><text:soft-page-break/>17/02/15 7:20:34 am: Ayu New: This is how it is in india, u ll still go even if not invited</text:p>
      <text:p text:style-name="P1">17/02/15 7:21:25 am: Shridhar: Yes they did come</text:p>
      <text:p text:style-name="P1">17/02/15 7:21:30 am: Shridhar: They were all there</text:p>
      <text:p text:style-name="P1">17/02/15 7:50:08 am: Ayu New: Hey i am not going to c9</text:p>
      <text:p text:style-name="P1">17/02/15 7:50:26 am: Ayu New: Y can't i come to ur gym</text:p>
      <text:p text:style-name="P1">17/02/15 7:50:43 am: Shridhar: Eh grid agad 6e ane I go in the evening</text:p>
      <text:p text:style-name="P1">17/02/15 7:51:03 am: Shridhar: Ena karta tu savarej kari deje ne aaram thi</text:p>
      <text:p text:style-name="P1">17/02/15 7:51:08 am: Ayu New: It's okay na i ll come in the evening with u</text:p>
      <text:p text:style-name="P1">17/02/15 7:51:13 am: Ayu New: Savare and me</text:p>
      <text:p text:style-name="P1">17/02/15 7:51:21 am: Shridhar: Arey around 10</text:p>
      <text:p text:style-name="P1">17/02/15 7:51:23 am: Ayu New: U think i ll wake up and who will take me</text:p>
      <text:p text:style-name="P1">17/02/15 7:51:32 am: Shridhar: Alya same toh 6e</text:p>
      <text:p text:style-name="P1">17/02/15 7:51:56 am: Ayu New: I am not walking there please it's my wedding I don't want ur color</text:p>
      <text:p text:style-name="P1">17/02/15 7:52:02 am: Shridhar: Ya okay</text:p>
      <text:p text:style-name="P1">17/02/15 7:52:08 am: Shridhar: Avje Mari Jode</text:p>
      <text:p text:style-name="P1">17/02/15 7:52:13 am: Ayu New: Yeah</text:p>
      <text:p text:style-name="P1">17/02/15 7:52:23 am: Ayu New: How much is the fee</text:p>
      <text:p text:style-name="P1">17/02/15 7:52:44 am: Shridhar: 2k for a month</text:p>
      <text:p text:style-name="P1">17/02/15 7:53:40 am: Ayu New: That's not bad</text:p>
      <text:p text:style-name="P1">17/02/15 7:53:48 am: Ayu New: I m totally coming with u</text:p>
      <text:p text:style-name="P1">17/02/15 7:54:07 am: Ayu New: C9 ma weird men hoy i want to be around u when in india</text:p>
      <text:p text:style-name="P1">17/02/15 7:54:31 am: Shridhar: Ya okay</text:p>
      <text:p text:style-name="P1">17/02/15 7:54:58 am: Ayu New: What ya okay ya okay u don't want me to come with u u think i am a burden</text:p>
      <text:p text:style-name="P1">17/02/15 7:55:42 am: Shridhar: Arey man I m in train etle it's crowded and I m almost getting down</text:p>
      <text:p text:style-name="P1">17/02/15 7:55:44 am: Shridhar: Wait</text:p>
      <text:p text:style-name="P1">17/02/15 8:17:46 am: Shridhar: Bol</text:p>
      <text:p text:style-name="P1">17/02/15 8:18:06 am: Ayu New: I said what i g</text:p>
      <text:p text:style-name="P1">Had too</text:p>
      <text:p text:style-name="P1">17/02/15 8:18:24 am: Shridhar: Oh okay well u can come with me I don mind</text:p>
      <text:p text:style-name="P1">17/02/15 8:20:13 am: Shridhar: Wt u doin?</text:p>
      <text:p text:style-name="P1">17/02/15 8:27:14 am: Ayu New: Making dinner</text:p>
      <text:p text:style-name="P1">17/02/15 8:27:16 am: Ayu New: Wait</text:p>
      <text:p text:style-name="P1">17/02/15 8:36:34 am: Ayu New: U don't want me near u</text:p>
      <text:p text:style-name="P1">17/02/15 8:36:52 am: Shridhar: Obv I want u near me</text:p>
      <text:p text:style-name="P1">17/02/15 8:37:00 am: Shridhar: Wr did dis come from</text:p>
      <text:p text:style-name="P1">17/02/15 8:37:37 am: Ayu New: U sounded not happy when i told i ll come to gym with u</text:p>
      <text:p text:style-name="P1">17/02/15 8:37:51 am: Ayu New: U were making excuses and were bent on telling savare ja</text:p>
      <text:p text:style-name="P1">17/02/15 8:38:15 am: Shridhar: Arey not tat I told savare ja so tat we could spend time together in eve min</text:p>
      <text:p text:style-name="P1">17/02/15 8:38:17 am: Shridhar: Evening</text:p>
      <text:p text:style-name="P1">17/02/15 8:38:29 am: Ayu New: We can do that in gym also</text:p>
      <text:p text:style-name="P1">17/02/15 8:38:44 am: Shridhar: We will be doing work out baba</text:p>
      <text:p text:style-name="P1">17/02/15 8:38:50 am: Ayu New: But there should be something in gym or i should say someone in gym not wanting me to come with u</text:p>
      <text:p text:style-name="P1">17/02/15 8:39:20 am: Shridhar: I don go to gym as of now</text:p>
      <text:p text:style-name="P1">17/02/15 8:39:34 am: Shridhar: I m yet to decide wr to go</text:p>
      <text:p text:style-name="P1">17/02/15 8:40:37 am: Ayu New: Well u don't want me with u</text:p>
      <text:p text:style-name="P1">17/02/15 8:40:48 am: Ayu New: And here i was excited thinking we would work out together</text:p>
      <text:p text:style-name="P1">17/02/15 8:42:45 am: Shridhar: Obv we will but u told is there someone in gym etle I told I haven't started yet</text:p>
      <text:p text:style-name="P1">17/02/15 8:43:20 am: Ayu New: I don't trust u with women</text:p>
      <text:p text:style-name="P1"><text:soft-page-break/>17/02/15 8:43:31 am: Shridhar: Common man</text:p>
      <text:p text:style-name="P1">17/02/15 8:43:50 am: Ayu New: What common</text:p>
      <text:p text:style-name="P1">17/02/15 8:44:12 am: Ayu New: If i said the same if i did the same will u be able to trust me with me</text:p>
      <text:p text:style-name="P1">17/02/15 8:44:14 am: Ayu New: Men*</text:p>
      <text:p text:style-name="P1">17/02/15 8:44:26 am: Shridhar: Well I haven't done anything</text:p>
      <text:p text:style-name="P1">17/02/15 8:44:41 am: Shridhar: Ane well wat do I do tat u do. Trust me common</text:p>
      <text:p text:style-name="P1">17/02/15 8:47:15 am: Ayu New: I don't know shridhar.. It's hard for me.</text:p>
      <text:p text:style-name="P1">17/02/15 9:03:22 am: Ayu New: Plus ur a fucking XY u ll never understand</text:p>
      <text:p text:style-name="P1">17/02/15 9:03:45 am: Shridhar: Oh common I m not gna do anything just relax baba</text:p>
      <text:p text:style-name="P1">17/02/15 9:04:06 am: Ayu New: Stop yelling at me you didn't give me birth</text:p>
      <text:p text:style-name="P1">17/02/15 9:04:14 am: Shridhar: I m not telling</text:p>
      <text:p text:style-name="P1">17/02/15 9:04:18 am: Shridhar: Yelling</text:p>
      <text:p text:style-name="P1">17/02/15 9:05:48 am: Shridhar: Y would I yell at u not at all</text:p>
      <text:p text:style-name="P1">17/02/15 9:06:08 am: Shridhar: Hello</text:p>
      <text:p text:style-name="P1">17/02/15 9:06:15 am: Ayu New: Yeah</text:p>
      <text:p text:style-name="P1">17/02/15 9:06:21 am: Shridhar: Just relax</text:p>
      <text:p text:style-name="P1">17/02/15 9:09:42 am: Shridhar: Wat u doin?</text:p>
      <text:p text:style-name="P1">17/02/15 9:12:28 am: Ayu New: Talking to rushabh</text:p>
      <text:p text:style-name="P1">17/02/15 9:12:37 am: Ayu New: My one n only chat partner</text:p>
      <text:p text:style-name="P1">17/02/15 9:14:02 am: Shridhar: Kem one and only</text:p>
      <text:p text:style-name="P1">17/02/15 9:14:17 am: Ayu New: Roj vaato karu eni jode</text:p>
      <text:p text:style-name="P1">17/02/15 9:15:25 am: Shridhar: Oh oky</text:p>
      <text:p text:style-name="P1">17/02/15 9:16:18 am: Shridhar: Su keh 6e</text:p>
      <text:p text:style-name="P1">17/02/15 9:18:07 am: Ayu New: &lt;image omitted&gt;</text:p>
      <text:p text:style-name="P1">17/02/15 9:18:10 am: Ayu New: &lt;image omitted&gt;</text:p>
      <text:p text:style-name="P1">17/02/15 9:18:14 am: Ayu New: &lt;image omitted&gt;</text:p>
      <text:p text:style-name="P1">17/02/15 9:21:04 am: Shridhar: Su tp Karo 6o Bev la</text:p>
      <text:p text:style-name="P1">17/02/15 9:21:18 am: Ayu New: Amaru toh aa roj nu che</text:p>
      <text:p text:style-name="P1">17/02/15 9:26:43 am: Shridhar: Well he is gone to kitli</text:p>
      <text:p text:style-name="P1">17/02/15 9:26:58 am: Shridhar: He left the job I guess u know it</text:p>
      <text:p text:style-name="P1">17/02/15 9:27:34 am: Ayu New: Yeah u told</text:p>
      <text:p text:style-name="P1">17/02/15 9:28:00 am: Shridhar: Su kehto toh biju</text:p>
      <text:p text:style-name="P1">17/02/15 9:28:56 am: Ayu New: Kasu nai</text:p>
      <text:p text:style-name="P1">17/02/15 9:29:05 am: Ayu New: We have a shiet chat like this everyday</text:p>
      <text:p text:style-name="P1">17/02/15 9:29:13 am: Shridhar: Hmmm oky</text:p>
      <text:p text:style-name="P1">17/02/15 9:29:23 am: Ayu New: Short</text:p>
      <text:p text:style-name="P1">17/02/15 9:31:53 am: Ayu New: &lt;image omitted&gt;</text:p>
      <text:p text:style-name="P1">17/02/15 9:31:55 am: Ayu New: &lt;image omitted&gt;</text:p>
      <text:p text:style-name="P1">17/02/15 9:31:57 am: Ayu New: &lt;image omitted&gt;</text:p>
      <text:p text:style-name="P1">17/02/15 9:31:59 am: Ayu New: Janvi might get engaged to him</text:p>
      <text:p text:style-name="P1">17/02/15 9:32:07 am: Shridhar: Oky</text:p>
      <text:p text:style-name="P1">17/02/15 9:32:07 am: Ayu New: Electrical engineer from san jose</text:p>
      <text:p text:style-name="P1">17/02/15 9:32:41 am: Ayu New: Goodlooking guy I don't know y not to get married to him she likes him and he does too</text:p>
      <text:p text:style-name="P1">17/02/15 9:32:58 am: Ayu New: So i guess april ma they will get enagegd he is flying to mumbai in april</text:p>
      <text:p text:style-name="P1">17/02/15 9:33:09 am: Shridhar: Okay</text:p>
      <text:p text:style-name="P1">17/02/15 9:33:24 am: Shridhar: Nice so she will also land up there</text:p>
      <text:p text:style-name="P1">17/02/15 9:34:48 am: Ayu New: Yes</text:p>
      <text:p text:style-name="P1">17/02/15 9:35:10 am: Ayu New: Mare arranged hot i would have said yes to him he is quite good looking and classy</text:p>
      <text:p text:style-name="P1">17/02/15 9:35:35 am: Shridhar: Oky</text:p>
      <text:p text:style-name="P1">17/02/15 10:10:35 am: Shridhar: Slept</text:p>
      <text:p text:style-name="P1">17/02/15 7:54:19 pm: Ayu New: Yeah</text:p>
      <text:p text:style-name="P1">18/02/15 5:41:00 am: Shridhar: Gn</text:p>
      <text:p text:style-name="P1">18/02/15 5:41:02 am: Shridhar: Gm</text:p>
      <text:p text:style-name="P1">19/02/15 5:30:39 am: Shridhar: Gm</text:p>
      <text:p text:style-name="P1">19/02/15 6:38:52 am: Ayu New: <text:span text:style-name="T1">My bp got high</text:span></text:p>
      <text:p text:style-name="P1"><text:soft-page-break/>19/02/15 6:39:18 am: Shridhar: Wat</text:p>
      <text:p text:style-name="P1">19/02/15 6:42:19 am: Shridhar: Su thay?</text:p>
      <text:p text:style-name="P1">19/02/15 6:43:13 am: Ayu New: My bp was 102/38</text:p>
      <text:p text:style-name="P1">19/02/15 6:43:19 am: Ayu New: I could have gone into coma</text:p>
      <text:p text:style-name="P1">19/02/15 6:43:43 am: Shridhar: Okay just relax</text:p>
      <text:p text:style-name="P1">19/02/15 6:44:18 am: Shridhar: Ane do wat u feel like just stay calm and take a day of tommorow I ane go get a massage done</text:p>
      <text:p text:style-name="P1">19/02/15 6:44:30 am: Shridhar: U feel relaxed</text:p>
      <text:p text:style-name="P1">19/02/15 6:45:04 am: Ayu New: I don't have money i ahve to pat mama and take out for wedding and have some with me until u come</text:p>
      <text:p text:style-name="P1">19/02/15 6:45:21 am: Ayu New: It's been 3 weeks and more i am in stress</text:p>
      <text:p text:style-name="P1">19/02/15 6:45:35 am: Shridhar: I will send u for the spa it's okay ja tu</text:p>
      <text:p text:style-name="P1">19/02/15 6:47:11 am: Shridhar: Just go and tell me how much is it</text:p>
      <text:p text:style-name="P1">19/02/15 6:47:46 am: Shridhar: Ur life is important to me</text:p>
      <text:p text:style-name="P1">19/02/15 6:48:02 am: Shridhar: I wanna d</text:p>
      <text:p text:style-name="P1">19/02/15 6:48:10 am: Shridhar: FaceTime in sometime</text:p>
      <text:p text:style-name="P1">19/02/15 6:48:18 am: Shridhar: In an hour</text:p>
      <text:p text:style-name="P1">19/02/15 6:48:26 am: Shridhar: Did u have food</text:p>
      <text:p text:style-name="P1">19/02/15 6:48:56 am: Ayu New: Yeah i did</text:p>
      <text:p text:style-name="P1">19/02/15 6:49:08 am: Shridhar: Ane had juice?</text:p>
      <text:p text:style-name="P1">19/02/15 8:32:31 pm: Shridhar: Check ur bp again today</text:p>
      <text:p text:style-name="P1">20/02/15 5:47:27 am: Shridhar: How you</text:p>
      <text:p text:style-name="P1">20/02/15 5:47:58 am: Ayu New: Driving</text:p>
      <text:p text:style-name="P1">20/02/15 5:48:16 am: Shridhar: Where to?</text:p>
      <text:p text:style-name="P1">20/02/15 6:11:39 am: Ayu New: Driving from</text:p>
      <text:p text:style-name="P1">20/02/15 6:11:45 am: Ayu New: drove from*</text:p>
      <text:p text:style-name="P1">20/02/15 6:35:18 am: Shridhar: U gt back now from work?</text:p>
      <text:p text:style-name="P1">20/02/15 6:48:01 am: Ayu New: I went to harrisonburg</text:p>
      <text:p text:style-name="P1">20/02/15 6:48:24 am: Shridhar: Okay</text:p>
      <text:p text:style-name="P1">20/02/15 6:48:30 am: Shridhar: And u finalised it</text:p>
      <text:p text:style-name="P1">20/02/15 6:50:21 am: Ayu New: What</text:p>
      <text:p text:style-name="P1">20/02/15 6:50:33 am: Shridhar: The job</text:p>
      <text:p text:style-name="P1">20/02/15 6:51:42 am: Ayu New: Yeah</text:p>
      <text:p text:style-name="P1">20/02/15 6:51:55 am: Shridhar: Wats the timings and pay?</text:p>
      <text:p text:style-name="P1">20/02/15 6:52:40 am: Ayu New: Timings as they need</text:p>
      <text:p text:style-name="P1">20/02/15 6:52:48 am: Ayu New: And pay $45 per hour</text:p>
      <text:p text:style-name="P1">20/02/15 6:55:40 am: Ayu New: What is TRIA</text:p>
      <text:p text:style-name="P1">20/02/15 6:56:13 am: Shridhar: They doing a exhibition on Sunday and satrday those 3</text:p>
      <text:p text:style-name="P1">20/02/15 6:56:34 am: Shridhar: Accessories and clothes men and women</text:p>
      <text:p text:style-name="P1">20/02/15 6:56:44 am: Shridhar: On approval laya 6e badhu from</text:p>
      <text:p text:style-name="P1">Baroda</text:p>
      <text:p text:style-name="P1">20/02/15 6:57:02 am: Shridhar: Who send u</text:p>
      <text:p text:style-name="P1">20/02/15 6:57:04 am: Shridhar: Pinku?</text:p>
      <text:p text:style-name="P1">20/02/15 6:57:05 am: Ayu New: Did they get it designed</text:p>
      <text:p text:style-name="P1">20/02/15 6:57:13 am: Shridhar: Na</text:p>
      <text:p text:style-name="P1">20/02/15 6:57:15 am: Ayu New: I saw it on yatin bhai's instagram</text:p>
      <text:p text:style-name="P1">20/02/15 6:57:18 am: Ayu New: He posted it</text:p>
      <text:p text:style-name="P1">20/02/15 6:57:26 am: Shridhar: They came to baroda and pick karyu tu</text:p>
      <text:p text:style-name="P1">20/02/15 6:58:10 am: Shridhar: I'll send u the pics once they set it up</text:p>
      <text:p text:style-name="P1">20/02/15 6:58:40 am: Ayu New: Profit su thase, baroda thi 200 rs ni vastu anand ma 300-350 ma veche toh koi nai le , people rather go to baroda</text:p>
      <text:p text:style-name="P1">20/02/15 6:58:51 am: Shridhar: Khabr nai</text:p>
      <text:p text:style-name="P1">20/02/15 6:59:06 am: Shridhar: They doin it Emaj so tat Kai activity Thai</text:p>
      <text:p text:style-name="P1">20/02/15 6:59:07 am: Ayu New: Plus they are 3 people profit 3 partner ma divide karse toh darek na bhage ketlu avse</text:p>
      <text:p text:style-name="P1">20/02/15 6:59:46 am: Shridhar: I doubt kasu avse pan kharu bcoz watever they sell ema they would hardly make 100/150</text:p>
      <text:p text:style-name="P1">20/02/15 6:59:53 am: Shridhar: Ane it should go also na</text:p>
      <text:p text:style-name="P1"><text:soft-page-break/>20/02/15 7:00:39 am: Shridhar: May be tshirts vehchai</text:p>
      <text:p text:style-name="P1">20/02/15 7:03:22 am: Shridhar: Then they have those potli' sand wallets</text:p>
      <text:p text:style-name="P1">20/02/15 7:03:27 am: Shridhar: Biju khabr nai su 6e</text:p>
      <text:p text:style-name="P1">20/02/15 7:03:31 am: Shridhar: Accessories 6e</text:p>
      <text:p text:style-name="P1">20/02/15 7:22:56 am: Ayu New: 200 ni vastu 350 ma veche toh j darek na bhage 30 rs ape par vastu gas no kharcho kadhi ne.. And 200 ni vastu 350 ma maro kako kharide jyare baroda 20 min dur hoy</text:p>
      <text:p text:style-name="P1">20/02/15 7:24:10 am: Shridhar: I don know whether ppl buy or they don't so we will get to know on satrday Sunday ne</text:p>
      <text:p text:style-name="P1">20/02/15 7:24:26 am: Shridhar: It's at garam kitli</text:p>
      <text:p text:style-name="P1">20/02/15 7:25:00 am: Ayu New: Hmm</text:p>
      <text:p text:style-name="P1">20/02/15 7:25:00 am: Ayu New: Varshafoi called</text:p>
      <text:p text:style-name="P1">20/02/15 7:25:12 am: Shridhar: Su kehta ya</text:p>
      <text:p text:style-name="P1">20/02/15 7:25:13 am: Shridhar: Ta</text:p>
      <text:p text:style-name="P1">20/02/15 7:27:59 am: Ayu New: I have increased my stay from 3 days to 12 days</text:p>
      <text:p text:style-name="P1">20/02/15 7:28:17 am: Shridhar: Oh okay tell u stayin 15 days ane I told u to go back early</text:p>
      <text:p text:style-name="P1">20/02/15 7:28:33 am: Ayu New: She is like 12 j days rehvanu tare vadhare rehvanu so i said mare job sodhvani oachu ayi ne</text:p>
      <text:p text:style-name="P1">20/02/15 7:28:48 am: Ayu New: Y do i have to tell ur name I don't understand</text:p>
      <text:p text:style-name="P1">20/02/15 7:29:04 am: Shridhar: Arey so tat u don have to answer them</text:p>
      <text:p text:style-name="P1">20/02/15 7:29:26 am: Ayu New: I don't like doing all that i have pay for student loans pay mama and save for u <text:s/>unlike shreya who just has to save for her fun</text:p>
      <text:p text:style-name="P1">20/02/15 7:29:42 am: Shridhar: So tat she asks me and I'll tell them etle pa6i fari pu6ej nai</text:p>
      <text:p text:style-name="P1">20/02/15 7:30:14 am: Ayu New: Tu tari mom ne sambhad khali</text:p>
      <text:p text:style-name="P1">20/02/15 7:30:20 am: Ayu New: Etlu bau che</text:p>
      <text:p text:style-name="P1">20/02/15 7:30:25 am: Shridhar: Ayu I beg u next time someone asks u anything y u gng early and all tat tell them to tak to me</text:p>
      <text:p text:style-name="P1">20/02/15 7:30:45 am: Ayu New: Evu na kehvay</text:p>
      <text:p text:style-name="P1">20/02/15 7:31:43 am: Shridhar: Ha but still ave</text:p>
      <text:p text:style-name="P1">20/02/15 7:32:30 am: Ayu New: U tell them indirectly when they call</text:p>
      <text:p text:style-name="P1">20/02/15 7:32:35 am: Shridhar: Ya okay</text:p>
      <text:p text:style-name="P1">20/02/15 7:32:37 am: Ayu New: And tell all this to ur mom first</text:p>
      <text:p text:style-name="P1">20/02/15 7:32:53 am: Ayu New: Pehla emne keh I can't stay more i have career</text:p>
      <text:p text:style-name="P1">20/02/15 7:32:57 am: Shridhar: I told her</text:p>
      <text:p text:style-name="P1">20/02/15 7:33:09 am: Shridhar: Ke u gng on 18th so 15days 6e</text:p>
      <text:p text:style-name="P1">20/02/15 7:33:11 am: Ayu New: I have to find a job again so that i have money when u come</text:p>
      <text:p text:style-name="P1">20/02/15 7:33:29 am: Shridhar: Ya I know</text:p>
      <text:p text:style-name="P1">20/02/15 7:34:26 am: Ayu New: So tell her than loko toh bolo they don't know y i am leaving early lagan pachi husband thi dur rehvanu koi ne na game but people have reason to do that</text:p>
      <text:p text:style-name="P1">20/02/15 7:34:56 am: Shridhar: Yes baba I know I have already told her</text:p>
      <text:p text:style-name="P1">20/02/15 7:35:20 am: Shridhar: Did u check ur bp today?</text:p>
      <text:p text:style-name="P1">20/02/15 7:35:23 am: Shridhar: Norma hatu</text:p>
      <text:p text:style-name="P1">20/02/15 7:35:49 am: Ayu New: 116/50</text:p>
      <text:p text:style-name="P1">20/02/15 7:35:56 am: Ayu New: Still below normal</text:p>
      <text:p text:style-name="P1">20/02/15 7:37:26 am: Shridhar: Toh take rest na bhag bhag kem Kare 6e</text:p>
      <text:p text:style-name="P1">20/02/15 7:38:09 am: Ayu New: If I don't run where will i get money from</text:p>
      <text:p text:style-name="P1">20/02/15 7:38:25 am: Ayu New: Look I don't have a normal life like women of my age</text:p>
      <text:p text:style-name="P1">20/02/15 7:38:30 am: Shridhar: Ya but u not well u can run after u get well na</text:p>
      <text:p text:style-name="P1">20/02/15 7:38:44 am: Shridhar: I m not taking about normal life common</text:p>
      <text:p text:style-name="P1">20/02/15 7:40:08 am: Ayu New: I m just saying I don't have a normal life like women of my age i need money to pay back people pay my loans save for wedding and save for u when u come</text:p>
      <text:p text:style-name="P1">20/02/15 7:40:36 am: Ayu New: So i need to run if i want money</text:p>
      <text:p text:style-name="P1">20/02/15 7:40:54 am: Shridhar: Arey but u now well baba</text:p>
      <text:p text:style-name="P1">20/02/15 7:41:16 am: Ayu New: 1 day leave and i loose 200$</text:p>
      <text:p text:style-name="P1"><text:soft-page-break/>20/02/15 7:41:22 am: Ayu New: I can't do that</text:p>
      <text:p text:style-name="P1">20/02/15 7:58:20 am: Shridhar: Ya I get it</text:p>
      <text:p text:style-name="P1">20/02/15 7:58:29 am: Shridhar: So wat u doin</text:p>
      <text:p text:style-name="P1">20/02/15 7:59:06 am: Shridhar: Did u have dinner</text:p>
      <text:p text:style-name="P1">20/02/15 7:59:08 am: Ayu New: Seriel</text:p>
      <text:p text:style-name="P1">20/02/15 7:59:13 am: Shridhar: Khadu tev</text:p>
      <text:p text:style-name="P1">20/02/15 7:59:30 am: Ayu New: Yeah i met jd for LUND</text:p>
      <text:p text:style-name="P1">20/02/15 8:00:15 am: Shridhar: Wat?</text:p>
      <text:p text:style-name="P1">20/02/15 8:00:45 am: Ayu New: Time between breakfast and lunch is brunch so time between lunch and dinner</text:p>
      <text:p text:style-name="P1">20/02/15 8:00:47 am: Ayu New: Is lund</text:p>
      <text:p text:style-name="P1">20/02/15 8:00:59 am: Shridhar: Okay</text:p>
      <text:p text:style-name="P1">20/02/15 8:01:01 am: Shridhar: Wat u had</text:p>
      <text:p text:style-name="P1">20/02/15 8:01:36 am: Ayu New: Black bean soup and Mediterranean panini</text:p>
      <text:p text:style-name="P1">20/02/15 8:01:45 am: Ayu New: With baguette</text:p>
      <text:p text:style-name="P1">20/02/15 8:01:57 am: Shridhar: Oh okay</text:p>
      <text:p text:style-name="P1">20/02/15 8:02:28 am: Ayu New: Jd showed me video where his wife was drunk in orlando</text:p>
      <text:p text:style-name="P1">20/02/15 8:02:32 am: Ayu New: It was so funny</text:p>
      <text:p text:style-name="P1">20/02/15 8:02:42 am: Shridhar: Haha okay</text:p>
      <text:p text:style-name="P1">20/02/15 8:03:53 am: Shridhar: And wat was she doin?</text:p>
      <text:p text:style-name="P1">20/02/15 8:04:15 am: Ayu New: Talking about burping after beer and how it feels good</text:p>
      <text:p text:style-name="P1">20/02/15 8:04:49 am: Shridhar: Oh okay but it smells bad relle bad</text:p>
      <text:p text:style-name="P1">20/02/15 8:04:58 am: Ayu New: Hmm whatever</text:p>
      <text:p text:style-name="P1">20/02/15 8:05:02 am: Ayu New: Beer is beer</text:p>
      <text:p text:style-name="P1">20/02/15 8:05:14 am: Shridhar: Ya I know but the burp contains food and beer</text:p>
      <text:p text:style-name="P1">20/02/15 8:05:15 am: Ayu New: U can't compare anything with it</text:p>
      <text:p text:style-name="P1">20/02/15 8:05:21 am: Shridhar: Well tats there</text:p>
      <text:p text:style-name="P1">20/02/15 8:05:38 am: Ayu New: I m really worried about staying at ur place after wedding now</text:p>
      <text:p text:style-name="P1">20/02/15 8:06:35 am: Shridhar: Y u worried don worry 2 days we will be at hotel then Rajasthan and then utran and then u will be going</text:p>
      <text:p text:style-name="P1">20/02/15 8:06:50 am: Shridhar: So u just have to stay say wat 4-5 days</text:p>
      <text:p text:style-name="P1">20/02/15 11:44:13 pm: Ayu New: Gn8</text:p>
      <text:p text:style-name="P1">20/02/15 11:44:15 pm: Ayu New: Mwuah</text:p>
      <text:p text:style-name="P1">21/02/15 2:10:20 am: Ayu New: I was thinking we can book silvassa hotel before it runs out expensive for badshah's wedding</text:p>
      <text:p text:style-name="P1">21/02/15 4:30:10 am: Ayu New: &lt;image omitted&gt;</text:p>
      <text:p text:style-name="P1">21/02/15 4:30:45 am: Ayu New: &lt;image omitted&gt;</text:p>
      <text:p text:style-name="P1">21/02/15 5:58:35 am: Ayu New: &lt;image omitted&gt;</text:p>
      <text:p text:style-name="P1">21/02/15 5:58:42 am: Ayu New: Third glass back to back i m tipsy</text:p>
      <text:p text:style-name="P1">21/02/15 6:21:15 am: Ayu New: U know ur so good in bed</text:p>
      <text:p text:style-name="P1">21/02/15 6:27:24 am: Ayu New: Ur si fuckin hot i feel like eaging unuo</text:p>
      <text:p text:style-name="P1">21/02/15 6:30:41 am: Shridhar: Some one is horny and I m not with her</text:p>
      <text:p text:style-name="P1">21/02/15 6:31:02 am: Ayu New: Im drunk</text:p>
      <text:p text:style-name="P1">21/02/15 6:31:06 am: Ayu New: Super drunk</text:p>
      <text:p text:style-name="P1">21/02/15 6:31:08 am: Shridhar: I know</text:p>
      <text:p text:style-name="P1">21/02/15 6:31:16 am: Ayu New: I drank the wole botle of wone</text:p>
      <text:p text:style-name="P1">21/02/15 6:31:23 am: Shridhar: Nice</text:p>
      <text:p text:style-name="P1">21/02/15 6:31:35 am: Ayu New: 28% alcohol</text:p>
      <text:p text:style-name="P1">21/02/15 6:31:52 am: Ayu New: N i can totally imdmgir u</text:p>
      <text:p text:style-name="P1">21/02/15 6:31:58 am: Ayu New: I wanna eat u po</text:p>
      <text:p text:style-name="P1">21/02/15 6:32:23 am: Ayu New: 28% alcohol in one glads</text:p>
      <text:p text:style-name="P1">21/02/15 6:32:30 am: Ayu New: I drank 5 of them</text:p>
      <text:p text:style-name="P1">21/02/15 6:32:38 am: Ayu New: Back to back without food</text:p>
      <text:p text:style-name="P1">21/02/15 6:32:42 am: Ayu New: Empty stomach</text:p>
      <text:p text:style-name="P1">21/02/15 6:33:45 am: Ayu New: I love ur butt</text:p>
      <text:p text:style-name="P1">21/02/15 6:33:57 am: Ayu New: Has anyone told u that before</text:p>
      <text:p text:style-name="P1"><text:soft-page-break/>21/02/15 6:34:18 am: Shridhar: No is seen it but u baby so it's u and only u babes</text:p>
      <text:p text:style-name="P1">21/02/15 6:34:57 am: Ayu New: I want to lick ur lips</text:p>
      <text:p text:style-name="P1">21/02/15 6:35:28 am: Shridhar: Well wait till ur bday to lick them I m waiting for it to</text:p>
      <text:p text:style-name="P1">21/02/15 6:35:39 am: Shridhar: I'll eat u tat day</text:p>
      <text:p text:style-name="P1">21/02/15 6:36:58 am: Ayu New: U know i can go on n on for 5 hours</text:p>
      <text:p text:style-name="P1">21/02/15 6:37:03 am: Ayu New: But u can't</text:p>
      <text:p text:style-name="P1">21/02/15 6:38:33 am: Shridhar: Wait lemme ft u</text:p>
      <text:p text:style-name="P1">21/02/15 11:48:04 pm: Ayu New: I don't want to talk to ur mom right now cuz i have to study than</text:p>
      <text:p text:style-name="P1">21/02/15 11:48:10 pm: Shridhar: Ya okay</text:p>
      <text:p text:style-name="P1">22/02/15 12:04:37 am: Ayu New: Givene a minute</text:p>
      <text:p text:style-name="P1">22/02/15 12:04:42 am: Shridhar: Ya</text:p>
      <text:p text:style-name="P1">22/02/15 12:38:46 am: Ayu New: Hey there</text:p>
      <text:p text:style-name="P1">22/02/15 6:16:39 am: Ayu New: &lt;image omitted&gt;</text:p>
      <text:p text:style-name="P1">22/02/15 6:16:41 am: Ayu New: &lt;image omitted&gt;</text:p>
      <text:p text:style-name="P1">22/02/15 6:16:43 am: Ayu New: &lt;image omitted&gt;</text:p>
      <text:p text:style-name="P1">22/02/15 6:16:44 am: Ayu New: &lt;image omitted&gt;</text:p>
      <text:p text:style-name="P1">22/02/15 6:16:45 am: Ayu New: &lt;image omitted&gt;</text:p>
      <text:p text:style-name="P1">22/02/15 6:16:47 am: Ayu New: &lt;image omitted&gt;</text:p>
      <text:p text:style-name="P1">22/02/15 6:16:51 am: Ayu New: I miss being this young and wearing strapless dresses</text:p>
      <text:p text:style-name="P1">22/02/15 6:30:33 am: Shridhar: So wear them who stopped u</text:p>
      <text:p text:style-name="P1">22/02/15 6:37:04 am: Ayu New: I look old now</text:p>
      <text:p text:style-name="P1">22/02/15 6:37:10 am: Ayu New: I feel I wouldn't look good</text:p>
      <text:p text:style-name="P1">22/02/15 6:38:12 am: Shridhar: Nope u don</text:p>
      <text:p text:style-name="P1">22/02/15 6:39:06 am: Ayu New: &lt;image omitted&gt;</text:p>
      <text:p text:style-name="P1">22/02/15 6:40:45 am: Shridhar: Kale na jaso bhar toh</text:p>
      <text:p text:style-name="P1">22/02/15 6:49:49 am: Ayu New: U think i ll</text:p>
      <text:p text:style-name="P1">22/02/15 6:50:44 am: Shridhar: Ya I know u wot</text:p>
      <text:p text:style-name="P1">22/02/15 6:50:47 am: Shridhar: Won't</text:p>
      <text:p text:style-name="P1">22/02/15 6:51:15 am: Ayu New: Hmm</text:p>
      <text:p text:style-name="P1">22/02/15 6:51:35 am: Ayu New: I making kachori na stuffing na paratha</text:p>
      <text:p text:style-name="P1">22/02/15 6:52:03 am: Shridhar: Oh okay</text:p>
      <text:p text:style-name="P1">22/02/15 6:52:11 am: Shridhar: I like them</text:p>
      <text:p text:style-name="P1">22/02/15 6:52:36 am: Ayu New: I like them too and i make good stuffing for kachori better than my mom she says</text:p>
      <text:p text:style-name="P1">22/02/15 7:19:37 am: Ayu New: &lt;image omitted&gt;</text:p>
      <text:p text:style-name="P1">22/02/15 7:26:38 am: Shridhar: Yumm</text:p>
      <text:p text:style-name="P1">22/02/15 7:26:56 am: Ayu New: It is cheese vada che</text:p>
      <text:p text:style-name="P1">22/02/15 7:37:57 am: Ayu New: Ey</text:p>
      <text:p text:style-name="P1">22/02/15 7:37:59 am: Ayu New: Hey</text:p>
      <text:p text:style-name="P1">22/02/15 7:43:08 am: Shridhar: Bolo</text:p>
      <text:p text:style-name="P1">22/02/15 7:43:30 am: Ayu New: Can u tell me choreographers ketla charge kare anand ma</text:p>
      <text:p text:style-name="P1">22/02/15 7:43:33 am: Ayu New: For sangeet</text:p>
      <text:p text:style-name="P1">22/02/15 7:45:47 am: Shridhar: I have to ask</text:p>
      <text:p text:style-name="P1">22/02/15 7:45:53 am: Shridhar: Haven't asked anyone still</text:p>
      <text:p text:style-name="P1">22/02/15 7:46:40 am: Ayu New: Can u enquire today</text:p>
      <text:p text:style-name="P1">22/02/15 7:46:54 am: Shridhar: I'll try bcoz Sunday 6e</text:p>
      <text:p text:style-name="P1">22/02/15 7:47:12 am: Ayu New: Pachi tu 2 mahina pachi kais</text:p>
      <text:p text:style-name="P1">22/02/15 7:47:17 am: Ayu New: This people get booked</text:p>
      <text:p text:style-name="P1">22/02/15 7:48:04 am: Shridhar: Kari dais</text:p>
      <text:p text:style-name="P1">22/02/15 7:49:04 am: Ayu New: Tell me the prices first i want a choreographer only for other family members and u</text:p>
      <text:p text:style-name="P1">22/02/15 7:49:14 am: Ayu New: I can choreograph my own dance</text:p>
      <text:p text:style-name="P1">22/02/15 7:49:23 am: Shridhar: Oh then u only do the choreography for me na</text:p>
      <text:p text:style-name="P1">22/02/15 7:51:58 am: Shridhar: Okay</text:p>
      <text:p text:style-name="P1">22/02/15 8:03:06 am: Ayu New: &lt;image omitted&gt;</text:p>
      <text:p text:style-name="P1">22/02/15 8:03:11 am: Ayu New: Look how bad it looks</text:p>
      <text:p text:style-name="P1"><text:soft-page-break/>22/02/15 8:03:24 am: Ayu New: I don't want people to comment on u being black</text:p>
      <text:p text:style-name="P1">22/02/15 8:03:37 am: Shridhar: Okay</text:p>
      <text:p text:style-name="P1">22/02/15 8:03:59 am: Ayu New: U got ur mom side's damily's color , bhagwan kare my kid doesn't get ur mom's family's color</text:p>
      <text:p text:style-name="P1">22/02/15 8:04:14 am: Shridhar: Yup true</text:p>
      <text:p text:style-name="P1">22/02/15 8:04:41 am: Ayu New: Mom ni side nu family is ugly honestly</text:p>
      <text:p text:style-name="P1">22/02/15 8:04:49 am: Ayu New: Ur dada masi masi's kids</text:p>
      <text:p text:style-name="P1">22/02/15 8:04:55 am: Shridhar: Hahaha ya I know tat</text:p>
      <text:p text:style-name="P1">22/02/15 8:04:56 am: Ayu New: Oh god i m scared</text:p>
      <text:p text:style-name="P1">22/02/15 8:05:14 am: Shridhar: Scared for wat?</text:p>
      <text:p text:style-name="P1">22/02/15 8:05:36 am: Ayu New: My kid being ugly</text:p>
      <text:p text:style-name="P1">22/02/15 8:05:45 am: Shridhar: Na he won't come ugly don worry</text:p>
      <text:p text:style-name="P1">22/02/15 8:12:46 am: Shridhar: Okay</text:p>
      <text:p text:style-name="P1">22/02/15 8:12:53 am: Shridhar: U gna call mom today</text:p>
      <text:p text:style-name="P1">22/02/15 8:12:55 am: Shridhar: ?</text:p>
      <text:p text:style-name="P1">22/02/15 8:13:01 am: Ayu New: I ll on my time</text:p>
      <text:p text:style-name="P1">22/02/15 12:10:15 pm: Ayu New: Hello</text:p>
      <text:p text:style-name="P1">22/02/15 12:10:56 pm: Shridhar: Bolo</text:p>
      <text:p text:style-name="P1">22/02/15 10:33:31 pm: Shridhar: Mwaaah</text:p>
      <text:p text:style-name="P1">22/02/15 10:33:33 pm: Shridhar: Gn</text:p>
      <text:p text:style-name="P1">22/02/15 10:33:44 pm: Ayu New: I ll get her something</text:p>
      <text:p text:style-name="P1">22/02/15 10:33:46 pm: Ayu New: Gn</text:p>
      <text:p text:style-name="P1">22/02/15 10:33:46 pm: Shridhar: 😘😘</text:p>
      <text:p text:style-name="P1">22/02/15 10:33:49 pm: Shridhar: Yup</text:p>
      <text:p text:style-name="P1">23/02/15 12:01:17 am: Ayu New: &lt;image omitted&gt;</text:p>
      <text:p text:style-name="P1">23/02/15 12:01:21 am: Ayu New: Sindhi biryani</text:p>
      <text:p text:style-name="P1">23/02/15 6:19:49 am: Shridhar: Ema su ingredients hoi different?</text:p>
      <text:p text:style-name="P1">23/02/15 6:20:33 am: Ayu New: I don't know i just saw the recipe and made</text:p>
      <text:p text:style-name="P1">23/02/15 6:20:39 am: Ayu New: I guess the color may be</text:p>
      <text:p text:style-name="P1">23/02/15 6:20:45 am: Ayu New: Listen i m not a cook okay</text:p>
      <text:p text:style-name="P1">23/02/15 6:20:58 am: Shridhar: Ha but te su nakhyu anything extra from the regular ones u make</text:p>
      <text:p text:style-name="P1">23/02/15 6:21:13 am: Ayu New: I used sindhi biryani masala from shaan</text:p>
      <text:p text:style-name="P1">23/02/15 6:21:27 am: Ayu New: Mixed with yogurt</text:p>
      <text:p text:style-name="P1">23/02/15 6:21:39 am: Ayu New: Beat the yogurt</text:p>
      <text:p text:style-name="P1">23/02/15 6:21:54 am: Ayu New: With masalas and than add with the sautéed veggies</text:p>
      <text:p text:style-name="P1">23/02/15 6:22:10 am: Shridhar: Oh okay</text:p>
      <text:p text:style-name="P1">23/02/15 6:22:20 am: Ayu New: Than at last add potatoes and allow to cook than layer woth rice and give dum</text:p>
      <text:p text:style-name="P1">23/02/15 6:24:15 am: Shridhar: Hmmm okay</text:p>
      <text:p text:style-name="P1">23/02/15 7:23:02 am: Shridhar: Watching oscars?</text:p>
      <text:p text:style-name="P1">23/02/15 7:52:32 am: Ayu New: Shoveling</text:p>
      <text:p text:style-name="P1">23/02/15 7:52:40 am: Ayu New: &lt;image omitted&gt;</text:p>
      <text:p text:style-name="P1">23/02/15 7:52:41 am: Ayu New: &lt;image omitted&gt;</text:p>
      <text:p text:style-name="P1">23/02/15 7:52:50 am: Ayu New: Look at the amount of snow i shoveled i m tired</text:p>
      <text:p text:style-name="P1">23/02/15 8:06:05 am: Shridhar: Ave go to sleep then babes</text:p>
      <text:p text:style-name="P1">23/02/15 8:06:18 am: Ayu New: I will in n hour</text:p>
      <text:p text:style-name="P1">23/02/15 8:06:26 am: Shridhar: Wat u doin then?</text:p>
      <text:p text:style-name="P1">23/02/15 8:06:32 am: Ayu New: See I don't need a man unless i want to have sex</text:p>
      <text:p text:style-name="P1">23/02/15 8:07:08 am: Ayu New: If i can shovel 2 ft snow all myself manually in frost night than I definitely don't need a man in my life</text:p>
      <text:p text:style-name="P1">23/02/15 8:07:25 am: Shridhar: Ya okay</text:p>
      <text:p text:style-name="P1">23/02/15 8:10:05 am: Ayu New: U should be proud of me that i handle daily chores , maintainance , work , and live alone too</text:p>
      <text:p text:style-name="P1">23/02/15 8:10:29 am: Ayu New: Btw i fixed my dishwasher too</text:p>
      <text:p text:style-name="P1">23/02/15 8:10:39 am: Shridhar: Aha tats nice</text:p>
      <text:p text:style-name="P1">23/02/15 8:11:03 am: Shridhar: Pa6u next week talli na Thai jais 😝</text:p>
      <text:p text:style-name="P1">24/02/15 6:45:02 am: Shridhar: Gm</text:p>
      <text:p text:style-name="P1">24/02/15 7:07:08 am: Ayu New: Who is krupa parikh</text:p>
      <text:p text:style-name="P1"><text:soft-page-break/>24/02/15 7:07:16 am: Shridhar: I don know kem</text:p>
      <text:p text:style-name="P1">24/02/15 7:07:32 am: Ayu New: Than how are you friends with her on facebook</text:p>
      <text:p text:style-name="P1">24/02/15 7:07:41 am: Shridhar: Am I</text:p>
      <text:p text:style-name="P1">24/02/15 7:07:48 am: Shridhar: I don know</text:p>
      <text:p text:style-name="P1">24/02/15 7:07:53 am: Shridhar: Mutual ma kon 6e</text:p>
      <text:p text:style-name="P1">24/02/15 7:08:00 am: Ayu New: U need women, don't you</text:p>
      <text:p text:style-name="P1">24/02/15 7:08:25 am: Ayu New: I should never expect anything from u</text:p>
      <text:p text:style-name="P1">24/02/15 7:08:51 am: Shridhar: I m not a friend I just checked no Krupa at all in my list</text:p>
      <text:p text:style-name="P1">24/02/15 7:11:42 am: Shridhar: &lt;image omitted&gt;</text:p>
      <text:p text:style-name="P1">26/02/15 9:06:48 am: Ayu New: Goodnight </text:p>
      <text:p text:style-name="P1">26/02/15 9:06:51 am: Shridhar: Yes I know</text:p>
      <text:p text:style-name="P1">27/02/15 6:17:14 am: Shridhar: Gm </text:p>
      <text:p text:style-name="P1">27/02/15 9:06:14 am: Ayu New: Goodnight</text:p>
      <text:p text:style-name="P1">27/02/15 9:07:13 am: Shridhar: I will tak to u tommorow as I am at work ane it will take a little more time but u will be asleep by the time I get free</text:p>
      <text:p text:style-name="P1">27/02/15 9:07:25 am: Shridhar: I m sorry</text:p>
      <text:p text:style-name="P1">27/02/15 9:07:44 am: Shridhar: I relle love u and it's coming out from my heart</text:p>
      <text:p text:style-name="P1">27/02/15 9:07:47 am: Shridhar: Gd</text:p>
      <text:p text:style-name="P1">27/02/15 9:46:32 am: Shridhar: http://akkarbakkar.com/agreed-bride-didnt-know-make-stop-daughter-parents/</text:p>
      <text:p text:style-name="P1">27/02/15 9:46:35 am: Shridhar: Thank you</text:p>
      <text:p text:style-name="P1">27/02/15 10:07:08 am: Shridhar: I understand the stress you going through</text:p>
      <text:p text:style-name="P1">27/02/15 12:34:11 pm: Shridhar: I m relle relle sorry for the mess <text:s text:c="2"/>Which is happening and I will make it correct please have faith in me I feel the pain u in and I m sorry from the bottom of my heart</text:p>
      <text:p text:style-name="P1">28/02/15 7:02:15 am: Shridhar: Gm</text:p>
      <text:p text:style-name="P1">28/02/15 7:09:35 am: Shridhar: Wat u doin,</text:p>
      <text:p text:style-name="P1">28/02/15 7:47:53 am: Shridhar: Hey wat u doin Hun</text:p>
      <text:p text:style-name="P1">28/02/15 7:52:15 am: Shridhar: Tak to me yaar</text:p>
      <text:p text:style-name="P1">28/02/15 10:21:08 pm: Shridhar: Can we do a FaceTime today</text:p>
      <text:p text:style-name="P1"><text:span text:style-name="T1">28</text:span>/0<text:span text:style-name="T1">2</text:span>/15 1<text:span text:style-name="T1">0</text:span>:24:22 am: Ayu New: <text:span text:style-name="T1">okay</text:span></text:p>
      <text:p text:style-name="P1">01/03/15 8:39:00 pm: Shridhar: Gm</text:p>
      <text:p text:style-name="P1">01/03/15 9:03:04 pm: Shridhar: Wat u doin</text:p>
      <text:p text:style-name="P1">01/03/15 9:03:47 pm: Ayu New: Just woke up</text:p>
      <text:p text:style-name="P1">01/03/15 9:04:44 pm: Shridhar: Oh okay so still in bed</text:p>
      <text:p text:style-name="P1">01/03/15 9:04:52 pm: Ayu New: Yeah</text:p>
      <text:p text:style-name="P1">01/03/15 9:05:10 pm: Shridhar: Hmmm not feeling like getting up?</text:p>
      <text:p text:style-name="P1">01/03/15 9:05:36 pm: Shridhar: Go to sleep for some more time if u dn have to go today</text:p>
      <text:p text:style-name="P1">01/03/15 9:15:31 pm: Shridhar: Slept?</text:p>
      <text:p text:style-name="P1">01/03/15 9:15:56 pm: Ayu New: No</text:p>
      <text:p text:style-name="P1">01/03/15 9:16:51 pm: Shridhar: U have a shift today?</text:p>
      <text:p text:style-name="P1">01/03/15 9:40:47 pm: Ayu New: Do people have sex after 50</text:p>
      <text:p text:style-name="P1">01/03/15 9:41:23 pm: Shridhar: Well haven't heard about it wat do u think</text:p>
      <text:p text:style-name="P1">01/03/15 9:41:42 pm: Ayu New: I don't know that is why i am asking u</text:p>
      <text:p text:style-name="P1">01/03/15 9:41:48 pm: Ayu New: Ask ur dad</text:p>
      <text:p text:style-name="P1">01/03/15 9:43:17 pm: Shridhar: Hun how can I ask tat</text:p>
      <text:p text:style-name="P1">01/03/15 9:44:08 pm: Ayu New: I m kidding</text:p>
      <text:p text:style-name="P1">01/03/15 9:44:34 pm: Shridhar: Well but Intresting thing u asked😝</text:p>
      <text:p text:style-name="P1">01/03/15 9:44:57 pm: Ayu New: It shiuld be u asked intresting question</text:p>
      <text:p text:style-name="P1">01/03/15 9:45:30 pm: Shridhar: Arey I know but I m driving etle lakhyu tutlu</text:p>
      <text:p text:style-name="P1">01/03/15 9:45:40 pm: Shridhar: Wat u doin?</text:p>
      <text:p text:style-name="P1">01/03/15 9:46:12 pm: Ayu New: Cleaning house</text:p>
      <text:p text:style-name="P1">01/03/15 9:46:25 pm: Shridhar: Oh okay</text:p>
      <text:p text:style-name="P1">01/03/15 9:47:30 pm: Shridhar: Did u start the new work?</text:p>
      <text:p text:style-name="P1">01/03/15 9:48:28 pm: Ayu New: Not yet</text:p>
      <text:p text:style-name="P1">01/03/15 9:48:41 pm: Shridhar: Oh okay</text:p>
      <text:p text:style-name="P1">01/03/15 9:48:55 pm: Shridhar: Ek Kaam kar u clean the house Hun then we will tak</text:p>
      <text:p text:style-name="P1"><text:soft-page-break/>01/03/15 9:49:06 pm: Shridhar: I'll try to be up</text:p>
      <text:p text:style-name="P1">01/03/15 10:18:24 pm: Shridhar: Hun gna sleep</text:p>
      <text:p text:style-name="P1">01/03/15 10:18:26 pm: Shridhar: 😘😘</text:p>
      <text:p text:style-name="P1">01/03/15 10:18:31 pm: Shridhar: Gd8</text:p>
      <text:p text:style-name="P1">01/03/15 10:18:43 pm: Ayu New: Gd8</text:p>
      <text:p text:style-name="P1">02/03/15 6:01:06 am: Shridhar: Gm</text:p>
      <text:p text:style-name="P1">02/03/15 6:08:33 am: Shridhar: Wat u doin?</text:p>
      <text:p text:style-name="P1">02/03/15 6:08:57 am: Ayu New: Studying</text:p>
      <text:p text:style-name="P1">02/03/15 6:09:11 am: Shridhar: Okay</text:p>
      <text:p text:style-name="P1">02/03/15 6:09:16 am: Shridhar: Msg me once u free</text:p>
      <text:p text:style-name="P1">02/03/15 7:09:59 am: Shridhar: Ft Karu I m driving to office</text:p>
      <text:p text:style-name="P1">02/03/15 7:10:02 am: Shridhar: Please</text:p>
      <text:p text:style-name="P1">02/03/15 7:10:08 am: Ayu New: <text:span text:style-name="T1">oka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4:46:04.756000000</meta:creation-date>
    <dc:date>2015-05-28T14:46:28.110000000</dc:date>
    <meta:editing-duration>P0D</meta:editing-duration>
    <meta:editing-cycles>1</meta:editing-cycles>
    <meta:document-statistic meta:table-count="0" meta:image-count="0" meta:object-count="0" meta:page-count="37" meta:paragraph-count="1863" meta:word-count="19659" meta:character-count="108583" meta:non-whitespace-character-count="90777"/>
    <meta:generator>LibreOffice/4.2.2.1$Windows_x86 LibreOffice_project/3be8cda0bddd8e430d8cda1ebfd581265cca5a0f</meta:generator>
  </office:meta>
</office:document-meta>
</file>